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9"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43"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44"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46" style:family="paragraph" style:parent-style-name="Text_20_body">
      <style:paragraph-properties fo:margin-left="0cm" fo:margin-right="0cm" fo:text-align="justify" style:justify-single-word="false" fo:text-indent="0.499cm" style:auto-text-indent="false"/>
      <style:text-properties fo:color="#0000ff"/>
    </style:style>
    <style:style style:name="P47"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49"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63"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6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6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7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7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3"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7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7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78" style:family="paragraph" style:parent-style-name="Text_20_body">
      <style:paragraph-properties fo:text-align="justify" style:justify-single-word="false"/>
    </style:style>
    <style:style style:name="P79" style:family="paragraph" style:parent-style-name="Text_20_body">
      <style:text-properties fo:language="ru" fo:country="RU"/>
    </style:style>
    <style:style style:name="P80" style:family="paragraph" style:parent-style-name="Text_20_body">
      <style:text-properties fo:color="#800000" fo:language="ru" fo:country="RU"/>
    </style:style>
    <style:style style:name="P81" style:family="paragraph" style:parent-style-name="Text_20_body">
      <style:paragraph-properties fo:background-color="#eeeeee">
        <style:background-image/>
      </style:paragraph-properties>
    </style:style>
    <style:style style:name="P82" style:family="paragraph" style:parent-style-name="Text_20_body">
      <style:paragraph-properties fo:background-color="#eeeeee">
        <style:background-image/>
      </style:paragraph-properties>
      <style:text-properties fo:language="ru" fo:country="RU"/>
    </style:style>
    <style:style style:name="P83" style:family="paragraph" style:parent-style-name="Text_20_body">
      <style:paragraph-properties fo:text-align="justify" style:justify-single-word="false" fo:background-color="#eeeeee">
        <style:background-image/>
      </style:paragraph-properties>
      <style:text-properties fo:language="ru" fo:country="RU"/>
    </style:style>
    <style:style style:name="P84" style:family="paragraph" style:parent-style-name="First_20_line_20_indent">
      <style:paragraph-properties fo:background-color="#eeeeee">
        <style:background-image/>
      </style:paragraph-properties>
      <style:text-properties fo:language="ru" fo:country="RU"/>
    </style:style>
    <style:style style:name="P8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6" style:family="paragraph" style:parent-style-name="Text_20_body">
      <style:paragraph-properties fo:margin-left="0cm" fo:margin-right="0cm" fo:text-align="justify" style:justify-single-word="false" fo:text-indent="0cm" style:auto-text-indent="false"/>
    </style:style>
    <style:style style:name="P87" style:family="paragraph" style:parent-style-name="Text_20_body">
      <style:paragraph-properties fo:margin-left="0cm" fo:margin-right="0cm" fo:text-align="justify" style:justify-single-word="false" fo:text-indent="0cm" style:auto-text-indent="false"/>
      <style:text-properties fo:color="#800000"/>
    </style:style>
    <style:style style:name="P88"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9" style:family="paragraph" style:parent-style-name="Text_20_body">
      <style:paragraph-properties fo:margin-left="0cm" fo:margin-right="0cm" fo:text-align="center" style:justify-single-word="false" fo:text-indent="0cm" style:auto-text-indent="false"/>
    </style:style>
    <style:style style:name="P9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91"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9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9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9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9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9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9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9" style:family="paragraph" style:parent-style-name="Footnote">
      <style:paragraph-properties fo:margin-left="0cm" fo:margin-right="0cm" fo:text-indent="0cm" style:auto-text-indent="false"/>
      <style:text-properties fo:language="en" fo:country="US"/>
    </style:style>
    <style:style style:name="P100" style:family="paragraph" style:parent-style-name="Footnote">
      <style:text-properties fo:language="en" fo:country="US"/>
    </style:style>
    <style:style style:name="P101" style:family="paragraph" style:parent-style-name="Footnote">
      <style:text-properties fo:language="ru" fo:country="RU"/>
    </style:style>
    <style:style style:name="P102" style:family="paragraph" style:parent-style-name="Footnote">
      <style:text-properties style:use-window-font-color="true" fo:language="ru" fo:country="RU"/>
    </style:style>
    <style:style style:name="P10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0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0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0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1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11" style:family="paragraph" style:parent-style-name="Heading_20_1">
      <style:paragraph-properties fo:margin-left="0cm" fo:margin-right="0cm" fo:text-align="center" style:justify-single-word="false" fo:text-indent="0.499cm" style:auto-text-indent="false"/>
    </style:style>
    <style:style style:name="P112" style:family="paragraph" style:parent-style-name="Heading_20_1">
      <style:paragraph-properties fo:background-color="#eeeeee">
        <style:background-image/>
      </style:paragraph-properties>
    </style:style>
    <style:style style:name="P113" style:family="paragraph" style:parent-style-name="Heading_20_2">
      <style:text-properties fo:language="en" fo:country="US"/>
    </style:style>
    <style:style style:name="P114" style:family="paragraph" style:parent-style-name="Heading_20_2">
      <style:text-properties fo:language="ru" fo:country="RU"/>
    </style:style>
    <style:style style:name="P115" style:family="paragraph" style:parent-style-name="Heading_20_2">
      <style:paragraph-properties fo:background-color="#eeeeee">
        <style:background-image/>
      </style:paragraph-properties>
    </style:style>
    <style:style style:name="P116" style:family="paragraph" style:parent-style-name="Heading_20_2">
      <style:paragraph-properties fo:background-color="#eeeeee">
        <style:background-image/>
      </style:paragraph-properties>
      <style:text-properties fo:language="ru" fo:country="RU"/>
    </style:style>
    <style:style style:name="P117"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8" style:family="paragraph" style:parent-style-name="Text_20_body" style:list-style-name="L1">
      <style:paragraph-properties fo:text-align="justify" style:justify-single-word="false"/>
    </style:style>
    <style:style style:name="P119" style:family="paragraph" style:parent-style-name="Text_20_body" style:list-style-name="L1">
      <style:paragraph-properties fo:text-align="justify" style:justify-single-word="false"/>
      <style:text-properties fo:language="ru" fo:country="RU"/>
    </style:style>
    <style:style style:name="P120" style:family="paragraph" style:parent-style-name="Text_20_body" style:list-style-name="L2">
      <style:paragraph-properties fo:text-align="justify" style:justify-single-word="false"/>
      <style:text-properties fo:language="ru" fo:country="RU"/>
    </style:style>
    <style:style style:name="P121" style:family="paragraph" style:parent-style-name="Text_20_body" style:list-style-name="L3">
      <style:text-properties fo:language="ru" fo:country="RU"/>
    </style:style>
    <style:style style:name="P122"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23"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2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25"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6"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7"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8"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language="en" fo:country="US" fo:font-weight="bold" style:font-weight-asian="bold" style:font-weight-complex="bold"/>
    </style:style>
    <style:style style:name="T10" style:family="text">
      <style:text-properties fo:language="en" fo:country="US" fo:font-weight="normal" style:font-weight-asian="normal" style:font-weight-complex="normal"/>
    </style:style>
    <style:style style:name="T11" style:family="text">
      <style:text-properties fo:color="#ff3333"/>
    </style:style>
    <style:style style:name="T12" style:family="text">
      <style:text-properties fo:color="#ff3333" fo:language="ru" fo:country="RU"/>
    </style:style>
    <style:style style:name="T13" style:family="text">
      <style:text-properties fo:color="#ff3333" fo:language="ru" fo:country="RU" fo:font-style="normal" style:font-style-asian="normal" style:font-style-complex="normal"/>
    </style:style>
    <style:style style:name="T14" style:family="text">
      <style:text-properties fo:color="#ff3333"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fo:color="#6666ff" fo:language="ru" fo:country="RU"/>
    </style:style>
    <style:style style:name="T17" style:family="text">
      <style:text-properties fo:color="#800000"/>
    </style:style>
    <style:style style:name="T18" style:family="text">
      <style:text-properties fo:color="#800000" fo:language="ru" fo:country="RU"/>
    </style:style>
    <style:style style:name="T19" style:family="text">
      <style:text-properties fo:color="#800000" fo:language="ru" fo:country="RU" fo:font-style="normal" fo:background-color="transparent" style:font-style-asian="normal" style:font-style-complex="normal" loext:char-shading-value="0"/>
    </style:style>
    <style:style style:name="T20" style:family="text">
      <style:text-properties fo:color="#800000" fo:language="ru" fo:country="RU" fo:font-style="normal" style:font-style-asian="normal" style:font-style-complex="normal"/>
    </style:style>
    <style:style style:name="T21" style:family="text">
      <style:text-properties fo:color="#800000" fo:language="ru" fo:country="RU" fo:background-color="transparent" loext:char-shading-value="0"/>
    </style:style>
    <style:style style:name="T22" style:family="text">
      <style:text-properties fo:color="#800000" fo:language="en" fo:country="US"/>
    </style:style>
    <style:style style:name="T23" style:family="text">
      <style:text-properties fo:color="#800000" fo:language="en" fo:country="US" fo:font-style="normal" style:font-style-asian="normal" style:font-style-complex="normal"/>
    </style:style>
    <style:style style:name="T24" style:family="text">
      <style:text-properties fo:color="#800000" fo:font-style="normal" style:font-style-asian="normal" style:font-style-complex="normal"/>
    </style:style>
    <style:style style:name="T25" style:family="text">
      <style:text-properties fo:color="#ff6600"/>
    </style:style>
    <style:style style:name="T26" style:family="text">
      <style:text-properties fo:color="#ff6600" fo:language="ru" fo:country="RU"/>
    </style:style>
    <style:style style:name="T27" style:family="text">
      <style:text-properties fo:color="#ff6600" fo:language="ru" fo:country="RU" fo:font-style="normal" style:font-style-asian="normal" style:font-style-complex="normal"/>
    </style:style>
    <style:style style:name="T28" style:family="text">
      <style:text-properties fo:color="#ff6600" fo:language="en" fo:country="US"/>
    </style:style>
    <style:style style:name="T29" style:family="text">
      <style:text-properties fo:font-weight="bold" style:font-weight-asian="bold" style:font-weight-complex="bold"/>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italic" style:font-style-asian="italic" style:font-style-complex="italic"/>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background-color="transparent" style:font-style-asian="normal" style:font-style-complex="normal" loext:char-shading-value="0"/>
    </style:style>
    <style:style style:name="T38" style:family="text">
      <style:text-properties style:use-window-font-color="true" fo:language="en" fo:country="US" fo:font-weight="normal" style:font-weight-asian="normal" style:font-weight-complex="normal"/>
    </style:style>
    <style:style style:name="T39" style:family="text">
      <style:text-properties style:use-window-font-color="true" fo:font-style="normal" style:font-style-asian="normal" style:font-style-complex="normal"/>
    </style:style>
    <style:style style:name="T40" style:family="text">
      <style:text-properties style:use-window-font-color="true" fo:font-style="normal" fo:background-color="transparent" style:font-style-asian="normal" style:font-style-complex="normal" loext:char-shading-value="0"/>
    </style:style>
    <style:style style:name="T41" style:family="text">
      <style:text-properties fo:background-color="transparent" loext:char-shading-value="0"/>
    </style:style>
    <style:style style:name="T42" style:family="text">
      <style:text-properties style:text-position="super 58%"/>
    </style:style>
    <style:style style:name="T43" style:family="text">
      <style:text-properties fo:color="#c5000b"/>
    </style:style>
    <style:style style:name="T44" style:family="text">
      <style:text-properties fo:language="fr" fo:country="FR"/>
    </style:style>
    <style:style style:name="T45" style:family="text">
      <style:text-properties fo:color="#0000ff"/>
    </style:style>
    <style:style style:name="T46" style:family="text">
      <style:text-properties fo:color="#3333ff"/>
    </style:style>
    <style:style style:name="T47" style:family="text">
      <style:text-properties fo:font-style="normal" style:font-style-asian="normal" style:font-style-complex="normal"/>
    </style:style>
    <style:style style:name="T48" style:family="text">
      <style:text-properties fo:color="#0066ff"/>
    </style:style>
    <style:style style:name="T49" style:family="text">
      <style:text-properties fo:color="#0066ff" fo:language="en" fo:country="US" fo:font-style="normal" fo:background-color="transparent" style:font-style-asian="normal" style:font-style-complex="normal" loext:char-shading-value="0"/>
    </style:style>
    <style:style style:name="T50" style:family="text">
      <style:text-properties fo:background-color="#ffff00" loext:char-shading-value="0"/>
    </style:style>
    <style:style style:name="T51" style:family="text">
      <style:text-properties fo:color="#00ccff"/>
    </style:style>
    <style:style style:name="T5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1"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9">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83709061733523127" text:style-name="L1">
        <text:list-item>
          <text:p text:style-name="P118">добавить детектив <text:span text:style-name="T1">(реализовано)</text:span>+ магические уроки/трактаты Старсвирла (реализовано)</text:p>
        </text:list-item>
        <text:list-item>
          <text:p text:style-name="P119">Терра несколько раз пытается убить Макса (один раз — в аквапарке). Несколько раз Макса спасает Селестия (даёт приказы Нексусу)</text:p>
        </text:list-item>
        <text:list-item>
          <text:p text:style-name="P119">Книги:</text:p>
        </text:list-item>
      </text:list>
      <text:list xml:id="list6294994428558125795" text:style-name="L2">
        <text:list-item>
          <text:p text:style-name="P120">«Великие грифоны прошлого» - из канона (5<text:span text:style-name="T6">s8e)</text:span></text:p>
        </text:list-item>
        <text:list-item>
          <text:p text:style-name="P120">«Высшие заклинания в повседневном использовании: от песчинки до дворца»</text:p>
        </text:list-item>
        <text:list-item>
          <text:p text:style-name="P122">«Малоизвестные аспекты магии трансформаций»</text:p>
        </text:list-item>
        <text:list-item>
          <text:p text:style-name="P12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0">Дасти Вейфарер «Зебрианская культура, быт и фольклор»</text:p>
        </text:list-item>
        <text:list-item>
          <text:p text:style-name="P120">«Краткая история Эквестрии»</text:p>
        </text:list-item>
        <text:list-item>
          <text:p text:style-name="P120">«Шедевры архитектуры Эквестрии» с разделом о Кантерлотском Королевском Дворце</text:p>
        </text:list-item>
        <text:list-item>
          <text:p text:style-name="P120">«Великие дела и великие чары». Страница 893: …</text:p>
        </text:list-item>
        <text:list-item>
          <text:p text:style-name="P120">«Природа Проклятий» - обмен</text:p>
        </text:list-item>
        <text:list-item>
          <text:p text:style-name="P120">«<text:span text:style-name="T41">Магия для Чайников</text:span>» - обмен</text:p>
        </text:list-item>
        <text:list-item>
          <text:p text:style-name="P120">«Энциклопедия Арканум» - обмен</text:p>
        </text:list-item>
        <text:list-item>
          <text:p text:style-name="P120">«О Гейсах» - обмен</text:p>
        </text:list-item>
        <text:list-item>
          <text:p text:style-name="P120">«<text:span text:style-name="T50">Тайны Тайных Наук</text:span>» - обмен</text:p>
        </text:list-item>
        <text:list-item>
          <text:p text:style-name="P122">«Основы Заклятий» - обмен</text:p>
        </text:list-item>
        <text:list-item>
          <text:p text:style-name="P120"><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9023721695364557131" text:style-name="L3">
        <text:list-item>
          <text:p text:style-name="P12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1">Селестия — переменчивая пони. В одно время не строгая, а в другое может быть такой, что страшно становится</text:p>
        </text:list-item>
        <text:list-item>
          <text:p text:style-name="P121">У Селестии были такие элементы гармонии: Магия, Доброта, Смех. У Луны — Верность, Честность, Щедрость. (ксенофазия)</text:p>
        </text:list-item>
        <text:list-item>
          <text:p text:style-name="P12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1">Около 820-ти лет назад будущий маг Лайтнинг Стар поступил на обучение к наставнику Тииспоту</text:p>
        </text:list-item>
        <text:list-item>
          <text:p text:style-name="P12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1">У Селестии грива и хвост развеваются и переливаются от магического шампуня</text:p>
        </text:list-item>
        <text:list-item>
          <text:p text:style-name="P121">Тело Селестии очень крепкое — может выдержать несколько тонн земли</text:p>
        </text:list-item>
        <text:list-item>
          <text:p text:style-name="P121">Дискорд намного старше принцесс, его магия сильнее ихней на голову</text:p>
        </text:list-item>
        <text:list-item>
          <text:p text:style-name="P121">Луна младше Селестии на 3 года. Сёстрам около 5000 лет. По другим данным, Селестии около 2500 лет (Обмен).</text:p>
        </text:list-item>
        <text:list-item>
          <text:p text:style-name="P121">Принцессы начали войну с Дискордом в возрасте, когда им было около 700 лет — и продолжалась война почти сто лет</text:p>
        </text:list-item>
        <text:list-item>
          <text:p text:style-name="P121">Самый главный враг сестёр и Дискорда — скука</text:p>
        </text:list-item>
        <text:list-item>
          <text:p text:style-name="P121">В Эквестрии на одного жеребца приходится четыре - пять кобыл</text:p>
        </text:list-item>
        <text:list-item>
          <text:p text:style-name="P12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1">Селестия в первые полторы тысячи лет путешествовала — и заварила несколько войн (две — с Эквестрией, в одной была против Луны)</text:p>
        </text:list-item>
        <text:list-item>
          <text:p text:style-name="P121">Настоящий цвет гривы Селестии — клубнично-розовая. Радужный цвет гривы и хвоста поддерживается магией</text:p>
        </text:list-item>
        <text:list-item>
          <text:p text:style-name="P121">Кроме Дискорда, старше сестёр ещё старейшина драконов</text:p>
        </text:list-item>
        <text:list-item>
          <text:p text:style-name="P121">Кэйденс не прожила и 60-ти лет и является низкорожденной</text:p>
        </text:list-item>
        <text:list-item>
          <text:p text:style-name="P121"><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21">Народ тихо фигел от нововведений и с ещё большим ожесточением продолжал делать по-своему</text:p>
        </text:list-item>
        <text:list-item>
          <text:p text:style-name="P12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1">Когда пони женятся, они обмениваются ножными браслетами</text:p>
        </text:list-item>
        <text:list-item>
          <text:p text:style-name="P121">Светилами, кроме сестёр, могут управлять единороги (группы), Дискорд, Твайлайт и Старсвирл</text:p>
        </text:list-item>
        <text:list-item>
          <text:p text:style-name="P121">Королева Кризалис — правительница Зелёной Долины</text:p>
        </text:list-item>
        <text:list-item>
          <text:p text:style-name="P121">Мать Луны и Селестии — аликорн Лорен. Мать Дискорда — Алиса (пони-человек)</text:p>
        </text:list-item>
        <text:list-item>
          <text:p text:style-name="P12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8">Искусственный интеллект. Создан Владом и Максом. Разработан для управления корпорациями.</text:p>
      <text:h text:style-name="Heading_20_3" text:outline-level="3">Норф</text:h>
      <text:p text:style-name="P7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7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6">Единорог. Холост, молод, мечтателен. Живёт в Кантерлоте. В свободное время рисует облака.</text:p>
      <text:h text:style-name="Heading_20_3" text:outline-level="3">Алекс</text:h>
      <text:p text:style-name="P86">Менеджер проектов, над одним из которых (Нексус) работает Макс.</text:p>
      <text:h text:style-name="Heading_20_3" text:outline-level="3">Ростик</text:h>
      <text:p text:style-name="P86">Лидер команды тестировщиков</text:p>
      <text:h text:style-name="Heading_20_3" text:outline-level="3">Стас</text:h>
      <text:p text:style-name="P86">Программист-новичок в команде Макса.</text:p>
      <text:h text:style-name="Heading_20_3" text:outline-level="3"><text:soft-page-break/>Рома</text:h>
      <text:p text:style-name="P86">Программист в команде UI-программистов</text:p>
      <text:h text:style-name="Heading_20_3" text:outline-level="3">Анджела</text:h>
      <text:p text:style-name="P86">Сисадмин. Флиртует с Максом.</text:p>
      <text:p text:style-name="P86"/>
      <text:h text:style-name="Heading_20_2" text:outline-level="2">Положения</text:h>
      <text:p text:style-name="P8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13" text:outline-level="2">1. Терра</text:h>
      <text:p text:style-name="P21">музыка - кондовая электронная, холодная и отчаянная (Electronics “Disappointed”)</text:p>
      <text:p text:style-name="P88">&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7">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2"><text:note text:id="ftn1" text:note-class="footnote"><text:note-citation>1</text:note-citation><text:note-body><text:p text:style-name="P100">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6">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9">В уголке <text:span text:style-name="T6">RnD-</text:span><text:span text:style-name="T1">зоны</text:span><text:span text:style-name="T1"><text:note text:id="ftn3" text:note-class="footnote"><text:note-citation>3</text:note-citation><text:note-body><text:p text:style-name="P10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29">Я повесил куртку на спинку кресла и включил комп.</text:p>
      <text:p text:style-name="P2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9">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43"><text:span text:style-name="T6">&gt;\</text:span>Привет, Нексус. Это Макс.</text:p>
      <text:p text:style-name="P43"><text:span text:style-name="T6">&lt;\</text:span>Привет Макс. <text:span text:style-name="T1">Рад тебя видеть. Где ты отсутствовал три дня?</text:span></text:p>
      <text:p text:style-name="P43"><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19"/>
      <text:p text:style-name="P29">Так, что тут у нас? По логам видно, что <text:s/>три последних запроса вызвали сбои в работе кластера и заставили перегрузиться один из хостов.</text:p>
      <text:p text:style-name="P29">Введём-ка парочку <text:span text:style-name="T1">простейших</text:span> вопросов <text:span text:style-name="T1">для разминки</text:span>.</text:p>
      <text:p text:style-name="P29"/>
      <text:p text:style-name="P43"><text:span text:style-name="T6">&gt;\</text:span>Как называется наш проект?</text:p>
      <text:p text:style-name="P43"><text:span text:style-name="T6">&lt;\</text:span>Дайсон.</text:p>
      <text:p text:style-name="P43"><text:span text:style-name="T6">&gt;\</text:span>Сколько тебе лет?</text:p>
      <text:p text:style-name="P43"><text:soft-page-break/><text:span text:style-name="T6">&lt;\</text:span>Два года с начала запуска кластера.</text:p>
      <text:p text:style-name="P43"><text:span text:style-name="T6">&gt;\</text:span>Какой сейчас год?</text:p>
      <text:p text:style-name="P43"><text:span text:style-name="T6">&gt;\</text:span>202<text:span text:style-name="T1">1</text:span>-й.</text:p>
      <text:p text:style-name="P20"/>
      <text:p text:style-name="P29">Так, на закрытые словарные вопросы ответы есть <text:span text:style-name="T1">—</text:span> значит, речевой транслятор и база знаний в порядке.</text:p>
      <text:p text:style-name="P29">Проверим бизнес-логику на тестовой задачке.</text:p>
      <text:p text:style-name="P28"/>
      <text:p text:style-name="P43"><text:span text:style-name="T6">&gt;\</text:span>Нексус, отключи память <text:span text:style-name="T1">заданий</text:span> за последнюю неделю.</text:p>
      <text:p text:style-name="P43"><text:span text:style-name="T6">&lt;\</text:span>Выполнено.</text:p>
      <text:p text:style-name="P43"><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3"><text:span text:style-name="T6">&lt;\</text:span><text:span text:style-name="T1">Тебя понял. Читаю задачу...</text:span></text:p>
      <text:p text:style-name="P61">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1">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61">Ограничени<text:span text:style-name="T1">е 2: решение должно находиться в правовых рамках уголовного и административного кодекса.</text:span></text:p>
      <text:p text:style-name="P61">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1"><text:span text:style-name="T6">&lt;\</text:span><text:span text:style-name="T1">Выполняю задачу</text:span>...</text:p>
      <text:p text:style-name="P61"><text:span text:style-name="T6">&lt;\</text:span>...</text:p>
      <text:p text:style-name="P61"><text:span text:style-name="T6">&lt;\</text:span>Решение:</text:p>
      <text:p text:style-name="P61"><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1"><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51">Подробный план действий по дням приведен в файле «Война корпораций_A_06.09.2026_23<text:span text:style-name="T6">:47.bmf»</text:span></text:p>
      <text:p text:style-name="P19"/>
      <text:p text:style-name="P26">&lt;<text:span text:style-name="T1">как-то говённо. Улучшить</text:span>&gt;</text:p>
      <text:p text:style-name="P29">Хм, не понял? Ч<text:span text:style-name="T1">ё</text:span> за хрень?</text:p>
      <text:p text:style-name="P29"/>
      <text:p text:style-name="P43"><text:span text:style-name="T6">&gt;</text:span>\Нексус, почему ты используешь жёсткие настройки <text:span text:style-name="T1">для решения задачи</text:span>?</text:p>
      <text:p text:style-name="P43"><text:span text:style-name="T6">&lt;\</text:span>Настройки правильные, <text:span text:style-name="T1">Макс</text:span>.</text:p>
      <text:p text:style-name="P20"/>
      <text:p text:style-name="P29">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29"><text:span text:style-name="T1">Ч</text:span>то у нас с аналитикой?</text:p>
      <text:p text:style-name="P11"/>
      <text:p text:style-name="P43"><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29">Вместо ответа Нексус выплюнул в консоль длинную строку букв и служебных символов, среди которых бросилась в глаза строка “<text:span text:style-name="T29">incompartible interface Analytics v.0.93 beta</text:span>”</text:p>
      <text:p text:style-name="P29">Ага, уже теплее.</text:p>
      <text:p text:style-name="P29"/>
      <text:p text:style-name="P43"><text:span text:style-name="T6">&gt;</text:span>\Нексус, выдай <text:span text:style-name="T1">краткую </text:span>диагностику модулей <text:span text:style-name="T1">аналитики</text:span></text:p>
      <text:p text:style-name="P29"/>
      <text:p text:style-name="P29">Йо! </text:p>
      <text:p text:style-name="P29">Видеокамеры молча наблюдают за поднятым вверх <text:span text:style-name="T1">большим пальцем</text:span>.</text:p>
      <text:p text:style-name="P29">Всё понятно. Версия аналитического модуля устарела и стала несовместимой с последним релизом кибермозга. </text:p>
      <text:p text:style-name="P29">Набираю номер прожект-мэнеджера.</text:p>
      <text:p text:style-name="P29"><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9"><text:span text:style-name="T6">– </text:span>Окей. Спасибо, Макс. <text:span text:style-name="T1">Выручил.</text:span></text:p>
      <text:p text:style-name="P29"><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9"><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9"><text:span text:style-name="T1">– </text:span>Ааа, понятно. Ну ладно, у меня всё. <text:span text:style-name="T1">Отбой</text:span>!</text:p>
      <text:p text:style-name="P30"><text:span text:style-name="T1">– Отбой</text:span>. <text:span text:style-name="T1">Ещё раз спасибо, что помог. Жаль, что ты ушёл</text:span><text:span text:style-name="T6">.</text:span></text:p>
      <text:p text:style-name="P63">Гудки.</text:p>
      <text:p text:style-name="P29"><text:soft-page-break/><text:span text:style-name="T1">У</text:span>ходя попрощался с охранником, <text:span text:style-name="T1">увлечённо исследующим тему педофилии</text:span>.</text:p>
      <text:p text:style-name="P29">Всё, свободен. Хотя <text:s/><text:span text:style-name="T1">воскресенье</text:span> уже испорчен<text:span text:style-name="T1">о</text:span>.</text:p>
      <text:p text:style-name="P29"/>
      <text:p text:style-name="P89">***</text:p>
      <text:p text:style-name="P89"/>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0">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8">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7">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6">&lt;</text:span><text:span text:style-name="T18">месяц</text:span><text:span text:style-name="T6">&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1">ворил </text:span><text:span text:style-name="T2">—</text:span><text:span text:style-name="T41">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9">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1">А у нас получается... </text:span><text:span text:style-name="T2">–</text:span><text:span text:style-name="T41">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0">AI <text:span text:style-name="T2">– </text:span><text:span text:style-name="T4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5">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45">Музыка быстрая, тревожная, надорваная и печальная (Pet Shop Boys “So Hard” ?)</text:p>
      <text:p text:style-name="P23"/>
      <text:p text:style-name="P8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3"/>
      <text:p text:style-name="P2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9">Единорог поднял голову.</text:p>
      <text:p text:style-name="P29"><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1">, </text:span><text:span text:style-name="T2">а от валиума таких глюков у меня ни разу не было</text:span><text:span text:style-name="T41">.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7">(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8">Описание получше. Подземелье</text:span><text:span text:style-name="T6">&gt; Воздух вокруг был буквально наэлектризован некой силой. Чувствовалось напряжение огромных </text:span><text:soft-page-break/><text:span text:style-name="T6">масштабов, как если бы стоял внутри трансформаторной будки.</text:span></text:p>
      <text:p text:style-name="P1"><text:span text:style-name="T1">–</text:span> Так это и есть наш <text:span text:style-name="T35">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1"><text:span text:style-name="T1">–</text:span> Такая <text:span text:style-name="T1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3">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8">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Тут м<text:span text:style-name="T6">еня, </text:span>наконец,<text:span text:style-name="T6"> стошнило. Буквально вывернуло наизнанку: из носа текло, в глазах стояли слёзы. </text:span></text:p>
      <text:p text:style-name="P3"><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44">Jack of Hearts</text:span><text:span text:style-name="T44"><text:note text:id="ftn7" text:note-class="footnote"><text:note-citation>7</text:note-citation><text:note-body><text:p text:style-name="Footnote"><text:bookmark text:name="result_box1"/><text:span text:style-name="T44">Jack of Hearts</text:span> <text:span text:style-name="T1">– Червовый валет (фр.)</text:span></text:p></text:note-body></text:note></text:span><text:span text:style-name="T44">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1">Спи, сестра моя родная,<text:line-break/>Спи. Усни.<text:line-break/>Крыльями тебя укрою,<text:line-break/>Спи. Усни.</text:p><text:p text:style-name="P101"><text:tab/>В чаще тёмной волки воют,<text:line-break/>Спи. Усни.</text:p><text:p text:style-name="P101"><text:tab/>В мрачном замке духи ноют,<text:line-break/>Спи. Усни.</text:p><text:p text:style-name="P101"><text:tab/>Сказки вечность нам читает,<text:line-break/>Спи. Усни.<text:line-break/>День осенний угасает,<text:line-break/>Спи. Усни.<text:line-break/>Помни только в сне глубоком,</text:p><text:p text:style-name="P10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1">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8">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7">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3"><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6">–</text:span> ТЫ!!! ТЫ!..</text:p>
      <text:p text:style-name="P3"><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7">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6">3. </text:span>Кантерлот</text:h>
      <text:p text:style-name="P46">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6108536070385647939" text:style-name="L4">
        <text:list-item>
          <text:p text:style-name="P12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3"><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text:span></text:p><text:p text:style-name="P99"><text:s/>Сколько страниц сегодня нахреначили?</text:p><text:p text:style-name="P100">– <text:span text:style-name="T1">Восемь, учитель!</text:span></text:p><text:p text:style-name="P100">– Отлично. Надиктую ещё две и сбегаешь за кофе.</text:p></text:note-body></text:note></text:span></text:p>
        </text:list-item>
      </text:list>
      <text:p text:style-name="P4"/>
      <text:p text:style-name="P8">Я захлопнул “Основы заклят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4">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4">Дискорд исчез. Последний раз драконикуса видели, когда он на своей маленькой и юркой колеснице удалялся в сторону Жеребячьих<text:span text:style-name="T17"> </text:span>гор.</text:p>
      <text:p text:style-name="P4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4">Я потянулся. Хватит на сегодня чтения. Настало время ежедневной прогулки по городу. Тем более, что у меня есть деньги.</text:p>
      <text:p text:style-name="P4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4">Так что даже на ремонт одежды и покупку необходимых в повседневной жизни мелочей у меня финансов не было. До недавнего времени. </text:p>
      <text:p text:style-name="P44">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44"><text:span text:style-name="T6">Ну, понятно, в элитном придворцовом квартале, который представляет из себя </text:span><text:span text:style-name="T1">верхний город</text:span><text:span text:style-name="T6">, цены кусаются. Надо топать вниз, на окраину. Но, блин, корявые пальцы внесли свою коррективу в шопинг-план!</text:span></text:p>
      <text:p text:style-name="P44"><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text:soft-page-break/>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6">4. </text:span>Библиотека</text:h>
      <text:p text:style-name="P13">&lt;<text:span text:style-name="T45">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7">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6"/>
      <text:p text:style-name="P31">На трактат упала тень.</text:p>
      <text:p text:style-name="P32">– Эй, нельзя ли не заслонять …</text:p>
      <text:p text:style-name="P32">Я поперхнулся словом, упёршись носом в покрытую белой шерстью грудь. Селестия оступила, извиняясь.</text:p>
      <text:p text:style-name="P32">– Извини за беспокойство. Просто стало интересно, что ты так увлечённо читаешь? Стража докладывала, что ты днюешь и ночуешь в библиотеке.</text:p>
      <text:p text:style-name="P31"><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32">– Эээ…</text:p>
      <text:p text:style-name="P32">–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2">Она потянулась за спину, сжала зубами зажим, и, после негромкого щелчка, экзоскелет “разошёлся” в стороны.</text:p>
      <text:p text:style-name="P32">– Вот, так лучше. – улыбнулась она, вышагивая из него. – Доктор Плантаго Майор был уверен, что я не дотянусь до замка.</text:p>
      <text:p text:style-name="P32">– Насколько я знаю, тебе было прописано два месяца постельного режима. Сейчас и недели не прошло...</text:p>
      <text:p text:style-name="P32">– Не волнуйся, аликорны куда крепче единорогов, по стандартам которых меня лечат.</text:p>
      <text:p text:style-name="P3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1">Она, почувствовав мой взгляд, подняла нос <text:span text:style-name="T1">из</text:span> книги и <text:s/>посмотрела на меня, насторожив уши.</text:p>
      <text:p text:style-name="P31"><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3">– А по-моему, ты не…</text:p>
      <text:p text:style-name="P31"><text:span text:style-name="T7">– Так, я попрошу! – перебила меня венценосная кобыла. – Давай, ты не будешь лезть в мои дела, а я не буду</text:span><text:span text:style-name="T4">… эээ… ммм…</text:span></text:p>
      <text:p text:style-name="P33">– Не будешь что?</text:p>
      <text:p text:style-name="P37">Селестия нахмурилась и подняла крылья.</text:p>
      <text:p text:style-name="P37"><text:span text:style-name="T6">– </text:span>Не забывай, человек, я — могущественный маг и правитель Эквестрии. Ко мне нужно относиться с должным уважением!</text:p>
      <text:p text:style-name="P37"><text:span text:style-name="T6">– </text:span>А то что? Превратишь в жабу? Сошлёшь на Луну? Убьёшь нахер?</text:p>
      <text:p text:style-name="P37">Аликорница сникла. Уши её опустились.</text:p>
      <text:p text:style-name="P37"><text:span text:style-name="T6">– </text:span>Макс, не надо... Ты же знаешь, я этого не сделаю.</text:p>
      <text:p text:style-name="P37"><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7">Селестия приложила копыто ко лбу и издала протяжный стон.</text:p>
      <text:p text:style-name="P33">– О, небо! Я забыла распорядиться насчёт тебя! Какая же я тупая! Макс, извини, пожалуйста!</text:p>
      <text:p text:style-name="P37"><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37"><text:span text:style-name="T6">Аликорница уселась н</text:span>а пол <text:span text:style-name="T6">и прижала копыто к груди.</text:span></text:p>
      <text:p text:style-name="P33">– Да будет так! Сим заявляю, что отныне и впредь буду общаться с тобой на равных, человек Макс. Слово Селестии!</text:p>
      <text:p text:style-name="P37"><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37"><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7"><text:span text:style-name="T6">– </text:span>Вот, читай отсюда. <text:span text:style-name="T6">– а</text:span>ликорница подчеркнула абзац копытом.</text:p>
      <text:p text:style-name="P37"><text:soft-page-break/></text:p>
      <text:p text:style-name="P38">***</text:p>
      <text:p text:style-name="P38"/>
      <text:p text:style-name="P4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0">Но величайшая справедливость юниверсума заключается в том, что не существует безвыходных положений. Всегда есть надежда.</text:p>
      <text:p text:style-name="P4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0">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7"/>
      <text:p text:style-name="P37">&lt;<text:span text:style-name="T17">Селестии не удастся привлечь Макса на сторону Эквестри даже с помощью 34 — это удастся Дэш</text:span>&gt;</text:p>
      <text:p text:style-name="P37">В ухе стало щекотно от тёплого дуновения.</text:p>
      <text:p text:style-name="P33">– Теперь ты понимаешь, почему мы не ожидали увидеть тебя? Мы, вообще-то, вызывали сверхаликорна…</text:p>
      <text:p text:style-name="P33">Я повернулся к Селестии.</text:p>
      <text:p text:style-name="P3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3">Аликорница отвернулась.</text:p>
      <text:p text:style-name="P33">– Это очень чувствительная тема. – сказала она после недолгой заминки. – <text:s/>Постыдная для нас.</text:p>
      <text:p text:style-name="P33">– Какая тема?</text:p>
      <text:p text:style-name="P33">Селестия повернулась, но старалась избегать меня взглядом.</text:p>
      <text:p text:style-name="P33">– Магия.</text:p>
      <text:p text:style-name="P33">– Что?</text:p>
      <text:p text:style-name="P3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3">Я посмотрел на аликорницу. Та старательно делала вид, что интересуется состоянием лака на копыте.</text:p>
      <text:p text:style-name="P33">– То есть, вы почувствовали ослабление своих магических способностей, и решили, что миру <text:soft-page-break/>приходит конец?</text:p>
      <text:p text:style-name="P33">–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3">– Ээээ… ммм… А вы пробовали обратиться к врачу? – начал я как можно мягче.</text:p>
      <text:p text:style-name="P33">БАЦ!</text:p>
      <text:p text:style-name="P33">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3">– Это бесполезно… Он не верит мне. У меня нет времени его переубедить.</text:p>
      <text:p text:style-name="P33">Потом она обратилась ко мне.</text:p>
      <text:p text:style-name="P33">– <text:s/>Извини. Сорвалась. Мне очень стыдно. Последнее время всё идёт наперекосяк, совсем не так, как мы планировали.</text:p>
      <text:p text:style-name="P33">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7"/>
      <text:p text:style-name="P3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3">–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7">Я снял её копыто со своего плеча и осторожно поставил на пол.</text:p>
      <text:p text:style-name="P33"><text:span text:style-name="T1">– Зачем? </text:span>– спросил я. – Что это за театр, твоё… Ваше Высочество? Во-первых, я не давал своё согласие на чтение моих мыслей. Во-вторых…</text:p>
      <text:p text:style-name="P33"><text:soft-page-break/>Я присел на корточки, раздвинул гриву и снизу вверх заглянул в морду аликорнице.</text:p>
      <text:p text:style-name="P37">–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7">Я протянул руку, вытер ей слёзы и погладил по шее.</text:p>
      <text:p text:style-name="P37">– Не плачь. Я не отказываюсь. Хотя, скорее всего, Стар Свирл что-то напутал в заклинании, потому что я человек, а не сверхаликорн.</text:p>
      <text:p text:style-name="P3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7">Селестия успокоилась и смущённо потёрлась носом мне о плечо.</text:p>
      <text:p text:style-name="P37">– <text:s/>И я не читала твои мысли. У тебя на лице и так всё написано — ты не умеешь скрывать эмоции.</text:p>
      <text:p text:style-name="P37">Наружная дверь заскрипела, после чего коридор наполнился топотом множества копыт и шумом голосов.</text:p>
      <text:p text:style-name="P33">Аликорница <text:span text:style-name="T1">прислушалась, </text:span>всполошилась и стала носиться по читальному залу с загнанным видом.</text:p>
      <text:p text:style-name="P33">– <text:s/>Кентаврячьи яйца! Они нашли меня!</text:p>
      <text:p text:style-name="P3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3">– <text:s/>Ты! Чего! Делаешь! Твоё, <text:span text:style-name="T1">блин,</text:span> высочество!!! – <text:s/>я едва уберёг <text:span text:style-name="T1">своё </text:span>естество от острого рога.</text:p>
      <text:p text:style-name="P3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3">– Помоги! Мне самой не закрыть замок, – <text:s/>обратилась аликорница ко мне, тщётно пытаясь охватить зубами раскрытую защёлку.</text:p>
      <text:p text:style-name="P3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3">–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3">– <text:s/>Давай я помогу! – <text:s/>Селестия изогнула шею и стала зубами сжимать защёлку.</text:p>
      <text:p text:style-name="P33">ШЛОП!</text:p>
      <text:p text:style-name="P3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7">Увидев Селестию, толпа замерла. Та в попытке спрятать меня, раскрыла крылья.</text:p>
      <text:p text:style-name="P37">В наступившей тишине аликорница прошептала мне убито:</text:p>
      <text:p text:style-name="P33">– <text:s/><text:span text:style-name="T1">Что-то мне не хочется оборачиваться.</text:span></text:p>
      <text:p text:style-name="P37">– <text:s/>А придётся. Кстати, крылья можешь опустить. Всё равно видна табуретка и мои ноги.</text:p>
      <text:p text:style-name="P37">Селестия закрыла глаза и медленно обернулась к толпе.</text:p>
      <text:p text:style-name="P3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3"><text:soft-page-break/><text:span text:style-name="T1">– Занавес. </text:span>– <text:s/><text:span text:style-name="T1">подытожил я.</text:span></text:p>
      <text:p text:style-name="P33"/>
      <text:h text:style-name="P114" text:outline-level="2"><text:span text:style-name="T6">5. </text:span>Индиго</text:h>
      <text:p text:style-name="P33"/>
      <text:p text:style-name="P33">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3">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7"><text:span text:style-name="T1">– </text:span>А-а-апчхииии! – раздалось прямо у меня под ногами.</text:p>
      <text:p text:style-name="P37">–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7">– Ты кто? – машинально спросил я.</text:p>
      <text:p text:style-name="P37">– Индиго. – ответили глаза.</text:p>
      <text:p text:style-name="P37">Ответ не прояснил ситуацию ни на йоту, так что я продолжил.</text:p>
      <text:p text:style-name="P37">– А чего ты под лавкой делаешь?</text:p>
      <text:p text:style-name="P37">– Прячусь.</text:p>
      <text:p text:style-name="P37">Поняв, что расспросами ничего не добьёшься, я предложил прямо:</text:p>
      <text:p text:style-name="P37">– Может, ты вылезешь? Меня можно не бояться. Я не страшный.</text:p>
      <text:p text:style-name="P37">Под лавкой началась <text:s/>возня и сопение, потом наружу вылез жеребёнок-единорог насыщенного фиолетового цвета.</text:p>
      <text:p text:style-name="P37">– А я тебя вовсе и не боюсь. Вот ещё! Я в прятки играла.</text:p>
      <text:p text:style-name="P37">–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7">– Ничо страшного! – малютка вытерла нос. – Меня всё равно искать некому.</text:p>
      <text:p text:style-name="P37">– Это как? Ты же с кем-то в прятки играешь? – продолжал допытываться я.</text:p>
      <text:p text:style-name="P37">– Сама с собой и играю. – хмуро ответила кобылка. – А тебе чего, дяденька?</text:p>
      <text:p text:style-name="P37">Я понял, что жеребёнок не настроен на беседу. Пожал плечами <text:s/>и повернулся было уходить.</text:p>
      <text:p text:style-name="P37">– Эээ, гм…</text:p>
      <text:p text:style-name="P37">Я повернулся обратно.</text:p>
      <text:p text:style-name="P37">– Что?</text:p>
      <text:p text:style-name="P37">Единорожка ковыряла копытом землю и шмыгала носом, не смотря на меня. Я терпеливо ждал.</text:p>
      <text:p text:style-name="P37"><text:soft-page-break/>– Дяденька, а ты не мог бы спросить принцессу Селестию, куда девалась Шейла Блюскай? А то мне играть не с кем.</text:p>
      <text:p text:style-name="P37">– При случае спрошу. Если встречу.</text:p>
      <text:p text:style-name="P37">– Встретишь, конечно! Скажи ей, что у меня сегодня день рождения, и я очень сильно огорчилась, когда она на него не пришла!</text:p>
      <text:p text:style-name="P37"><text:s/>Такая уверенность кобылки меня заинтриговала. Я пригляделся к жеребёнку повнимательнее. Да нет, вроде, раньше её не встречал.</text:p>
      <text:p text:style-name="P37">– Позволь поинтересоваться, откуда у тебя такая уверенность, что я встречусь с Селестией? Я ей, знаешь ли, свиданий не назначаю.</text:p>
      <text:p text:style-name="P37">– Да ладно-о-о, брось заливать-то! – скептически протянуло юное создание. – Все знают, что вы встречаетесь. Вот и спроси её, пажалста, когда увидишь.</text:p>
      <text:p text:style-name="P37">– Кто это «все»?</text:p>
      <text:p text:style-name="P37">– Ну, прислуга, стража, мой па…</text:p>
      <text:p text:style-name="P37">Ох! Во что же это такое я вляпался, а? За кого они меня, чёрт побери, принимают?</text:p>
      <text:p text:style-name="P37">Я присел на лавочку и наклонился пониже, чтобы наши головы были на одном уровне.</text:p>
      <text:p text:style-name="P37">– А твоего «па» не смущает, что я и Селестия м-м-м… немного разных видов? Точнее, совсем разных?</text:p>
      <text:p text:style-name="P37">– И чо? – без малейшего замешательства спросила кроха.</text:p>
      <text:p text:style-name="P3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7">– <text:s/>Кха-кхе-гррхмм... Э-э-э... м-м-м... ну-у-у...</text:p>
      <text:p text:style-name="P37">У меня в голове произошло короткое замыкание. Слова пропали. Уши начали гореть.</text:p>
      <text:p text:style-name="P37">– <text:s/>Как, ты говоришь, тебя зовут? – в конце-концов выдавил осипшим голосом я, стараясь перевести тему. – Про чей день рождения я должен рассказать?</text:p>
      <text:p text:style-name="P3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7">У меня в памяти зажглась лампочка.</text:p>
      <text:p text:style-name="P37">– Постой-постой, не части. Твой отец, случайно, не Хорст Мэдтроттер?</text:p>
      <text:p text:style-name="P37">– Агась. А ты откуда знаешь?</text:p>
      <text:p text:style-name="P37">– Да так, один пони сказал. – я полез за пазуху и достал красную коробочку. – Вот тебе подарок.</text:p>
      <text:p text:style-name="P37">–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7">– Вообще-то, это не мой подарок. Его просил передать один старик, Норф Каррус из каретной мастерской.</text:p>
      <text:p text:style-name="P37"><text:soft-page-break/>– Аааа, я его знаю! Мы с Шейлой ходили к нему играть, пока она не пропала. У Норфа интересно!</text:p>
      <text:p text:style-name="P37">Индиго открыла коробочку. Внутри на подстилке из тырсы лежала крохотная модель кареты в мельчайших подробностях.</text:p>
      <text:p text:style-name="P37">– Ух ты! – благоговейно прошептала Индиго. – Королева Лорен! Я даже управляла ею немножко.</text:p>
      <text:p text:style-name="P37">– Как ею можно управлять, если она не запряжена? Уж не Норф ли таскал её? – усомнился я.</text:p>
      <text:p text:style-name="P37">–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7">Я остался сидеть в полнейшем замешательстве. </text:p>
      <text:p text:style-name="P37"/>
      <text:p text:style-name="P38">***</text:p>
      <text:p text:style-name="P37">&lt;<text:span text:style-name="T45">Depeche Mode - Painkiller</text:span>&gt;</text:p>
      <text:p text:style-name="P4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7"/>
      <text:p text:style-name="P37">В дверях библиотеки появился знакомый силуэт.</text:p>
      <text:p text:style-name="P37">– Привет, твоё высочество! Тебя уже выпустили, или опять от докторов смылась?</text:p>
      <text:p text:style-name="P37">Аликорница прошла в комнату и устало уселась рядом со мной.</text:p>
      <text:p text:style-name="P3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7">Я с подозрением посмотрел на Селестию. Где-то я уже видел эту улыбочку на хитрой роже.</text:p>
      <text:p text:style-name="P3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7">– Вот ещё! – возмущению Селестии не было предела. Аликорница встала и демонстративно повернулась ко мне задом.</text:p>
      <text:p text:style-name="P3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7">Я подёргал замок на накрупнике. Таки не врёт.</text:p>
      <text:p text:style-name="P37">– Убедился? Вообще-то, такое недоверие меня оскорбляет. Ни один пони так бы себя не вёл со мной. – Селестия улеглась возле кресла и надулась.</text:p>
      <text:p text:style-name="P37">– Разумеется, твои подданные вели бы себя с большим пиететом. Но я же не твой подданный, твоё высочество!</text:p>
      <text:p text:style-name="P37">Аликорница вскинула копыто к виску.</text:p>
      <text:p text:style-name="P3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7">– Окей, как хочешь. Никаких больше высочеств.</text:p>
      <text:p text:style-name="P37"><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7">расписать сложности общения и мороку с этикетом</text:span>&gt;</text:p>
      <text:p text:style-name="P37">Селестия сморщила нос в улыбке и спросила, прикрывшись крылом:</text:p>
      <text:p text:style-name="P37">– К слову, а что говорят мои подданные про нас? Что означает «чёрте-что»?</text:p>
      <text:p text:style-name="P37">Я вспомнил разговор с Индиго и почувствовал, как снова начинают гореть уши.</text:p>
      <text:p text:style-name="P37">– Чёрте-что — это значит «ерунда». Большая ерунда.</text:p>
      <text:p text:style-name="P37">– Оу, как интересно! – Селестия приблизила ко мне морду и повернула уши. – Расскажи-ка поподробнее. Я вся во внимании.</text:p>
      <text:p text:style-name="P3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7">Аликорница, широко раскрыв глаза, медленно тянула ко мне морду. Наконец, когда наши носы почти соприкоснулись, она не выдержала.</text:p>
      <text:p text:style-name="P37">– А-ха-ха-ха-ха-ха-ха!!! О-у-у-у-у-у-ха-ха-ха! И-и-и-и-ха-ха-ха! – Селестия перевернулась на спину и дёргала от смеха копытами.</text:p>
      <text:p text:style-name="P37">– <text:s/>Очень смешно! Ей говорят, что она подозревается в сексуальных извращениях, а она регочет! Мне-то пофиг, а тебе ещё править придётся!</text:p>
      <text:p text:style-name="P37">– <text:s/>И-и-изви-ни, Макс, не-мо-гу-у-у-у… Ох! Давненько я так не смеялась! Лет двести — так точно!</text:p>
      <text:p text:style-name="P37">Я потянул её за копыто и перевернул обратно на живот.</text:p>
      <text:p text:style-name="P37">– Что смешного-то?</text:p>
      <text:p text:style-name="P37">Аликорница вытерла крылом выступившие слёзы и объяснила:</text:p>
      <text:p text:style-name="P3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7">– Ты не видишь ничего странного в межвидовых спариваниях? – охренел я. – Куда я, блин, попал???</text:p>
      <text:p text:style-name="P37">Селестия развернула моё кресло к себе и задумчиво посмотрела мне в глаза.</text:p>
      <text:p text:style-name="P37">– Очевидно, мне стоит рассказать тебе, Макс, откуда произошли пегасы и единороги.</text:p>
      <text:p text:style-name="P3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7">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7"><text:soft-page-break/>– А как выглядят сами истинные единороги? – спросил я.</text:p>
      <text:p text:style-name="P37">–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37">– Ха! – ответил я. – В моём мире они также известны. Правда, как несуществующий, сказочный вид.</text:p>
      <text:p text:style-name="P3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7">– Хм. А что было дальше?</text:p>
      <text:p text:style-name="P3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7"/>
      <text:p text:style-name="P37">Селестия встала, потянувшись по-кошачьи, и направилась к выходу. У двери она обернулась ко мне.</text:p>
      <text:p text:style-name="P37">– Сто лет не гуляла по парку. Составишь мне компанию?</text:p>
      <text:p text:style-name="P37">Я поднялся с кресла, гадая, шутила Селестия про сто лет, или нет?</text:p>
      <text:p text:style-name="P37">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7">–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7">Селестия грустно засмеялась своим мыслям.</text:p>
      <text:p text:style-name="P3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7">– А о чём ты грустила?</text:p>
      <text:p text:style-name="P37">–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7">– Но ты не выглядишь сумасшедшей.</text:p>
      <text:p text:style-name="P3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7"><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7">– Постой, а как же Луна? Мне показалось, она питала тёплые чувства к Кимеринну?</text:p>
      <text:p text:style-name="P37">Селестия задумалась, автоматически ковыряя копытом ямку под валуном.</text:p>
      <text:p text:style-name="P37">–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7">– А Дискорд? Ты говорила, он от древности вообще сбрендил. Тем-не-менее, он определённо «подъезжал» к Луне тогда, в развалинах.</text:p>
      <text:p text:style-name="P3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7">Селестия рассмеялась.</text:p>
      <text:p text:style-name="P3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7">Селестия вскочила с места.</text:p>
      <text:p text:style-name="P37">– АЙ-Я-Я-Я-Я-Й!</text:p>
      <text:p text:style-name="P37">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7">– Раньше тут не было муравейника!!! – Селестия с мольбой взглянула на меня. – Мааакс!! Помоги! Они кусаются! Я <text:s/>сейчас свихнусь почище Дискорда!</text:p>
      <text:p text:style-name="P37">Аликорница подпрыгнула и, взбрыкнув, начала кружиться в обратную сторону.</text:p>
      <text:p text:style-name="P37">– Вот нечего землю ковырять там, где не надо! Стой!!! – я схватил её за хвост, останавливая. Затем осторожно завёл руку под накрупник.</text:p>
      <text:p text:style-name="P37">…</text:p>
      <text:p text:style-name="P37">–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7">– Да ладно! Мне это ничего не стоило.</text:p>
      <text:p text:style-name="P37">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7">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7">– Эммм... Селестия?</text:p>
      <text:p text:style-name="P37">– Дааа? – ответила аликорница, не повернув головы. В её тоне слышались смешливые нотки.</text:p>
      <text:p text:style-name="P37">Я вытащил руку из-под накрупника.</text:p>
      <text:p text:style-name="P37">– Всё в порядке?</text:p>
      <text:p text:style-name="P37">Селестия повернула голову, и я ясно увидел широкую улыбку и фирменный ехидный прищур из-под чёлки.</text:p>
      <text:p text:style-name="P37">– А почему ты спрашиваешь? Ты разобрался с муравьями?</text:p>
      <text:p text:style-name="P37">– Вроде да. Хотя, по-моему, дело уже не в муравьях.</text:p>
      <text:p text:style-name="P37">– По-моему, тоже. – рассмеялась аликорница. – Продолжай...</text:p>
      <text:p text:style-name="P37"/>
      <text:h text:style-name="P113" text:outline-level="2">6. Стыд</text:h>
      <text:p text:style-name="P37"/>
      <text:p text:style-name="P40">~~~ Завтра на семь в библиотеке ~~~</text:p>
      <text:p text:style-name="P40"/>
      <text:p text:style-name="P37">–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7">Норф носился по мастерской, окрылённый новообретённым учеником.</text:p>
      <text:p text:style-name="P3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7"><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7">Я посмотрел на часы. До семи оставалось двадцать минут — как раз, чтоб успеть дойти до библиотеки. Я намеренно уронил на пол тяжёлый рашпиль.</text:p>
      <text:p text:style-name="P37">– На сегодня довольно. Я ж вижу, ты торопишься. – заметил Норф, просыпаясь.</text:p>
      <text:p text:style-name="P3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7">Я закрыл пенал и сунул его во внутренний карман куртки.</text:p>
      <text:p text:style-name="P37">– Завтра будешь? – спросил Норф. – Надо бы закончить заказ из <text:s/>Троттингема.</text:p>
      <text:p text:style-name="P37">– В это же время. – подтвердил я.</text:p>
      <text:p text:style-name="P37"/>
      <text:p text:style-name="P38">***</text:p>
      <text:p text:style-name="P37"/>
      <text:p text:style-name="P3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7">– Здрасьте!</text:p>
      <text:p text:style-name="P37">Аликорница не ответила, всматриваясь в глобус.</text:p>
      <text:p text:style-name="P37">– Привет, говорю! – я подошёл вплотную и легонько сжал ей холку.</text:p>
      <text:p text:style-name="P37">– А, это ты, Макс? Привет. – аликорница, наконец, оторвалась от разноцветной сферы. – Как осваиваешься?</text:p>
      <text:p text:style-name="P37">– Нормально осваиваюсь. Работу себе нашёл. К <text:s/>Норфолку Каррусу в ученики записался.</text:p>
      <text:p text:style-name="P3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7">– Да, уже пять дней. Так здорово снова чувствовать свои мышцы! Корсет был ужасен.</text:p>
      <text:p text:style-name="P37">Аликорница прошлась передо мной с раскрытыми крыльями, демонстрируя восстановленную работоспособность.</text:p>
      <text:p text:style-name="P37">– Ну что же, и я рад за тебя. – я отвернулся, присел на край стола и стал изучать потолок. – Зачем вызывала?</text:p>
      <text:p text:style-name="P37"><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7">– Ты сердишься?</text:p>
      <text:p text:style-name="P37">Её ресницы щекотали мне щёку. Я отодвинул её морду от лица и сказал скучающим тоном:</text:p>
      <text:p text:style-name="P37">– Та не, с чего бы? За что мне на тебя сердиться?</text:p>
      <text:p text:style-name="P37">– Но ты ведёшь себя как чужой. Как будто мы незнакомы! Ещё чуть-чуть, и станешь называть меня на «Вы» и «Ваше Высочество».</text:p>
      <text:p text:style-name="P37">Меня прорвало.</text:p>
      <text:p text:style-name="P37">–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7">Я вытащил из заднего кармана брюк смятую записку с королевскими вензелями и бросил её под ноги Селестии.</text:p>
      <text:p text:style-name="P3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7">Наконец Селестия развернулась и глубоко выдохнула.</text:p>
      <text:p text:style-name="P3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7">Я подошёл к аликорнице и прикоснулся к её шее.</text:p>
      <text:p text:style-name="P37">– Всё в порядке. Я тебя понимаю — и ценю твоё признание. Сам бы ещё и не так себя повёл на твоём месте.</text:p>
      <text:p text:style-name="P37">– Да? А как бы ты себя повёл? – заинтересовалась Селестия.</text:p>
      <text:p text:style-name="P37">Я вспомнил свои неудачные попытки завязать личную жизнь с девушками. Конечно, те были далеки от совершенства. Но так ли безгрешен был я сам?</text:p>
      <text:p text:style-name="P37">– Я бы не извинился. Огрызался бы и считал себя правым до последнего. Ещё и послал бы подальше.</text:p>
      <text:p text:style-name="P37">Аликорница насмешливо покачала головой.</text:p>
      <text:p text:style-name="P3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7">Я снова присел на столик, теперь уже лицом к аликорнице.</text:p>
      <text:p text:style-name="P37">– Так что случилось? Куда ты пропадала? Рассказывай.</text:p>
      <text:p text:style-name="P3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7">– Что ты видишь? – спросила она напряжённо.</text:p>
      <text:p text:style-name="P3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7">– Ты не ошиблась? Нет тут никакого города.</text:p>
      <text:p text:style-name="P37">– Сейчас нет. Раньше был. – еле слышно прошептала аликорница.</text:p>
      <text:p text:style-name="P37">– Чего ты так волнуешься? Может, на более подробной карте есть? Я бы на точность глобуса не слишком полагался.</text:p>
      <text:p text:style-name="P3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7">– Так, может, его и не было? – заметил я цинично.</text:p>
      <text:p text:style-name="P3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7">–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7">– А как ты сама помнишь о том заклинании, если оно стёрто из бытия? – резонно подметил я.</text:p>
      <text:p text:style-name="P37">– У меня есть защита памяти. Я поставила её, когда сражалась с Иггусом… Правда, защита еле действует, так как прошло очень много времени.</text:p>
      <text:p text:style-name="P3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7">Аликорница потёрла висок и растерянно посмотрела на меня.</text:p>
      <text:p text:style-name="P37">–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7">Я обнял аликорницу, успокаивая.</text:p>
      <text:p text:style-name="P37">– Не волнуйся, принцесса. Ты делаешь всё, что от тебя зависит. Не твоя вина, если это происходит.</text:p>
      <text:p text:style-name="P37">Селестия рассеянно мотнула головой, не соглашаясь со мной.</text:p>
      <text:p text:style-name="P3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37">Она проследовала к выходу, кивком головы приглашая меня следовать за ней.</text:p>
      <text:p text:style-name="P3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7">– Да так, ни о чём. – покраснел я, вернувшись на дорожку.</text:p>
      <text:p text:style-name="P37">Селестия всмотрелась в меня внимательно и всё поняла.</text:p>
      <text:p text:style-name="P37">– <text:s/>Нам не туда. Не сейчас. Я хочу показать тебе Эквестрию. – тихо сказала она.</text:p>
      <text:p text:style-name="P37">&lt;<text:span text:style-name="T46">Pet Shop Boys — A Man Could Get Arrested</text:span>&gt;</text:p>
      <text:p text:style-name="P3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7">Она ещё сочувствует! Я старался не смотреть в её сторону, отводя глаза. Так мы дошли до городской стены.</text:p>
      <text:p text:style-name="P3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7">Взобравшись на галерею по винтовой лестнице крохотной сторожевой башенки, мы остановились у зубца.</text:p>
      <text:p text:style-name="P3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7">– Что ты чувствуешь? – спросила аликорница.</text:p>
      <text:p text:style-name="P37">– У меня нет слов. Ничего прекраснее я в жизни не видел! – только и смог выговорить я.</text:p>
      <text:p text:style-name="P37">Селестия склонила голову, соглашаясь.</text:p>
      <text:p text:style-name="P3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7">– Прошлогодний выпуск. – заметила Селестия. – Отличная работа, хотя жеребячливости хватает. Что неудивительно, учитывая их возраст.</text:p>
      <text:p text:style-name="P3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7"> </text:span>И вообще, зачем вам учиться летать, если вы и так это умеете с рождения?</text:p>
      <text:p text:style-name="P3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7">– Проблемы? Что за проблемы? Извини, я таки прослушал.</text:p>
      <text:p text:style-name="P3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7">– Когда твоя жизнь длится тысячи лет, начинаешь тонко чувствовать гармонию мира. – начала она.</text:p>
      <text:p text:style-name="P37"/>
      <text:h text:style-name="Heading_20_2" text:outline-level="2"><text:span text:style-name="T1">7</text:span>. Нелетающие пегасы</text:h>
      <text:p text:style-name="P37"/>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3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1">старший. </text:span><text:span text:style-name="T2">–</text:span><text:span text:style-name="T4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text:soft-page-break/>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37">Ну что же, основное искусство правления <text:span text:style-name="T6">— умение делегировать полномочия. Вечером того же дня я села за письменный стол.</text:span></text:p>
      <text:p text:style-name="P3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7"/>
      <text:p text:style-name="P38">***</text:p>
      <text:p text:style-name="P37"/>
      <text:p text:style-name="P37">– Так ты поручила Твайлайт Спаркл расследование необычных снов жеребят?</text:p>
      <text:p text:style-name="P37">– Да, их и других подобных, начавшихся у многих пони. Мы назвали подобные сны «потусторонними» <text:span text:style-name="T6">—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6"> Они засыпают, а на утро находят лишь примятую простыню в постели.</text:span></text:p>
      <text:p text:style-name="P37">– А что стало с жеребятами? – спросил я. – Они перестали бояться экзаменов?</text:p>
      <text:p text:style-name="P3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7">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text:soft-page-break/>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7">Описав круг, Селестия перелетела через стену и приземлилась в парке. Я скатился на траву, пытаясь вдохнуть.</text:p>
      <text:p text:style-name="P37">– Что... Это... Было?</text:p>
      <text:p text:style-name="P37">Селестия осторожно, но настойчиво повалила меня на траву и принялась ощупывать рёбра.</text:p>
      <text:p text:style-name="P37">– Так больно? А так?</text:p>
      <text:p text:style-name="P3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7">– Не могу поверить. В Кантерлоте никогда не было землетрясений. Это неестественно. – пробормотала аликорница растерянно. – Слишком быстро.</text:p>
      <text:p text:style-name="P37">– Что <text:span text:style-name="T6">— </text:span>быстро? – не выдержал я.</text:p>
      <text:p text:style-name="P3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7">– Нет проблем, Селестия. Я всё понимаю.</text:p>
      <text:p text:style-name="P37">Аликорница приготовилась было взлетать, но в последний момент, приняв какое-то решение, остановилась.</text:p>
      <text:p text:style-name="P37">– Макс?</text:p>
      <text:p text:style-name="P37">– Да?</text:p>
      <text:p text:style-name="P37">– Мы уже достаточно неплохо знаем друг друга. Могу сказать, что ты меня знаешь лучше, чем кто-либо ещё во дворце, за исключением Луны.</text:p>
      <text:p text:style-name="P37">– Да?</text:p>
      <text:p text:style-name="P37">– Да. Зови меня Тия&lt;<text:span text:style-name="T11">Сел !!!</text:span>&gt;. Если хочешь.</text:p>
      <text:p text:style-name="P37">– Хорошо. До встречи, Тия.</text:p>
      <text:p text:style-name="P37">– До встречи, Макс.</text:p>
      <text:p text:style-name="P37"/>
      <text:h text:style-name="Heading_20_2" text:outline-level="2"><text:span text:style-name="T1">8</text:span>. <text:span text:style-name="T6">40-6</text:span></text:h>
      <text:p text:style-name="P47">Mark Knopfler — Hill Farmers Blues — или на следующую главу (прощание)</text:p>
      <text:p text:style-name="P37"/>
      <text:p text:style-name="P4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7">Истончения </text:span>(быть может, к счастью). Всё, что я могу <text:span text:style-name="T6">— оставить тебе напутствие.</text:span></text:p>
      <text:p text:style-name="P40"><text:soft-page-break/><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0"><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0">Будь снисходителен. Будь терпелив, добр и, по возможности, мудр <text:span text:style-name="T6">— </text:span>и ты увидишь, как мир 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40">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0">Удачи!</text:p>
      <text:p text:style-name="P33">…</text:p>
      <text:p text:style-name="P33"/>
      <text:p text:style-name="P37">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6">прекрасные создания, порядки тут отличные! Чисто, культурно, вежливо. Дворецкий </text:span><text:span text:style-name="T8">—</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7"> </text:span><text:span text:style-name="T36">— вся архитектура явно </text:span><text:span text:style-name="T32">была </text:span><text:span text:style-name="T36">заточена под крылатых. Таких, для которых приземлиться на балкон в тронном зале или уйти через портик на крыше</text:span><text:span text:style-name="T47"> </text:span><text:span text:style-name="T36">— обычное дело. </text:span><text:span text:style-name="T47">Хорошо, что ежедневные посещения каретной мастерской подняли мой тонус, изрядно посаженный сидячим образом жизни.</text:span></text:p>
      <text:p text:style-name="P1"><text:span text:style-name="T4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36"> </text:span><text:span text:style-name="T32">Его центр занимал высокий </text:span><text:span text:style-name="T36">кругл</text:span><text:span text:style-name="T32">ый</text:span><text:span text:style-name="T36"> </text:span><text:span text:style-name="T32">футон</text:span><text:span text:style-name="T36"> </text:span><text:span text:style-name="T32">с</text:span><text:span text:style-name="T36"> велик</text:span><text:span text:style-name="T32">им</text:span><text:span text:style-name="T36"> множество</text:span><text:span text:style-name="T32">м</text:span><text:span text:style-name="T3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3">– Рада тебя видеть, Макс. – знакомый силуэт на балконе повернулся в мою сторону. Гардины раздвинулись и Селестия вошла в комнату.</text:p>
      <text:p text:style-name="P33">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7">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3">Аликорница смотрела на меня из под чёлки с фирменной саркастической улыбочкой.</text:p>
      <text:p text:style-name="P33">– <text:span text:style-name="T1">Такое впечатление, что ты увидел не меня, а василиска! Отомри!</text:span></text:p>
      <text:p text:style-name="P37">Я выдохнул.</text:p>
      <text:p text:style-name="P33">– <text:span text:style-name="T1">Как ты это делаешь? Я видел тебя и раньше, но ты никогда не была такой... Такой...</text:span></text:p>
      <text:p text:style-name="P3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7">Селестия тихо рассмеялась.</text:p>
      <text:p text:style-name="P33">– <text:span text:style-name="T1">Могу же я расслабиться хотя бы раз в сто лет? Я тоже живое существо, что бы там ни говорили подпольщики.</text:span></text:p>
      <text:p text:style-name="P37">Она кивком указала мне на тапочки в углу рядом с накопытниками. Я переобулся и вошёл в комнату.</text:p>
      <text:p text:style-name="P33">– <text:span text:style-name="T1">О каких подпольщиках ты говоришь? В Эквестрии зреет революция?</text:span></text:p>
      <text:p text:style-name="P33">Селестия подошла к фонтанчику и начала набирать воду в серебряный чайник.</text:p>
      <text:p text:style-name="P3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7"><text:soft-page-break/>Аликорница смутилась.</text:p>
      <text:p text:style-name="P37">–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3"><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3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3"><text:span text:style-name="T1">–</text:span> Спасибо, Селестия. Пожалуй, буду “кантерлотский королевский”.</text:p>
      <text:p text:style-name="P37">Аликорница искоса зыркнула на меня, недовольно сморщив нос.</text:p>
      <text:p text:style-name="P33"><text:span text:style-name="T1">–</text:span> Мы же договорились! Тия! Не хватало мне ещё слышать официоз у себя дома. Его в моей жизни и так хватает.</text:p>
      <text:p text:style-name="P33">Она открыла шкафчик и, потянув зубами золотой шнурок, вытащила чёрный с золотом пакетик.</text:p>
      <text:p text:style-name="P33"><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3">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3"><text:span text:style-name="T1">–</text:span> Не стой столбом, Макс! Об тебя можно взгляд поцарапать!</text:p>
      <text:p text:style-name="P33">Я присел на краешек. Она немного придвинулась ко мне и смешливо сощурилась.</text:p>
      <text:p text:style-name="P33"><text:span text:style-name="T1">–</text:span> Ты не против, если мы продолжим знакомство? Я хотела пригласить тебя на чай ещё вчера, но землетрясение…</text:p>
      <text:p text:style-name="P3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3">Тия виновато сморщила нос.</text:p>
      <text:p text:style-name="P33"><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3">Я молчал, раздумывая, чтобы такое остроумное ляпнуть в ответ, когда аликорница шутливо ткнула меня копытом в плечо. </text:p>
      <text:p text:style-name="P33"><text:span text:style-name="T1">–</text:span> Ну же, Макс, ты как деревянный! Расслабься! Можно подумать, тебя никогда раньше не приглашали на свидания!</text:p>
      <text:p text:style-name="P33">От неожиданности я повалился на ложе.</text:p>
      <text:p text:style-name="P33"><text:span text:style-name="T1">–</text:span> Эй, полегче! Ты пихаешься, как бульдозер!</text:p>
      <text:p text:style-name="P3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3">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3"><text:span text:style-name="T1">–</text:span> Ты чего??? <text:span text:style-name="T1">–</text:span> я непонимающе уставился на аликорницу.</text:p>
      <text:p text:style-name="P33"><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2">Мне печалиться не стоит</text:p><text:p text:style-name="P102">Жизнь прекрасна и ярка</text:p><text:p text:style-name="P102">Телом молода, душою —</text:p><text:p text:style-name="P102">Как дракон морской мудра</text:p><text:p text:style-name="P102"/><text:p text:style-name="P102">Я видала взлёт империй,</text:p><text:p text:style-name="P102">Я жила среди легенд,</text:p><text:p text:style-name="P102">Древней магии мистерий</text:p><text:p text:style-name="P102">Я прилежнейший студент</text:p><text:p text:style-name="P102"/><text:p text:style-name="P102">Обожаема народом,</text:p><text:p text:style-name="P102">Уважаема врагом,</text:p><text:p text:style-name="P102">Но друзей моих немного,</text:p><text:p text:style-name="P102">Но жжёт душу холодом</text:p><text:p text:style-name="P102"/><text:p text:style-name="P102">Одинока и печальна,</text:p><text:p text:style-name="P102">Недоступна и строга,</text:p><text:p text:style-name="P102">Потеряла изначальный</text:p><text:p text:style-name="P102">Смысл жизни навсегда</text:p><text:p text:style-name="P102"/><text:p text:style-name="P102">Жизнь моя теперь публична,</text:p><text:p text:style-name="P102">Жизнь моя теперь для всех,</text:p><text:p text:style-name="P102">В этом — горе, в этом — счастье,</text:p><text:p text:style-name="P102">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3">Аликорница поводила носом над чашками и заметила:</text:p>
      <text:p text:style-name="P3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33">Я трогал пальцем ноги воду, сидя на бортике бассейна, когда дверь открылась и внутрь сунулся нос аликорницы.</text:p>
      <text:p text:style-name="P33">– Тебе в чай класть мёд или сахар? – спросила она, невинно наблюдая за моими тщётными попытками прикрыться.</text:p>
      <text:p text:style-name="P3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3">– Ты бы предупреждала, прежде чем войти, что ли? – просипел я. </text:p>
      <text:p text:style-name="P3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3">– Мёд. Или сахар. На твоё усмотрение.</text:p>
      <text:p text:style-name="P33">– Как скажешь. – нос Тии скрылся за дверью.</text:p>
      <text:p text:style-name="P33">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3">– О, ты уже?</text:p>
      <text:p text:style-name="P33">Аликорница поставила на поднос чашки и плетёнку с бубликами и подошла с ним к тюфяку.</text:p>
      <text:p text:style-name="P33">– А почему ты опустила жалюзи на окне в ванной? Оттуда такой прекрасный вид!</text:p>
      <text:p text:style-name="P33">–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3">–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3">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3">Я повернулся к Тие. Мне пришлось осторожно напрягать мускулы шеи, чтобы они случайно не отвернули голову нафиг.</text:p>
      <text:p text:style-name="P33">– Это просто бомба! Я чувствую себя богом! Кажется, я понял секрет вашей силы и долголетия: вы пьёте эту траву каждый день.</text:p>
      <text:p text:style-name="P33">Аликорница громко и заразительно рассмеялась. Я присоединился к ней. <text:span text:style-name="T1">По телу прошлась волна лёгкого покалывания.</text:span><text:span text:style-name="T1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7">Копыто легло мне на плечо и мягко повалило на постель. Тия легла рядом и тепло дунула мне в ухо.</text:p>
      <text:p text:style-name="P33">– <text:span text:style-name="T1">Ты готов познакомиться поближе? Совсем близко?</text:span></text:p>
      <text:p text:style-name="P33">–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7">Тия фыркнула.</text:p>
      <text:p text:style-name="P37">–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6">У нас до утра — если сестрица ничего не напутает — девять часов. И все они — наши.</text:span></text:p>
      <text:p text:style-name="P37">Её ресницы щекотали мне щеку. Я повернулся к ней и буквально растворился в ласковом взгляде огромных фиалковых глаз.</text:p>
      <text:p text:style-name="P37">– Ты предлагаешь мне заняться сексом? С тобой? Но... как?</text:p>
      <text:p text:style-name="P3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7">Тия подняла голову.</text:p>
      <text:p text:style-name="P3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роль правителя!</text:p>
      <text:p text:style-name="P37">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37">Как во сне я разделся и зашёл к ней сзади. "Это неправильно!» – пискнули во мне остатки ханжества и замолкли, раздавленные желанием.</text:p>
      <text:p text:style-name="P3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7">Через некоторое время Тия осторожно высвободилась из-под меня и встала с постели. </text:p>
      <text:p text:style-name="P37">– Лежи, я сейчас. – муркнула она, поцеловав меня в ухо.</text:p>
      <text:p text:style-name="P3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7">В открывшемся мини-баре я углядел ряд вычурных бутылок и пузатых графинчиков. Их содержимое не вызывало у меня никаких сомнений.</text:p>
      <text:p text:style-name="P31"><text:span text:style-name="T6">–</text:span> Иногда хочется забыться, <text:span text:style-name="T6">–</text:span> перехватила мой взгляд аликорница, <text:span text:style-name="T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1"><text:span text:style-name="T6">–</text:span> А водку у вас принято пить?</text:p>
      <text:p text:style-name="P31"><text:span text:style-name="T6">–</text:span> Некоторые употребляют. Но правительница Эквестрии, пьющая <text:span text:style-name="T1">яблочную </text:span>водку <text:span text:style-name="T1">—</text:span> это уже черезчур. <text:span text:style-name="T6">–</text:span> засмеялась Селестия. <text:span text:style-name="T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7"><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3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3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7">Тия покачала головой и прошла с бокалами в ванную, кивком пригласив меня следовать за ней.</text:p>
      <text:p text:style-name="P3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6">— сильнейший энергетик, он многократно усиливает чувства и возможности организма, но он же и иссушает его.</text:span></text:p>
      <text:p text:style-name="P37"><text:span text:style-name="T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7">Наконец, я со вздохом отпрянул.</text:p>
      <text:p text:style-name="P37"><text:span text:style-name="T6">– Я несказанно рада, что, наконец-то, могу назвать тебя своим другом. </text:span>– мурлыкнула Тия. – <text:span text:style-name="T6">За дружбу! </text:span>– подняла бокал она.</text:p>
      <text:p text:style-name="P3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7"><text:span text:style-name="T6">– Это ты называешь “дружбой”? – с </text:span>улыбкой хмыкнул<text:span text:style-name="T6"> я. – </text:span>Мне нравится твоё чувство юмора.</text:p>
      <text:p text:style-name="P37">Аликорница нахмурилась.</text:p>
      <text:p text:style-name="P37"><text:span text:style-name="T6">– </text:span>Тебе не нравится моя дружба? Ты не принимаешь её? Ты чем-то недоволен?</text:p>
      <text:p text:style-name="P37">Я расхохотался, чуть не поперхнувшись водой, плескавшейся у подбородка.</text:p>
      <text:p text:style-name="P37"><text:span text:style-name="T6">– </text:span>Нет, что ты, Тия, не мели ерунды! Я всем доволен, я просто в восторге. Мне вообще кажется, что я попал в рай, а ты <text:span text:style-name="T6">— </text:span>мой ангел-хранитель. И называть ЭТО дружбой <text:span text:style-name="T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6">— не друг, я — нечто большее. Я тебя </text:span>лю...</text:p>
      <text:p text:style-name="P37">Копыто аликорницы закрыло мне рот прежде чем я успел договорить заветное слово.</text:p>
      <text:p text:style-name="P33">– Макс, не надо! – умоляюще произнесла аликорница. – Не продолжай! Пожалуйста!</text:p>
      <text:p text:style-name="P33">Слова встали у меня поперёк горла. Я медленно отодвинул копыто от лица и потрясённо уставился на неё.</text:p>
      <text:p text:style-name="P33">– Но почему? – в конце-концов выдавил я. – Что не так? Это из-за того, что я — человек?</text:p>
      <text:p text:style-name="P33"><text:soft-page-break/>Тия виновато закусила губу и отвернулась.</text:p>
      <text:p text:style-name="P3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3">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3">– Макс… Я не смогу сделать тебя бессмертным… Мне очень жаль… Извини…</text:p>
      <text:p text:style-name="P3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3">Слёзы злости душили меня, но я сдержался.</text:p>
      <text:p text:style-name="P33">– Охренеть. – сказал я холодно. – А я прям напрашивался!</text:p>
      <text:p text:style-name="P33">Одиночество, отступившее перед мягким, но настойчивым натиском аликорницы в последние недели, снова сковало душу стужей.</text:p>
      <text:p text:style-name="P3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3">“...пожалуйста, останься...”</text:p>
      <text:p text:style-name="P33">Где этот чёртов носок?</text:p>
      <text:p text:style-name="P33">“...пойми, это эффект лазурного вина...”</text:p>
      <text:p text:style-name="P33">Джинсы узкие, блядь! На мокрое тело хрен натянешь...</text:p>
      <text:p text:style-name="P33">“...ох, я глупая...”</text:p>
      <text:p text:style-name="P33">Так, всё. Шмотки на мне, вроде, ничего не забыл.</text:p>
      <text:p text:style-name="P37">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7"/>
      <text:h text:style-name="Heading_20_2" text:outline-level="2">9. <text:span text:style-name="T1">Прощание</text:span></text:h>
      <text:p text:style-name="P37"/>
      <text:p text:style-name="P33">– <text:span text:style-name="T1">Норф!.. Эй, Норф! Ты где?..</text:span></text:p>
      <text:p text:style-name="P3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3"/>
      <text:p text:style-name="P38">***</text:p>
      <text:p text:style-name="P3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6">– </text:span><text:span text:style-name="T32">Говорят, в </text:span><text:span text:style-name="T13">Додж </text:span><text:span text:style-name="T14">Джанкшн</text:span><text:span text:style-name="T32">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39">А из Пинто Крика уже месяц нет новостей...</text:span></text:p>
      <text:p text:style-name="P3"><text:span text:style-name="T36">– </text:span><text:span text:style-name="T3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7">…</text:p>
      <text:p text:style-name="P10"><text:span text:style-name="T39">– </text:span>“<text:span text:style-name="T1">Что я могу сделать, чтобы вернуть всё назад?</text:span>”</text:p>
      <text:p text:style-name="P10"><text:span text:style-name="T39">– </text:span><text:span text:style-name="T32">Так и сказала?</text:span></text:p>
      <text:p text:style-name="P1"><text:span text:style-name="T36">–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39">– </text:span><text:span text:style-name="T32">Что бы это значило, Флер?</text:span></text:p>
      <text:p text:style-name="P10"><text:span text:style-name="T39">– </text:span><text:span text:style-name="T32">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37">…</text:p>
      <text:p text:style-name="P42">–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2">– Куда проваливаться?</text:p>
      <text:p text:style-name="P42">– Они не знают. В тех провалах не видно дна...</text:p>
      <text:p text:style-name="P42">…</text:p>
      <text:p text:style-name="P42"/>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2">– Леди и джентлькольты! Приём окончен! Её Высочество Принцесса Селестия будет рада видеть <text:s/>вас в следующую среду!</text:p>
      <text:p text:style-name="P42">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6">–</text:span> Ты? <text:span text:style-name="T6">–</text:span> повернулась она ко мне.</text:p>
      <text:p text:style-name="P32">– Привет, Селестия. – подчёркнуто нейтрально обратился я. – Как дела?</text:p>
      <text:p text:style-name="P32">– Привет… Макс. <text:s/>Не очень, мягко говоря.</text:p>
      <text:p text:style-name="P31"><text:span text:style-name="T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6">олоски и даже целые пряди розового цвета выбивались </text:span><text:span text:style-name="T1">и</text:span><text:span text:style-name="T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6"> </text:span><text:span text:style-name="T1">И даже м</text:span><text:span text:style-name="T6">астерски наложенный макияж не мог скрыть мешки под глазами.</text:span></text:p>
      <text:p text:style-name="P32"><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6">–</text:span> Пятьдесят шесть из шестидесяти четырёх? Хренасе! <text:span text:style-name="T6">–</text:span> я вспомнил рассказ Селестии про восьмёрку пегасов прошлогоднего выпуска. <text:span text:style-name="T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6">–</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5">—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6">–</text:span> А почему вы не поселитесь в более пригодном для земледелия месте?</text:p>
      <text:p text:style-name="P32">–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2">Селестия подошла к фонтанчику, обмакнула в него копыто и провела им по лбу.</text:p>
      <text:p text:style-name="P3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2">Я сделал вид, что не заметил полунамёка в последнем предложении. Выяснять отношения и мириться мне не хотелось.</text:p>
      <text:p text:style-name="P32">– Порадовать, к сожалению, нечем. Твой приятель, Норфолк Каррус, исчез. Судя по всему, во сне.</text:p>
      <text:p text:style-name="P32">– И Норф? О-о-о, нет!</text:p>
      <text:p text:style-name="P32">Селестия в отчаянии села на пол, прижав копыто к виску и опустошенно качая головой.</text:p>
      <text:p text:style-name="P3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2">Аликорница подняла голову и <text:span text:style-name="T11">растерянно</text:span> посмотрела на меня.</text:p>
      <text:p text:style-name="P3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2">– Может, спросишь Луну, куда деваются пони? Сон по её части.</text:p>
      <text:p text:style-name="P31"><text:span text:style-name="T6">– </text:span><text:span text:style-name="T1">Она</text:span><text:span text:style-name="T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6">– </text:span><text:span text:style-name="T1">горько заметила аликорница. </text:span><text:span text:style-name="T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2">– Может, мне поговорить с ней?</text:p>
      <text:p text:style-name="P31"><text:span text:style-name="T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7">— так точно.</text:span></text:p>
      <text:p text:style-name="P33"><text:soft-page-break/>– Ну ок. Тогда она обрадуется следующей новости: я ухожу.</text:p>
      <text:p text:style-name="P33">Селестия еле заметно дрогнула ушами. Она отвернулась и молча смотрела в окно, не выказывая эмоций.</text:p>
      <text:p text:style-name="P33">Я продолжил.</text:p>
      <text:p text:style-name="P3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3">Поза аликорницы стала чуть менее скованной. На грани слышимости я уловил её вздох. Она наконец повернулась ко мне и слабо улыбнулась.</text:p>
      <text:p text:style-name="P3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3">– А в мешочке что?</text:p>
      <text:p text:style-name="P3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3">Я хотел было оскорбиться такой опекой со стороны аликорницы, но, глянув в её глаза, передумал.</text:p>
      <text:p text:style-name="P33">– Твоё высочество<text:span text:style-name="T1">, ты, вообще, спишь по ночам? У тебя глаза красные, как у кролика-альбиноса.</text:span></text:p>
      <text:p text:style-name="P3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3">–<text:span text:style-name="T1"> Отправляйся, Макс. Очень надеюсь на успех твоей миссии.</text:span></text:p>
      <text:p text:style-name="P37">Она повернулась и вышла из зала, почти подметая хвостом пол.</text:p>
      <text:p text:style-name="P31"><text:span text:style-name="T7">&lt;</text:span><text:span text:style-name="T23">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7">&gt;</text:span></text:p>
      <text:p text:style-name="P1"><text:span text:style-name="T37">&lt;</text:span><text:span text:style-name="T49">Mark Knopfler - </text:span><text:span text:style-name="T48">Hill Farmer's Blues</text:span><text:span text:style-name="T37">&gt;</text:span></text:p>
      <text:p text:style-name="P35">***</text:p>
      <text:p text:style-name="P33"/>
      <text:p text:style-name="P3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text:soft-page-break/>временем магии стало меньше, а мир стал более <text:span text:style-name="T1">твёрд и реален</text:span>.</text:p>
      <text:p text:style-name="P36">–<text:span text:style-name="T1"> Но магия есть и сейчас, мам!</text:span></text:p>
      <text:p text:style-name="P36"><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0">Так возникли пони и многие другие.</text:p>
      <text:p text:style-name="P3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6">–<text:span text:style-name="T1"> Весь мир как Вечнодикий лес?</text:span></text:p>
      <text:p text:style-name="P40">–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0">– Мааам, а со мной связан элементаль?</text:p>
      <text:p text:style-name="P40">– Конечно, Эйприл. В каждом из нас есть её бессмертная искорка.</text:p>
      <text:p text:style-name="P1"><text:span text:style-name="T3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6"><text:span text:style-name="T1">– Конечно, мам! «День горящего очага» </text:span>— <text:span text:style-name="T1">верно?</text:span></text:p>
      <text:p text:style-name="P40">–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0">Так возникли аликорны.</text:p>
      <text:p text:style-name="P4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0">Имя её было Селестия.</text:p>
      <text:p text:style-name="P40">За ней последовала и сестра её, Луна.</text:p>
      <text:p text:style-name="P4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0">То есть, всегда.</text:p>
      <text:p text:style-name="P40">Тут и сказке конец. А теперь, Эйприл, залазь на полку и закрывай глазки.</text:p>
      <text:p text:style-name="P40">– Ну мааам! Раскажи ещё что-нибудь! Про Сомбру!</text:p>
      <text:p text:style-name="P40">– Про Сомбру <text:span text:style-name="T6">— в следующий раз. А е</text:span>сли мы не уснём в ближайшие десять минут, придёт древесный волк и заберёт меня в Вечнодикий лес!</text:p>
      <text:p text:style-name="P40"><text:soft-page-break/>– А почему только тебя? А меня? А дядю-горгулия?</text:p>
      <text:p text:style-name="P40">– <text:s/>Тебя я забрать ему не дам. А в дядю не тыкай копытом, это невежливо! Спи уже, мой маленький!</text:p>
      <text:p text:style-name="P40">– Поцелуй меня на ночь, мам!</text:p>
      <text:p text:style-name="P40">– Конечно, мой хороший...</text:p>
      <text:p text:style-name="P40"/>
      <text:p text:style-name="P33">Вагоны убаюкивающе перестукивались по рельсам, унося меня прочь от Кантерлота. Я перевернулся на другой бок и провалился в сон.</text:p>
      <text:p text:style-name="P33"/>
      <text:h text:style-name="Heading_20_2" text:outline-level="2">10. Понивилль</text:h>
      <text:p text:style-name="P33"/>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3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3">–<text:span text:style-name="T1"> Вот этот подойдёт. </text:span>–<text:span text:style-name="T1"> ткнул я в квадратик на карте, расположенный на окраине.</text:span></text:p>
      <text:p text:style-name="P37">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text:soft-page-break/>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7">меткоискатели потом устроят во дворе за домом Макса эксперимент по </text:span><text:s/><text:span text:style-name="T17">полёту на реактивном воздушном змее с антиоблачной пушкой — хотят быть погодными пони</text:span>&gt;. А вот...</text:p>
      <text:p text:style-name="P1"><text:span text:style-name="T36">–</text:span><text:span text:style-name="T32"> Эй, верзила, поосторожнее, лягать теб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3">– Ты что, как-тя-там, впервые на базаре? Так таращишься по сторонам, как будто морковку с картохой впервые в жизни увидел.</text:p>
      <text:p text:style-name="P3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3">Я перегнулся через прилавок, стараясь рассмотреть кьютимарку кобылки. </text:p>
      <text:p text:style-name="P33">–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33">Так и есть! На крупе кобылки красовались три яблока. Вот только, блин, как её звали-то?</text:p>
      <text:p text:style-name="P33">– <text:s/>Прошу прощения, Аппл.. Эппл.. Эпплхэт?</text:p>
      <text:p text:style-name="P33">– Ща залеплю оплеуху. – мрачно процедила пони. – Мало того, что таращится, как василиск, так ещё и издевается!</text:p>
      <text:p text:style-name="P33">– Да ладно тебе, Эй-Джей! Вполне милое имя. – хихикнул дракончик с кукурузой, проходя мимо.</text:p>
      <text:p text:style-name="P33">Ага, вот!</text:p>
      <text:p text:style-name="P33">– Извините меня пожалуйста, Эй-Джей, просто мне показалось, что вы напоминаете одну мою знакомую.</text:p>
      <text:p text:style-name="P33">– Эй-Джей я для друзей! – сварливо заметила поняха, – А для всех остальных — тебя тоже! — Эпплджек.</text:p>
      <text:p text:style-name="P33">Блин, опять облажался. Как-то хреново начинается знакомство с Понивиллем.</text:p>
      <text:p text:style-name="P33">– Понял. А меня зовут Макс. Приятно было познакомиться, Эпплджек.</text:p>
      <text:p text:style-name="P33">Я повернулся было уходить.</text:p>
      <text:p text:style-name="P33">– Э-э-э… Макс?</text:p>
      <text:p text:style-name="P33">– Да? – я повернулся обратно.</text:p>
      <text:p text:style-name="P33">Поняха водила копытом по прилавку. Надвинутая на лоб шляпа скрывала выражение мордочки. </text:p>
      <text:p text:style-name="P3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3">Я вернулся к прилавку.</text:p>
      <text:p text:style-name="P3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3">– Сколько стоят вот эти? – указал я на пирамидку красных яблок размером с треть арбуза каждое.</text:p>
      <text:p text:style-name="P33"><text:soft-page-break/>– Ред Делишес? Две серебряшки.</text:p>
      <text:p text:style-name="P33">– Куча?</text:p>
      <text:p text:style-name="P33">– Ну ты даёшь! – хмыкнула Эпплджек. – Даже не смешно.</text:p>
      <text:p text:style-name="P33">– Неужели штука?</text:p>
      <text:p text:style-name="P33">Поняшка выпрыгнула из-за прилавка и смерила меня долгим взглядом.</text:p>
      <text:p text:style-name="P33">–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3">Я улыбнулся и кивнул в ответ. Ситуация начала выправляться.</text:p>
      <text:p text:style-name="P33">–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5">Додж Джанкшена.</text:span> Через пару недель вишни и у нас появятся, тогда цена на них упадёт.</text:p>
      <text:p text:style-name="P33">– А сколько стоит вот это? – указал я на небольшую прикрытую от солнца мешковиной баночку с содержимым удивительной радужной расцветки.</text:p>
      <text:p text:style-name="P3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3">Поняшка набрала ложечку джема и предложила мне. </text:p>
      <text:p text:style-name="P3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3">– Это просто восхитительно! Чудесно! Никогда такого не пробовал! И даже представить не мог, что такая вкуснотень существует!</text:p>
      <text:p text:style-name="P33">Эпплджек просто расцвела от моих дифирамбов.</text:p>
      <text:p text:style-name="P33">– Тебе, сахарок, как гостю города, сделаю скидку. Забирай за шестьдесят. Раньше меньше чем золотой не отдавала.</text:p>
      <text:p text:style-name="P33">Расплачиваясь, я спросил:</text:p>
      <text:p text:style-name="P33">– Ты, случаем, не знаешь, как пройти к городской библиотеке?</text:p>
      <text:p text:style-name="P33">Эпплджек, вскинув копыто ко лбу, запричитала:</text:p>
      <text:p text:style-name="P33">–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3">Тут Эпплджек прервалась и что есть силы замахала кому-то:</text:p>
      <text:p text:style-name="P33">– Рэр! Эй! Рэр! Давай к нам!</text:p>
      <text:p text:style-name="P33">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text:soft-page-break/>колокольчиком.</text:p>
      <text:p text:style-name="P33">–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3">– Эпплджек! Сколько можно повторять: модельер, а не рукодельница! Проведу, конечно. – устало произнесла Рэрити.</text:p>
      <text:p text:style-name="P33">– А какая разница? – беспечно махнула копытом Эпплджек, не обращая внимание на нахмурившуюся единорожку. – Шмотки — они и в Эппллузе шмотки.</text:p>
      <text:p text:style-name="P33">– Разница, как если бы тебя вместо огородницы назвали… ммм… <text:s/>реднеком. Пойдёмте, Макс.</text:p>
      <text:p text:style-name="P3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3">– Огородница!.. Ишь, чего выдумала! По мне, так уж лучше “реднек”, чем “огородница”! – слышалось бурчание Эпплджек нам вдогонку.</text:p>
      <text:p text:style-name="P33">Единорожка с серьёзным видом завела меня за угол и только после этого звонко расхохоталась. </text:p>
      <text:p text:style-name="P33">– Я думал, вы друзья. – заметил я.</text:p>
      <text:p text:style-name="P3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3">– Буду только рад. Сам бы предложил, да не успел.</text:p>
      <text:p text:style-name="P3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3">– Не сомневаюсь. Мы в конце-концов неплохо поладили и она даже сделала мне скидку на вольт-яблочном джеме.</text:p>
      <text:p text:style-name="P33">– А почём продала, если не секрет?</text:p>
      <text:p text:style-name="P33">– За шестьдесят бит.</text:p>
      <text:p text:style-name="P3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3">Единорожка чуть не подпрыгивала от любопытства. Заметив мою отвалившуюся челюсть, она вновь рассмеялась.</text:p>
      <text:p text:style-name="P33">– Я только выгляжу блондинкой и только тогда, когда мне этого хочется. Впрочем, чтобы догадаться, <text:soft-page-break/>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3">–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3">– От недосыпа. – перебил я Рэрити. – Красные от недосыпа глаза я не спутаю ни с чем. Сам такие двадцать лет наблюдал в зеркале.</text:p>
      <text:p text:style-name="P3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3">Мы остановились перед деревом.</text:p>
      <text:p text:style-name="P33">Даже не так. </text:p>
      <text:p text:style-name="P33">Мы остановились перед ДЕРЕВОМ! </text:p>
      <text:p text:style-name="P3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3">–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3">Единорожка удалилась, оставив <text:span text:style-name="T1">после себя лёгкий запах жасмина.</text:span></text:p>
      <text:p text:style-name="P33"><text:soft-page-break/></text:p>
      <text:h text:style-name="Heading_20_2" text:outline-level="2">11. Библиотека Золотого Дуба</text:h>
      <text:p text:style-name="P33"/>
      <text:p text:style-name="P33">– Э-э-э… Добрый день?</text:p>
      <text:p text:style-name="P3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3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37">Мне показалось, единорожка смотрела на меня малость раздражённо. Фолиант с громким стуком хлопнулся на пол.</text:p>
      <text:p text:style-name="P3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3">Йопт! Ещё один Шерлок Холмс на мою голову!</text:p>
      <text:p text:style-name="P33">–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2">под твоим руководством</text:span><text:span text:style-name="T36">. Подожди немного, я отсистематизирую нужную информацию и расскажу тебе, насколько далеко смогла продвинуться.</text:span></text:p>
      <text:p text:style-name="P31">“Вот неугомонная” <text:span text:style-name="T7">–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3">Твайлайт аж затопала на месте.</text:p>
      <text:p text:style-name="P33">–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3">...</text:p>
      <text:p text:style-name="P33">– И оборудовать подвал библиотеки бронекапсулой для безопасных испытаний!</text:p>
      <text:p text:style-name="P33">–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3">–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3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37">– Хм. Странно. А я помню, как ты, вертясь перед зеркалом, говорила: ну почему я не…</text:p>
      <text:p text:style-name="P3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37"/>
      <text:p text:style-name="P34">***</text:p>
      <text:p text:style-name="P33"/>
      <text:p text:style-name="P90"><text:tab/>Свеча отбрасывала мягкие тени на книжные полки. Спайк положил обглоданную кочерыжку на горку и принялся облизывать пальцы.</text:p>
      <text:p text:style-name="P37">– Так. – <text:s/>я ткнул в позицию в длинном списке оснащения. – Зачем тебе преобразователь пси-поля?</text:p>
      <text:p text:style-name="P3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3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37">– Спайк! Ковыряться когтем в зубах некрасиво! Тем более, при посторонних!</text:p>
      <text:p text:style-name="P37"><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37">– СПАЙК!!! Откуда ты взял этот листок?!! – Твайлайт покраснела, как варёный рак и выхватила бумажку у меня из рук.</text:p>
      <text:p text:style-name="P37">– У тебя в черновиках, естественно. Ты сама сказала экономить бумагу. – пожал плечами дракончик.</text:p>
      <text:p text:style-name="P37">Я осторожно взял листок назад, перевернув его обратно.</text:p>
      <text:p text:style-name="P37">– Электростимулятор гипоталамуса. Драконий. В комплекте с усиленной больничной койкой и набором фиксаторов.</text:p>
      <text:p text:style-name="P37">– Это ещё чего??? – удивился Спайк. – я что-то не помню, чтоб ты такое хотела!</text:p>
      <text:p text:style-name="P3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6">— то есть крыльев. И я подумала: а что, если…</text:span></text:p>
      <text:p text:style-name="P37"><text:span text:style-name="T6">– Вот ещё! </text:span>– возмутился дракончик. – Никогда на такое не соглашусь!</text:p>
      <text:p text:style-name="P37">– Но ты сам подумай, как было бы здорово обладать крыльями! – мечтательно возразила Твайлайт.</text:p>
      <text:p text:style-name="P37"><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37">– Угу. Только шар ты же и прожёг, соревнуясь с Рэйнбоу Дэш по силе отрыжки.</text:p>
      <text:p text:style-name="P3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37">– Ну, достичь удалось не слишком многого. – повесила нос единорожка. – Собственно, сами работы шли только первые два месяца <text:span text:style-name="T6">— потом меня отстранили от экспериментов. И после этого от меня требуют ускорить исследования!&lt;</text:span><text:span text:style-name="T22">Луна является изо сна и запрещает Твайлайт дальнейшие исследования – потом Макс встречается с ней во сне</text:span><text:span text:style-name="T6">&gt;</text:span></text:p>
      <text:p text:style-name="P37">– А почему тебя отстранили?</text:p>
      <text:p text:style-name="P37">– Из-за первых результатов. – единорожка насупилась ещё больше. – Они были ужасными.</text:p>
      <text:p text:style-name="P37"/>
      <text:p text:style-name="P38">***</text:p>
      <text:p text:style-name="P33"/>
      <text:p text:style-name="P3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3">Со слов Луны, оболочка реальности истончилась и начала прорываться. И первой она начала рваться во снах, где она и так тонка.</text:p>
      <text:p text:style-name="P33">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40"/>
      <text:p text:style-name="P40">– Ага, он был закладкой в четвёртом номере «PlayMare», в разделе «Тридцать две позы, которые удивят вашего френдкольта».</text:p>
      <text:p text:style-name="P40">– Спайк! Немедленно ложись спать!</text:p>
      <text:p text:style-name="P40">– Уже иду. Кукурузу доем только и иду.</text:p>
      <text:p text:style-name="P40">– Кстати, а почему Индре считали одержимым?</text:p>
      <text:p text:style-name="P4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0">— далеко не у всякого опытного мага хватит силы его вызвать</text:span>.</text:p>
      <text:p text:style-name="P40">– Так у вас знают про людей? Вот это новость!. В Кантерлоте, да и в Понивилле все обращаются со мной, как с диковинкой.</text:p>
      <text:p text:style-name="P40">–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етесь <text:soft-page-break/>на землю и предлагаете колени, чтобы единорог мог положить на них свою голову и отдохнуть.</text:p>
      <text:p text:style-name="P40">– Хм. Ясно. Продолжай, Твайлайт.</text:p>
      <text:p text:style-name="P37"/>
      <text:p text:style-name="P3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3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3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3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37">– Так давай сюда весь Понивилль притащим! Это ж будет на 20% круче! Представляю себе видок Биг Мака в теле мисс Черили, гы-гы!</text:p>
      <text:p text:style-name="P3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6">—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3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37">–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3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37">– Скажи уж прямо, поближе к королевскому дворцу, Рэр! Все в курсе твоих интересов, сахарок!</text:p>
      <text:p text:style-name="P37">– Эпплджек, я попрошу! Я же никому не говорю, ЧТО ты делаешь с огурцами!</text:p>
      <text:p text:style-name="P37">– !!!</text:p>
      <text:p text:style-name="P3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6">. Это поможет мне в моей монографии на тему аликорнизации.</text:span></text:p>
      <text:p text:style-name="P37">Я уселась на пуфике, а подруги заняли места на матрасах…</text:p>
      <text:p text:style-name="P40"><text:soft-page-break/></text:p>
      <text:p text:style-name="P40">– Спайк, будь добр, принеси дневник эксперимента. Он в подвале, за шкафом с ретортами, в...</text:p>
      <text:p text:style-name="P40">– В сейфе, я в курсе.</text:p>
      <text:p text:style-name="P40"/>
      <text:p text:style-name="P41">***</text:p>
      <text:p text:style-name="P46">&lt;Seal — Amazing&gt;</text:p>
      <text:p text:style-name="P40">Дата: 12.04.1003 А.С.</text:p>
      <text:p text:style-name="P40">Эксперимент: заклинание Воплощения Индрэ</text:p>
      <text:p text:style-name="P40">Испытуемая: Эпплджек</text:p>
      <text:p text:style-name="P40">Синопсис: запись сна со слов испытуемой</text:p>
      <text:p text:style-name="P40">Замечания: замечаний нет</text:p>
      <text:p text:style-name="P40"/>
      <text:p text:style-name="P1">Я посмотрела на застывшее у моих ног<text:span text:style-name="T1"> тело</text:span>. </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44">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8">— солнце. Моё солнце.</text:span><text:span text:style-name="T5">»</text:span></text:p>
      <text:p text:style-name="P9">Я остановилась перед дверью. Два фута брони отделяли меня от Эквестрии. Два фута и двадцать пять лет.</text:p>
      <text:p text:style-name="P17"><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3">Я прошла сквозь дверь.</text:p>
      <text:p text:style-name="P3">Снаружи вставало солнце.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text:soft-page-break/>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6">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0"/>
      <text:p text:style-name="P40">Примечания: ПипБак? Стойло? Двойники? Эквестрии?</text:p>
      <text:p text:style-name="P1"/>
      <text:p text:style-name="P2">***</text:p>
      <text:p text:style-name="P1"/>
      <text:p text:style-name="P40">Дата: 12.04.1003 А.С.</text:p>
      <text:p text:style-name="P40">Эксперимент: заклинание Воплощения Индрэ</text:p>
      <text:p text:style-name="P40">Испытуемая: Рэйнбоу Дэш</text:p>
      <text:p text:style-name="P40">Синопсис: описание пробуждения испытуемой</text:p>
      <text:p text:style-name="P40">Замечания: испытуемая отказалась дать описание сна. «Гы-гы... Хренасе... Человеки рулят...» <text:span text:style-name="T9">—</text:span><text:span text:style-name="T10"> </text:span><text:span text:style-name="T52">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37">&lt;<text:span text:style-name="T51">d.notive — Talking Flight</text:span>&gt;</text:p>
      <text:p text:style-name="P40">Дата: 12.04.1003 А.С.</text:p>
      <text:p text:style-name="P40">Эксперимент: заклинание Воплощения Индрэ</text:p>
      <text:p text:style-name="P40">Испытуемая: Рэрити</text:p>
      <text:p text:style-name="P40">Синопсис: запись сна со слов испытуемой</text:p>
      <text:p text:style-name="P40">Замечания: замечаний нет</text:p>
      <text:p text:style-name="P40"/>
      <text:p text:style-name="P1"><text:span text:style-name="T32">Я летела сквозь мглу, усеянную звёздочками, к той единственной, к которой меня тянуло с </text:span><text:soft-page-break/><text:span text:style-name="T32">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6">—</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7">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2"> </text:span><text:span text:style-name="T38">— чёрный экран. Он высасывает из </text:span>эгрегора Эквестрии (места, откуда берутся и куда уходят <text:span text:style-name="T1">всепони</text:span><text:span text:style-name="T5">, </text:span><text:span text:style-name="T38">в магических трактатах представляется сферой, состоящей из душ пони</text:span><text:span text:style-name="T5">) пони. </text:span>Куда ведёт чёрный экран? Необходимы дальнейшие исследования с увеличенной мощностью заклинания.</text:p>
      <text:p text:style-name="P40"/>
      <text:p text:style-name="P41">***</text:p>
      <text:p text:style-name="P40"/>
      <text:p text:style-name="P40">Дата: 12.04.1003 А.С.</text:p>
      <text:p text:style-name="P40">Эксперимент: заклинание Воплощения Индрэ</text:p>
      <text:p text:style-name="P40">Испытуемая: Флаттершай</text:p>
      <text:p text:style-name="P40">Синопсис: описание пробуждения испытуемой</text:p>
      <text:p text:style-name="P4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0"/>
      <text:p text:style-name="P40">* Примечания: при виде кексиков истерика случилась с Пинки Пай.</text:p>
      <text:p text:style-name="P40"/>
      <text:p text:style-name="P38">***</text:p>
      <text:p text:style-name="P37"/>
      <text:p text:style-name="P40">Дата: 12.04.1003 А.С.</text:p>
      <text:p text:style-name="P40">Эксперимент: заклинание Воплощения Индрэ</text:p>
      <text:p text:style-name="P40">Испытуемая: Пинки Пай</text:p>
      <text:p text:style-name="P40">Синопсис: описание пробуждения испытуемой</text:p>
      <text:p text:style-name="P40">Замечания: испытуемая отказалась дать описание сна.</text:p>
      <text:p text:style-name="P40"/>
      <text:p text:style-name="P40">После пробуждения испытуемая долго лежала свернувшись калачиком и прижав копыта к глазам. <text:soft-page-break/>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40"/>
      <text:p text:style-name="P40">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text:p>
      <text:p text:style-name="P1"/>
      <text:h text:style-name="Heading_20_2" text:outline-level="2">12. День сурка</text:h>
      <text:p text:style-name="P10">&lt;<text:span text:style-name="T46">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6">—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6">—</text:span> так и в дурку попасть недолго. Вот и сейчас перегар такой, что снег плавится. Пройди реабилитацию и вернись в проект. А не примут <text:span text:style-name="T6">— найти новую работу. Так даже лучше: быстрее забудешь всю эту хренотень с рогатыми кобылами. </text:span>Будь мужиком, блеать! <text:span text:style-name="T6">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37">– Здравствуй, Макс.</text:p>
      <text:p text:style-name="P37">Я молча смотрел на неё, слегка пошатываясь. В голове воцарилась звенящая пустота.</text:p>
      <text:p text:style-name="P37">Селестия шагнула мне навстречу.</text:p>
      <text:p text:style-name="P37">– Пожалуйста, прошу тебя, не думай так. Мы — не плод твоего воображения, мы — живые, мы — существуем! Когда ты так думаешь, я чувствую, как мир тает.</text:p>
      <text:p text:style-name="P3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37">– <text:s/>Думаю как?</text:p>
      <text:p text:style-name="P37">– Думаешь, что мы — плод твоего воображения, отравленного наркотиком. Это не так. Прошу тебя...</text:p>
      <text:p text:style-name="P37">– А если ты — действительно мой бред? – съязвил я. – Вот сейчас протрезвею, и ты исчезнешь.</text:p>
      <text:p text:style-name="P37"><text:soft-page-break/>Порыв ветра скрыл аликорницу в вихре снежинок. Её очертания расплылись.</text:p>
      <text:p text:style-name="P37">– Эй, постой, ты куда? Я пошутил! Погоди, не исчезай! Стой! Не оставляй меня здесь!!! Я пошутил!!!</text:p>
      <text:p text:style-name="P3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37">– Ты напугала меня! – пожаловался я ей. – Не исчезай больше!</text:p>
      <text:p text:style-name="P37">Аликорница прижала меня к себе крыльями и устало усмехнулась.</text:p>
      <text:p text:style-name="P37">– Мне трудно оставаться с тобой здесь,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Я почувствовал, как холод уходит. От аликорницы исходило тепло, мои руки и ноги вскоре согрелись, а тело перестал бить озноб.</text:p>
      <text:p text:style-name="P37">– Знаешь, я всё думал над твоими словами тогда, ну, ты помнишь... В бассейне. Они всё ещё в силе? Я могу быть твоим другом?</text:p>
      <text:p text:style-name="P37">Аликорница тихо засмеялась, защекотав мне ухо.</text:p>
      <text:p text:style-name="P37">–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3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37">– Времени осталось немного. Мне надо, чтобы ты запомнил одну вещь.</text:p>
      <text:p text:style-name="P37">– А?</text:p>
      <text:p text:style-name="P3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37">– Я доведу! Обещаю! Но что может случиться с тобой, Тия?</text:p>
      <text:p text:style-name="P3">Стук стал громче.</text:p>
      <text:p text:style-name="P37">– Ничего. Всё в порядке, Макс. Мы ещё выпьем вместе не один бокал вина — ты только не убегай сразу после первого! – Селестия коротко хохотнула, пошатнувшись в моих руках.</text:p>
      <text:p text:style-name="P3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3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3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37"><text:soft-page-break/>– Что за ерунда? – Я схватился за голову, пытаясь не дать ей взорваться. Потом взглянул вниз и схватился за другое. – Что за херня??!</text:p>
      <text:p text:style-name="P37">Я вскочил и в спешке начал одеваться.</text:p>
      <text:p text:style-name="P37">БАЦ-БАЦ-БАЦ!!!</text:p>
      <text:p text:style-name="P37">– Уже бегу!</text:p>
      <text:p text:style-name="P37">Одевая штаны, я попрыгал к двери на одной ноге. На пороге стояла серая пегаска с косящим взглядом.</text:p>
      <text:p text:style-name="P37">– Привет, Макс. Тебе корреспонденция. – пегаска порылась в сумке и выудила зубами пухлый пакет.</text:p>
      <text:p text:style-name="P37">– «Особенности поведения, питания и размножения приматов». – прочитал я на стикере.</text:p>
      <text:p text:style-name="P3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6">Солнечный лучик настойчиво пробивался сквозь плотно сомкнутые веки. Ветерок через открытое окно </text:span><text:span text:style-name="T1">щекотал уши и шуршал</text:span><text:span text:style-name="T6"> </text:span><text:span text:style-name="T1">занавесками</text:span><text:span text:style-name="T6">. Я раскрыл глаза, в который раз наслаждаясь ясной головой и абсолютной выспанностью </text:span><text:span text:style-name="T36">—</text:span><text:span text:style-name="T6"> роскошью, недоступной мне </text:span><text:span text:style-name="T1">годами</text:span><text:span text:style-name="T6">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сплюнул в окно.</text:span></text:p>
      <text:p text:style-name="P3">Дом, который я арендовал под жилищ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приземистой кирпичной будке с массивными воротами в глубине сада. И вот из неё-то отчётливо раздавалась перебранка.</text:p>
      <text:p text:style-name="P3">…</text:p>
      <text:p text:style-name="P37">– Но нигде не сказано, какие частицы надо ускорять! Мне за эти самоцветы от сестры влетит!</text:p>
      <text:p text:style-name="P3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6">— и о</text:span>н<text:span text:style-name="T6"> з</text:span>нает, как приготовить<text:span text:style-name="T6"> </text:span>из них особенный вольт-сидр, который больше никто не сделает<text:span text:style-name="T6">.</text:span></text:p>
      <text:p text:style-name="P33">– Эээ! Это что же получается? Выходит, зря я яблоки <text:span text:style-name="T1">притащила</text:span>? Нам же не сидр нужен?</text:p>
      <text:p text:style-name="P33">–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37">– А, по-моему, ты перепутала, Скуталу. Мыслью направляется <text:span text:style-name="T6">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37">– Эээ! Я не собираюсь ни с чем сталкивать свои яблоки! И перегонять тоже! Давайте лучше их съедим.</text:p>
      <text:p text:style-name="P37">– Тише, поняши! Нас могут услышать! Зачем сейчас спорить о том, о чём мы уже спорили вчера и позавчера?</text:p>
      <text:p text:style-name="P37">– Тебе легко говорить, Ску! Ты никакой своей особенной частицы не притащила! Давай мы твой скутер к ускорителю пришпандорим?</text:p>
      <text:p text:style-name="P33"><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37">– Так причём тут ускоритель, Скуталу?! Говорю ж, это для заклинания Индрэ...</text:p>
      <text:p text:style-name="P37">…</text:p>
      <text:p text:style-name="P3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37">Вот уже неделю я праздно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она даже попыталась обучить меня нескольким простейшим заклинаниям. Впрочем, безрезультатно <text:span text:style-name="T6">— то ли я был глух к магии, то ли она ко мне, но с заклинаниями у меня не складывалось. </text:span><text:span text:style-name="T22">Единственное, что получалось — вызвать голубоватые искры с потрескиванием вокруг себя &lt;на самом деле это </text:span><text:span text:style-name="T22">потрескивание – упрочнение мира&gt;</text:span>.</text:p>
      <text:p text:style-name="P37">Закрыв дверь, я отправился в город.</text:p>
      <text:p text:style-name="P37">…</text:p>
      <text:p text:style-name="P37">– Ты не понимаешь! Магия подобна струе воды, исходящей из садового шланга. А заклинание <text:span text:style-name="T6">—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37">– Ну, если по аналогии с садовым шлангом, струя воды сметёт весь песок и может облить всех рядом присутствующих.</text:p>
      <text:p text:style-name="P37">– Правильно! – единорожка кивнула в одобрении. – А ускоритель <text:span text:style-name="T6">—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37">– А ты неопытный маг? – парировал я.</text:p>
      <text:p text:style-name="P37">–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сам сгорел на второй минуте работы. И это не потому, что я не умею контролировать магию <text:span text:style-name="T6">—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6"> </text:span><text:span text:style-name="T32">Мощнее ускорителя только магия драконов, аликорнов и Элементов Гармонии. Если бы я была...</text:span><text:span text:style-name="T6"> </text:span>Ааай!</text:p>
      <text:p text:style-name="P1">Твайлайт, погружённая в свои мысли, не заметила вылезшего из своей корзинки зевающего Спайка.</text:p>
      <text:p text:style-name="P1"><text:span text:style-name="T6">–</text:span> Элементы-шмелементы, <text:span text:style-name="T6">–</text:span> проворчал Спайк, выкарабкиваясь из-под Твайлайт, <text:span text:style-name="T6">–</text:span> доброе утро, Макс. Твай, ты не ушиблась?.</text:p>
      <text:p text:style-name="P1"><text:span text:style-name="T6">–</text:span> Дет, всё в порядке. <text:span text:style-name="T6">–</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6">–</text:span> 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6">–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text:span><text:soft-page-break/><text:span text:style-name="T6">по обстоятельствам</text:span><text:span text:style-name="T36">. </text:span><text:span text:style-name="T36">Годится?</text:span></text:p>
      <text:p text:style-name="P1"><text:span text:style-name="T6">–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6">– </text:span><text:span text:style-name="T1">Ерунда! Там стоит запрет только для пони. На приматах Луна экспериментировать не запрещала</text:span><text:span text:style-name="T32">.</text:span></text:p>
      <text:p text:style-name="P37">…</text:p>
      <text:p text:style-name="P37">Вырвавшись от всезнайки на свежий воздух, я направился в центр.</text:p>
      <text:p text:style-name="P3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37"><text:span text:style-name="T6">– </text:span>Привет, Эй-Джей! У тебя проблемы?</text:p>
      <text:p text:style-name="P37"><text:span text:style-name="T6">– </text:span>Привет, сахарок. <text:span text:style-name="T6">– </text:span>озабоченно поприветствовала меня поняшка. <text:span text:style-name="T6">–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3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37"><text:span text:style-name="T6">– </text:span>А ты, Большой Мак, вместо того, чтоб хихикать, лучше б тележку починил! Уже полдень! Не успеем распродать яблоки <text:span text:style-name="T6">— </text:span>придётся домой везти. И можешь быть уверен, бабуля тя за это по головке не погладит!</text:p>
      <text:p text:style-name="P3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37"><text:span text:style-name="T6">– </text:span>Думаю, я могу починить телегу. Только больших нагрузок эта ось уже не выдержит. Но до фермы худо-бедно доедете.</text:p>
      <text:p text:style-name="P37">Эпплджек с сомнением посмотрела на меня.</text:p>
      <text:p text:style-name="P37"><text:span text:style-name="T6">– </text:span>Хошь сказать, ты в Кантерлоте у Селестии под крылышком телеги чинил? Или Рэр сбрехала?</text:p>
      <text:p text:style-name="P37">Я мысленно ругнулся на языкатую единорожку и молча достал пенал с инструментами.</text:p>
      <text:p text:style-name="P37">…</text:p>
      <text:p text:style-name="P37">Собрав инструмент, я потолкал тележку назад-вперёд.</text:p>
      <text:p text:style-name="P37"><text:span text:style-name="T6">– Г</text:span>отово. Принимай работу, хозяйка!</text:p>
      <text:p text:style-name="P37">Эпплджек стиснула меня в сокрушающих объятиях.</text:p>
      <text:p text:style-name="P37"><text:span text:style-name="T6">– </text:span>Спасибо, сахарок! Ты не представляешь, как ты нас выручил! Стыдно сказать, но в последнее время дома ни гроша: дела идут совсем плохо. Продаём почти задаром, лишь бы брали. А перегруза не будет, половину товара Макинтош дотащит.</text:p>
      <text:p text:style-name="P3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37"><text:span text:style-name="T6">– </text:span>Этой... Бери... Сам делал... Ток не говори никому, лады?</text:p>
      <text:p text:style-name="P37">Я сунул флягу за пазуху. Биг Мак молниеносно накрыл дерюгой подсумок и через мгновение за телегу заглянула Эпплджек.</text:p>
      <text:p text:style-name="P37"><text:span text:style-name="T6">– </text:span>Чегой-то вы тут скрытничаете, а?</text:p>
      <text:p text:style-name="P37">Мак невозмутимостью мог бы посоперничать с кирпичной кладкой. Я неопределённо пожал плечами. Поняшка подошла ко мне, неся на спине корзинку яблок.</text:p>
      <text:p text:style-name="P37"><text:span text:style-name="T6">– </text:span>Бери, сахарок. Для тебя <text:span text:style-name="T6">— </text:span>самые <text:span text:style-name="T6">о</text:span>тборные. И помни: в Яблочной Аллее тебе всегда будут рады!</text:p>
      <text:p text:style-name="P37">Телега с яблоками укатилась по направлению к рынку. Я проводил её глазами, чувствуя, что хочу <text:soft-page-break/>жрать и удовлетворение от сделанной работы <text:span text:style-name="T10">— </text:span><text:span text:style-name="T52">именно в такой последовательности.</text:span></text:p>
      <text:p text:style-name="P37">Яблоки Эпплджек годились разве что на десерт, поэтому я прошёлся по вывескам переулка и в дальнем закутке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0">— </text:span><text:span text:style-name="T52">объявляла вывеска.</text:span></text:p>
      <text:p text:style-name="P37">Внутри царил полумрак. Свет из небольших круглых окошек в крыше падал на посыпанный опилками пол.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37"><text:span text:style-name="T6">– </text:span>Свободно? <text:span text:style-name="T6">– </text:span>спросил я у единственной пони, сидящей за столиком.</text:p>
      <text:p text:style-name="P37"><text:span text:style-name="T6">– </text:span>Да-да, конечно. <text:span text:style-name="T6">– <text:s/></text:span>пробормотала розовая кудря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37"><text:span text:style-name="T6">– <text:s/></text:span>Пирог с грибами, яишницу и чизкейк<text:span text:style-name="T6"> – </text:span>сообщил я подошедшей официантке.</text:p>
      <text:p text:style-name="P37"><text:span text:style-name="T6">– </text:span>Советую выбрать салат «по-Кантерлотски». <text:span text:style-name="T6">– </text:span>так же убито пробормотала моя соседка по столу. <text:span text:style-name="T6">– </text:span>Очень вкусно. Копыта оближешь.</text:p>
      <text:p text:style-name="P37"><text:span text:style-name="T6">– </text:span>И салат «по-Кантерлотски».</text:p>
      <text:p text:style-name="P39">Пока я ел, пони мрачно смотрела на меня, положив голову на стол. Мне стало неловко от её тяжёлого взгляда и я попытался завести разговор.</text:p>
      <text:p text:style-name="P39"><text:span text:style-name="T6">– </text:span>Вы, наверное, ждёте кого-то?</text:p>
      <text:p text:style-name="P39"><text:span text:style-name="T6">– </text:span>Неа.</text:p>
      <text:p text:style-name="P39"><text:span text:style-name="T6">– </text:span>Просто обедаете?</text:p>
      <text:p text:style-name="P39"><text:span text:style-name="T6">– </text:span>Неа.</text:p>
      <text:p text:style-name="P39"><text:span text:style-name="T6">– </text:span>Просто сидите и мрачно смотрите на меня?</text:p>
      <text:p text:style-name="P39"><text:span text:style-name="T6">– </text:span>Неа.</text:p>
      <text:p text:style-name="P39">Хм, а эта пони не из разговорчивых. Ну ладно.</text:p>
      <text:p text:style-name="P39"><text:span text:style-name="T6">– </text:span>А что же вы делаете?</text:p>
      <text:p text:style-name="P39"><text:span text:style-name="T6">– </text:span>Веселюсь. <text:span text:style-name="T6">– </text:span>мрачно заявила пони.</text:p>
      <text:p text:style-name="P39"><text:span text:style-name="T6">– </text:span>Если я вас достал, то так и скажите. Извините.</text:p>
      <text:p text:style-name="P39">Я продолжил есть молча.</text:p>
      <text:p text:style-name="P39">Неожиданно пони улыбнулась и подмигнула мне. Её сморщенная мордочка разгладилась и стала весьма милой.</text:p>
      <text:p text:style-name="P39"><text:span text:style-name="T6">– </text:span>Привет, Макс!</text:p>
      <text:p text:style-name="P39">Вот Дискорд! То есть, чёрт! Обитатели этого городка в который раз поражали меня своей проницательностью. У меня на лбу, что ли, написано?!</text:p>
      <text:p text:style-name="P39"><text:span text:style-name="T6">– </text:span>Мы с вами раньше встречались?</text:p>
      <text:p text:style-name="P39"><text:span text:style-name="T6">– </text:span>Неа! <text:span text:style-name="T6">– </text:span>пони улыбалась уже широкой улыбкой от уха и до уха. <text:span text:style-name="T6">– </text:span>Это моя пинки-чуйка! Она вернулась!! И поэтому я знаю, что тебя зовут Макс, и ты программист, и тебе сорок три года,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3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39"><text:span text:style-name="T6">– </text:span>Оставь, Салвер.<text:span text:style-name="T6"> </text:span>Ему за счёт заведения.</text:p>
      <text:p text:style-name="P37"><text:soft-page-break/><text:span text:style-name="T6">– </text:span>Ясно, мисс Пинки. <text:span text:style-name="T6">– </text:span>официантка кивнула и ушла.</text:p>
      <text:p text:style-name="P37"><text:span text:style-name="T6">– Ч</text:span>его-о-о?<text:span text:style-name="T6"> </text:span>Так это твой бар?</text:p>
      <text:p text:style-name="P37"><text:span text:style-name="T6">– </text:span>Агась. <text:span text:style-name="T6">– </text:span>поняха пожала плечами. <text:span text:style-name="T6">– </text:span>Надо же мне было чем-то заниматься после увольнения от Кейков<text:span text:style-name="T6">? </text:span>Ты даже не представляешь, в какой депрессии я была! Я даже смотреть на кексики не могла, не то, что дела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6">– </text:span>Пинки понизила голос до шёпота, <text:span text:style-name="T6">– </text:span>мне приснилось, что я готовила кексики из пони! Я готовила кексики из своей лучшей подруги Рэйнбоу Дэш!! Я разрезала её на мелкие кусочки!!!</text:p>
      <text:p text:style-name="P37">Говоря это, кобылка оттянула передними копытами нижние веки, став похожей на маньяка.</text:p>
      <text:p text:style-name="P37"><text:span text:style-name="T6">– </text:span>Тихо-тихо. <text:span text:style-name="T6">– </text:span>я оглянулся на посетителей. Шёпот Пинки, наверное, был слышен даже на улице. <text:span text:style-name="T6">– </text:span>Не вспоминай опять. Давай лучше выпьем на брудершафт. За знакомство.</text:p>
      <text:p text:style-name="P37"><text:span text:style-name="T6">– </text:span>Агась! <text:span text:style-name="T6">– </text:span>кивнула пони, придвигая ко мне бутылку. <text:span text:style-name="T6">– </text:span>Хотя мы и так уже знакомы, глупенький человек, я не прочь познакомиться ещё раз!</text:p>
      <text:p text:style-name="P37">Ну да, поняха меня таки уела, я помни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37"><text:span text:style-name="T6">– </text:span>У меня есть идея получше. <text:span text:style-name="T6">– </text:span>на свет показалась фляга Большого Макинтоша.</text:p>
      <text:p text:style-name="P37"><text:span text:style-name="T6">– </text:span>Ух ты-ы-ы! <text:span text:style-name="T6">– </text:span>Пинки понюхала горлышко. <text:span text:style-name="T6">–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37"><text:span text:style-name="T6">– </text:span>Починил телегу. Только молчок про самогон, раз уж ты в курсе. <text:span text:style-name="T6">– </text:span>я разлил сидр по чашкам.</text:p>
      <text:p text:style-name="P37"><text:span text:style-name="T6">– </text:span>Да ты что?! Чтоб я выболтала главную тайну Биг Мака, про которую не знают целых две пони в Понивилле? За кого ты меня принимаешь? <text:span text:style-name="T6">– </text:span>Пинки прочертила копытом крест у себя на груди, проговорила какую-то непонятную скороговорку и в конце ткнула себе копытом в глаз.</text:p>
      <text:p text:style-name="P37"><text:s/>Сидр Большого Мака на вкус был безобидным чуть забродившим яблочным соком. Я выпил полную чашку и заявил Пинки:</text:p>
      <text:p text:style-name="P37"><text:span text:style-name="T6">– </text:span>Эт-то ты наззваешь ссуфер-ддуфер-ссильн...</text:p>
      <text:p text:style-name="P37">Язык повиновался мне с трудом. Я с удивлением посмотрел на кружку. И увидел вместо неё две. Кружки. И две руки. И когда я поднял голову, увидел напротив меня полторы Пинки Пай.</text:p>
      <text:p text:style-name="P37"><text:span text:style-name="T6">– У </text:span>тебя такая смешная мордочка! <text:span text:style-name="T6">– </text:span>захихикала Пинки, покачиваясь. <text:span text:style-name="T6">– </text:span>Как будто ты <text:span text:style-name="T52">подкову </text:span>в пироге обнаружил. Или Селестию в ванной.</text:p>
      <text:p text:style-name="P37">Её сравнение пробудило во мне полузабытое воспоминание.</text:p>
      <text:p text:style-name="P37"><text:span text:style-name="T6">– </text:span>Эммм... Скажи-ка мне, мой друг Пинки... Легенда про фаэри <text:span text:style-name="T10">— </text:span><text:span text:style-name="T52">это правда?</text:span></text:p>
      <text:p text:style-name="P37"><text:span text:style-name="T10">– </text:span><text:span text:style-name="T52">Какая из? Их много, вообще-то.</text:span></text:p>
      <text:p text:style-name="P37"><text:span text:style-name="T10">– </text:span><text:span text:style-name="T52">Про принцесс. Про то, что они были фаэри и спустились с неба, чтоб помогать пони управлять Эквестрией?</text:span></text:p>
      <text:p text:style-name="P37"><text:span text:style-name="T10">– </text:span><text:span text:style-name="T52">Макс, </text:span><text:span text:style-name="T10">– </text:span><text:span text:style-name="T52">захихикала Пинки, взъерошив копытами розовые кудряшки и попытавшись соорудить из них бороду, </text:span><text:span text:style-name="T10">– </text:span><text:span text:style-name="T52">если бы я могла ответить на этот вопрос, то я была бы не Пинки Пай, а Стар Свирлом Бородатым, не меньше. Моё пинки-чутьё не работает по заказу. Я не могу проверять на правдивость детские сказки, мифы и истории. Про эту легенду я слышала только, что есть две версии: по одной, принцессы спустились к нам во плоти. По второй версии, они воплотились в телах неких пони, прошедших древний обряд инициации. А почему тебе интересна эта тема?</text:span></text:p>
      <text:p text:style-name="P37"><text:span text:style-name="T10">– </text:span><text:span text:style-name="T52">Да так. Всё думаю, насколько это одиноко — быть бессмертной в мире смертных. Никто тебя не любит, ты никого не любишь...</text:span></text:p>
      <text:p text:style-name="P37"><text:span text:style-name="T10">– </text:span><text:span text:style-name="T52">Ты что-о-о! Нельзя любить фаэри! Она похитит твоё сердце, и ты будешь искать её, пока не... </text:span><text:span text:style-name="T10">– </text:span><text:span text:style-name="T52">Пинки погрузилась в остатки салата по-Кантерлотски и захрапела.</text:span></text:p>
      <text:p text:style-name="P37"><text:span text:style-name="T10">– </text:span><text:span text:style-name="T52">Пока не умру?</text:span></text:p>
      <text:p text:style-name="P37"><text:soft-page-break/><text:span text:style-name="T10">– </text:span><text:span text:style-name="T52">Нет, глупенький, </text:span><text:span text:style-name="T10">– </text:span><text:span text:style-name="T52">пробулькала Пинки из миски. </text:span><text:span text:style-name="T10">– </text:span><text:span text:style-name="T52">Пока не найдёшь.</text:span></text:p>
      <text:p text:style-name="P37"><text:span text:style-name="T52"/></text:p>
      <text:p text:style-name="P37"><text:span text:style-name="T52"/></text:p>
      <text:p text:style-name="P37"><text:span text:style-name="T52"/></text:p>
      <text:p text:style-name="P1">...</text:p>
      <text:p text:style-name="P1"><text:span text:style-name="T1">&lt;Пинки</text:span><text:span text:style-name="T26"> вытирает салат салфеткой, на которой макс видит чертёж ускорителя Эпплблум. И он понимает, что это опасная штука — бросается спасать Эпплблум.</text:span><text:span text:style-name="T32">&gt;</text:span></text:p>
      <text:p text:style-name="P37"/>
      <text:p text:style-name="P37"/>
      <text:p text:style-name="P37">&lt;<text:span text:style-name="T17">Бар «Развесёлая П-п-пинки» принадлежит самой Пинки, где она квасит с утра до ночи, пытаясь забыть «кексики». Она ушла от Кейков, потому что не может больше готовить кексики. Когда она повезёт Макса домой, чтобы спасти меткоискателей, она начнёт прыгать своей фирменной «попрыжкой» и в результате развеселится</text:span>&gt;</text:p>
      <text:p text:style-name="P37"/>
      <text:p text:style-name="P33">&lt;<text:span text:style-name="T18">Заговорщики таки подняли восстание после исчезновения Селестии. Они обвинили Луну и Макса в узурпации власти</text:span>&gt;</text:p>
      <text:p text:style-name="P33"/>
      <text:p text:style-name="P33">&lt;<text:span text:style-name="T18">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7">- В соответствии с законом от … «Об отсутствии одного из соправителей диархии» принимаю всю власть на себя!</text:p>
      <text:p text:style-name="P27">- <text:s/>Но этот закон Её Высочество, принцесса Селестия принимала для себя, чтобы разрешить ситуацию с вашим … ммм... пребыванием на Луне!</text:p>
      <text:p text:style-name="P33"><text:span text:style-name="T18">- В законе не указана конкретный соправитель Диархии!</text:span>&gt;</text:p>
      <text:p text:style-name="P37"/>
      <text:p text:style-name="P37"><text:span text:style-name="T6">&lt;</text:span><text:span text:style-name="T17">Макс утром слышит голоса из сарайчика возле дома (на самом деле его дом — это будка путевого обходчика возле тупиковой ветки ж/д, конец которой скрывается в этом самом сарайчике). Голоса обсуждают что-то типа «ровнее вставляй! Вектор тяги должен быть строго перпендикулярен земле. Во второй ступени должно быть десять зарядов» - это меткоискатели сооружают на дрезине в сарайчике стартовую площадку для ускорителя на ракетной тяге из фейерверков. Они хотят с помощью этого ускорителя ускорить частицы — яблоко, стекляшку и скутер — и получить ответ на вопрос: куда деваются пони? Макс идёт на базар за хавчиком. На базаре же он чинит тележку Эпплджек (за что получает в подарок бутыль крепкого Маковского самодельного «сидра»). Там он встречается с Пинки, покупающей шпинат (как альтернативу кексикам и всему сладкому). Вдвоём они зашли в гендель и там </text:span><text:span text:style-name="T17">упились маковским сидром до розовых слоников. Но разговорившись с Пинки, Макс понимает, что меткоискатели затеяли опасную хрень (видит у Пинки схему ускорителя на ракетных движках из </text:span><text:span text:style-name="T17">фейерверков с пони в центре — это ей по ошибке дали меткоискатели). Макс бежит домой. Пинки — за ним. Потом Макс падает </text:span><text:span text:style-name="T22">(</text:span><text:span text:style-name="T17">пытается пробежать мимо фонарного столба, но по пьяни видит два, пытается пробежать между них и врезается лбом.</text:span><text:span text:style-name="T22">)</text:span><text:span text:style-name="T17">, Пинки приходится тащить его на себе (поддевает его носом и взваливает на себя. В конце-концов, они подбегают к дому, чтобы увидеть взлёт ракеты со Скуталу со стартовой площадки из дрезины (Скуталу спасена Рэйнбоу Дэш, которая ставит облёванную, перемазанную в давленых яблоках и бриллиантах жеребёнку перед Максом).</text:span><text:span text:style-name="T6">&gt;</text:span></text:p>
      <text:p text:style-name="P33"/>
      <text:p text:style-name="P10"><text:span text:style-name="T39">&lt;</text:span><text:span text:style-name="T20">Макс с Дэш едут за ядром ускорителя в пригород Мэйнхеттена — Фетлок. На обратном пути рельсы проваливаются из-за пролома в земле. Дэш тащит Макса по воздуху (34). По прибытию в Понивилль </text:span><text:span text:style-name="T20">узнают из газет, что Селестия исчезла, а Макс в розыске (как подозреваемый в её исчезновении). Потом </text:span><text:span text:style-name="T20">— заклинание Индрэ с помощью ускорителя и Элементов Гармонии — Макс видит, что за экраном (его </text:span><text:soft-page-break/><text:span text:style-name="T20">мир), и Тию в очереди к экрану (экскурс в прошлое). Потом — бегство из понивилля (Макса заметили при входе в библиотеку) через туннель в подвале — выжжен ускорителем в прошлый эксперимент — </text:span><text:span text:style-name="T20">ведёт на обрывистый берег реки. Потом встреча с Луной — Макс встречается с ней во сне и она приходит к нему наяву после бегства</text:span><text:span text:style-name="T39">&gt;</text:span></text:p>
      <text:p text:style-name="P10"/>
      <text:p text:style-name="P1"/>
      <text:p text:style-name="P37">Но реальная пони здорово отличалась от сериальной (как и все остальные, надо сказать). </text:p>
      <text:p text:style-name="P37"/>
      <text:p text:style-name="P37"/>
      <text:p text:style-name="P48"><text:span text:style-name="T6">–</text:span> Заклинания Свирла Бородатого обычно срабатывают без ошибок.</text:p>
      <text:p text:style-name="P48"><text:span text:style-name="T6">–</text:span> Если их правильно вызывают, <text:span text:style-name="T6">–</text:span> пробурчал возвратившийся Спайк, укладываясь в корзинку.</text:p>
      <text:p text:style-name="P48"><text:span text:style-name="T6">–</text:span> Что он имел ввиду?</text:p>
      <text:p text:style-name="P48"><text:span text:style-name="T6">–</text:span> Нууу, - Твайлайт смутилась, <text:span text:style-name="T6">–</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48"/>
      <text:p text:style-name="P48"><text:span text:style-name="T6">&lt;</text:span><text:span text:style-name="T17">Селестия проснётся на Терре в облике кибермозга, т.к. в своём мире она на ступень выше пони (а </text:span><text:span text:style-name="T17">кибермозг на Терре на ступень выше людей)</text:span><text:span text:style-name="T6">&gt;</text:span></text:p>
      <text:p text:style-name="P48"><text:span text:style-name="T6">–</text:span> Да, печально получилось <text:span text:style-name="T6">&lt;</text:span><text:span text:style-name="T18">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8"><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8"><text:span text:style-name="T6">–</text:span> Нет, она мне ничего не говорила. Но, видишь ли, ваше королевство и вы сами описаны в моём мире в детском сериале.</text:p>
      <text:p text:style-name="P48"><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8">Я покачал головой.</text:p>
      <text:p text:style-name="P48"><text:span text:style-name="T6">–</text:span> Вряд ли кто-то из людей побывал здесь до меня. До вас ведь никто не вызывал это заклинание Свирла?</text:p>
      <text:p text:style-name="P48"><text:span text:style-name="T6">–</text:span> Нет. Собрание столь сильных магов запомнилось бы.</text:p>
      <text:p text:style-name="P48"><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8"><text:soft-page-break/><text:span text:style-name="T6">–</text:span> Вам нравятся рассказы про Эквестрию? <text:span text:style-name="T6">–</text:span> Твайлайт улыбнулась.</text:p>
      <text:p text:style-name="P48"><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8"><text:span text:style-name="T6">–</text:span> Брони?</text:p>
      <text:p text:style-name="P48"><text:span text:style-name="T6">–</text:span> Так называют себя поклонники этого детского сериала и вас самих <text:span text:style-name="T1">—</text:span> сериальных.</text:p>
      <text:p text:style-name="P48">Твайлайт зарделась.</text:p>
      <text:p text:style-name="P48"><text:span text:style-name="T6">–</text:span> Ого! У нас есть поклонники! Интересно было бы поговорить об этом с твоим другом.</text:p>
      <text:p text:style-name="P48"><text:span text:style-name="T6">–</text:span> Его нет. Он погиб полгода назад.</text:p>
      <text:p text:style-name="P48"><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48"><text:span text:style-name="T6">–</text:span> Всё в порядке, Твайлайт.</text:p>
      <text:p text:style-name="P48">Твайлайт подошла к нише у двери, зажгла небольшую горелку и поставила на неё небольшой изящный чайничек</text:p>
      <text:p text:style-name="P48"><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37"/>
      <text:p text:style-name="P37"/>
      <text:p text:style-name="P48">Я помолчал, собираясь с мыслями. Мысли собирались туго, но самое тупое решение мне пришло в голову ещё в Кантерлоте.</text:p>
      <text:p text:style-name="P48"><text:span text:style-name="T6">–</text:span> Я помню, ваша магия Элементов Гармонии обладает большой силой.</text:p>
      <text:p text:style-name="P48"><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8"><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48">Глаза Твайлайт в ужасе расширились. Она поперхнулась.</text:p>
      <text:p text:style-name="P48"><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8">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48"><text:span text:style-name="T6">–</text:span> Для восстановления гармонии, говришь, <text:span text:style-name="T6">–</text:span> я почесал затылок.</text:p>
      <text:p text:style-name="P48"><text:span text:style-name="T6">–</text:span> Ну да, это так. Большие возмущения гармонии можно исправить только с помощью… Ой!..</text:p>
      <text:p text:style-name="P48"><text:span text:style-name="T6">–</text:span> Угу, вот именно. Сейчас имеем “большое возмущение гармонии”.</text:p>
      <text:p text:style-name="P48">Твайлайт прижала копыта к вискам.</text:p>
      <text:p text:style-name="P52"/>
      <text:p text:style-name="P48"><text:span text:style-name="T6">–</text:span> Ты не понимаешь… Я сейчас расскажу.</text:p>
      <text:p text:style-name="P48"/>
      <text:p text:style-name="P48"/>
      <text:p text:style-name="P48"/>
      <text:p text:style-name="P48"><text:span text:style-name="T6">–</text:span> Найтмэр Мун и Дискорд не разорвались и не сгорели.</text:p>
      <text:p text:style-name="P48"><text:soft-page-break/><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52">&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57"/>
      <text:p text:style-name="P37"/>
      <text:p text:style-name="P37"/>
      <text:p text:style-name="P10"/>
      <text:p text:style-name="P7">***</text:p>
      <text:p text:style-name="P3"/>
      <text:p text:style-name="P3">Восстановив события, я начал подниматься с крыльца. Взгляд упал на письмо, которое я машинально свернул трубочкой. </text:p>
      <text:p text:style-name="P3">Так-так.</text:p>
      <text:p text:style-name="P4">Кому: человеку Максу, Понивилль.</text:p>
      <text:p text:style-name="P4">От кого: принцессы Селестии, Кантерлот, дворец.</text:p>
      <text:p text:style-name="P3">Ага, это ответ на мой запрос по оборудованию, который я жду уже неделю.</text:p>
      <text:p text:style-name="P3">&lt;<text:span text:style-name="T17">Селестия отсылает письмо с Дёрпи, а не Спайком, чтобы его не прочла Твайлайт и не узнала о бедственном положении Эквестрии и самой Селестии. Макс в ответ шлёт ей письмо Спайком о том, что он решил принять участие в эксперименте с заклинанием Индрэ для того, чтобы всемерно помось. Но пискьо не отправляется — при попытке Спайка его отослать, оно возвращается и ударяет Спайка по голове (Селестия уже пропала)</text:span>&gt;</text:p>
      <text:p text:style-name="P10"/>
      <text:p text:style-name="P3"/>
      <text:p text:style-name="P3"/>
      <text:p text:style-name="P1"/>
      <text:p text:style-name="P1">...</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text:p>
      <text:p text:style-name="P1"/>
      <text:p text:style-name="P1">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text:p>
      <text:p text:style-name="P1"/>
      <text:p text:style-name="P1">Селестию в очереди на вылет. Видит, куда ведёт чёрный экран. ).&gt;&gt;&gt;</text:p>
      <text:p text:style-name="P1"/>
      <text:p text:style-name="P60">&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0">Селестия снится Максу сгорающей — она находит его замерзающим в заснеженном поле (после <text:soft-page-break/>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2">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6">&lt;</text:span><text:span text:style-name="T18">Твайлайт с усердием исследователя-фанатика готовит Макса к эксперименту (заклинанию двойного </text:span><text:span text:style-name="T18">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text:span><text:span text:style-name="T18">маг — и потому хочет реализовать на Максе заклинание двойного сна.</text:span><text:span text:style-name="T6">&gt;</text:span></text:p>
      <text:p text:style-name="P1"><text:span text:style-name="T6">&lt;</text:span><text:span text:style-name="T26">В разговоре в Кантерлоте с Луной после исчезновения Селестии Макс узнаёт, что она (Селестия) холодна к сексу.</text:span><text:span text:style-name="T6">&gt;</text:span></text:p>
      <text:p text:style-name="P1"/>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37"/>
      <text:h text:style-name="P115" text:outline-level="2">Сон Рэрити</text:h>
      <text:p text:style-name="P48"/>
      <text:p text:style-name="P48">… в огромном пустом пространстве, а меня окружают звёзды, <text:span text:style-name="T1">–</text:span> рассказывала Рэрити, когда мы с пегаской вломились в библиотеку.</text:p>
      <text:p text:style-name="P48"><text:span text:style-name="T1">–</text:span> Привет Макс, - кивнула она мне.</text:p>
      <text:p text:style-name="P48">Рэрити перевела взгляд с меня на взъерошенную пегаску и недоверчиво сморщила носик.</text:p>
      <text:p text:style-name="P48"><text:span text:style-name="T1">–</text:span> Боже, какие страсти! - прошептала она.</text:p>
      <text:p text:style-name="P48">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8"><text:soft-page-break/><text:span text:style-name="T1">–</text:span> Ну так вот, <text:span text:style-name="T1">–</text:span> продолжила Рэрити, <text:span text:style-name="T1">–</text:span> в этом космосе вдруг появилась звёздочка...</text:p>
      <text:p text:style-name="P48"/>
      <text:p text:style-name="P49">***</text:p>
      <text:p text:style-name="P48"/>
      <text:p text:style-name="P48"><text:span text:style-name="T6">&lt;</text:span><text:span text:style-name="T17">Влад рассказывает Максу о своём сне </text:span><text:span text:style-name="T22">—</text:span><text:span text:style-name="T17"> как он был поняхой, а потом проснулся в мире Терры</text:span><text:span text:style-name="T6">&gt;</text:span></text:p>
      <text:p text:style-name="P52"/>
      <text:p text:style-name="P48"><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48"><text:span text:style-name="T6">–</text:span> Да? Что “тут”? <text:span text:style-name="T6">–</text:span> Твайлайт была вся внимание.</text:p>
      <text:p text:style-name="P48"><text:span text:style-name="T6">–</text:span> Тут я проснулась.</text:p>
      <text:p text:style-name="P48"><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48">(<text:span text:style-name="T6">&lt;</text:span><text:span text:style-name="T17">согласовать с тем, что говорил Анакорн о Р/Д</text:span><text:span text:style-name="T6">&gt;</text:span>). </text:p>
      <text:p text:style-name="P48">Об этом Эгрегоре пишется в книге <text:span text:style-name="T6">&lt;</text:span><text:span text:style-name="T17">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48"><text:span text:style-name="T1">Т</text:span>вайлайт в возбуждении ходила кругами по читальному залу.</text:p>
      <text:p text:style-name="P48"><text:span text:style-name="T6">–</text:span> Та цепочка пони, уходящих в экран… Рэрити, опиши, пожалуйста, что ты видела за экраном? Как можно более детально.</text:p>
      <text:p text:style-name="P48">Единорожка наморщила лоб, вспоминая.</text:p>
      <text:p text:style-name="P48"><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52"/>
      <text:p text:style-name="P48"><text:span text:style-name="T6">&lt;</text:span><text:span text:style-name="T17">обоснование сна для Р/Д. РД видит несколько вариантов историй с Mane6 </text:span><text:span text:style-name="T22">—</text:span><text:span text:style-name="T17"> и с собой + Леро </text:span><text:span text:style-name="T22">—</text:span><text:span text:style-name="T17"> намёк на несовместимые фанфики</text:span></text:p>
      <text:p text:style-name="P48"><text:span text:style-name="T17">Пинки видит кошмар (кексики) и сходит с ума. И ещё она видит как Селестия стала Матрицей (подпрограммой Нексуса)</text:span><text:span text:style-name="T6">&gt;</text:span></text:p>
      <text:p text:style-name="P48"/>
      <text:p text:style-name="P48"><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8"><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48"><text:span text:style-name="T6">–</text:span> Кто <text:span text:style-name="T6">—</text:span> она? <text:span text:style-name="T6">–</text:span> повернулась Твайлайт.</text:p>
      <text:p text:style-name="P48"><text:span text:style-name="T6">–</text:span> Её Высочество, принцесса Селестия...</text:p>
      <text:p text:style-name="P59"/>
      <text:p text:style-name="P37"/>
      <text:p text:style-name="P48"><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text:soft-page-break/>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8"/>
      <text:p text:style-name="P48"/>
      <text:p text:style-name="P48">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8">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8"><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8">Твайлайт покачала головой.</text:p>
      <text:p text:style-name="P48"><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8"><text:span text:style-name="T1">–</text:span> Не одному? Почему?</text:p>
      <text:p text:style-name="P48"><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8"><text:span text:style-name="T1">–</text:span> Хм, интересно. А что чувствует снопроходец, находясь в чужом сне?</text:p>
      <text:p text:style-name="P48"><text:span text:style-name="T1">–</text:span> Он переживает всё как наяву. Есть ещё один... м-м-м… нюанс.</text:p>
      <text:p text:style-name="P48">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8"><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8"><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8"><text:span text:style-name="T1">–</text:span> Он исчез?</text:p>
      <text:p text:style-name="P57"><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3"/>
      <text:p text:style-name="P33"/>
      <text:p text:style-name="P33">&lt;<text:span text:style-name="T17">–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48"><text:span text:style-name="T6">–</text:span> М-м-м. В описании заклинания Свирл упоминал гармонию. Я и подумал, а что, если это кат-то связано с тобой и твоими друзьями?</text:p>
      <text:p text:style-name="P48"><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48"><text:span text:style-name="T6">–</text:span> М-м-м… “...на укрепление гармонии нашего континуума...”.</text:p>
      <text:p text:style-name="P33">&gt;</text:p>
      <text:p text:style-name="P33"><text:soft-page-break/></text:p>
      <text:p text:style-name="P33"/>
      <text:p text:style-name="P40">.<text:span text:style-name="T17">..Макс! Запрошенный тобой </text:span><text:span text:style-name="T22">&lt;</text:span><text:span text:style-name="T17">синхрофазотрон</text:span><text:span text:style-name="T22">&gt; </text:span><text:span text:style-name="T17">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0"><text:span text:style-name="T39">&lt;</text:span><text:span text:style-name="T24">Макс помогает починить Эпплджек повозку.</text:span><text:span text:style-name="T39">&gt;</text:span></text:p>
      <text:p text:style-name="P33"/>
      <text:p text:style-name="P80"/>
      <text:p text:style-name="P49"/>
      <text:p text:style-name="P49">***</text:p>
      <text:p text:style-name="P48"><text:span text:style-name="T6">–</text:span> Нууу, я не думаю, что это описан наша Терра. У нас ничего подобного не водится.</text:p>
      <text:p text:style-name="P48"><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48"><text:span text:style-name="T6">–</text:span> Печенье испёк Спайк. Он на удивление искусный повар, когда на него находит вдохновение.</text:p>
      <text:p text:style-name="P48"><text:span text:style-name="T6">–</text:span> М-м-м. Вкусно. Очень вкусно.</text:p>
      <text:p text:style-name="P52"/>
      <text:p text:style-name="P48"><text:span text:style-name="T6">&lt;</text:span><text:span text:style-name="T17">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52"/>
      <text:p text:style-name="P48"><text:span text:style-name="T6">–</text:span> Хорошо, у тебя есть какие-то встречные предложения?</text:p>
      <text:p text:style-name="P48">Твайлайт задумчиво прошлась вдоль книжной полки.</text:p>
      <text:p text:style-name="P48"><text:span text:style-name="T6">–</text:span> Мне надо поискать. Должно быть что-то подходящее для нашего случая. Я поищу в разделе психологиии и… призывания духов.</text:p>
      <text:p text:style-name="P48">Я рассмеялся.</text:p>
      <text:p text:style-name="P48"><text:span text:style-name="T6">–</text:span> Для духа я слишком материален.</text:p>
      <text:p text:style-name="P48"><text:span text:style-name="T6">–</text:span> Я знаю. Но ничего более подходящего в голову не приходит. Приходи завтра после обеда. Хорошо?</text:p>
      <text:p text:style-name="P48"><text:span text:style-name="T6">–</text:span> Хорошо, Твайлайт. Приду. Спокойной ночи!</text:p>
      <text:p text:style-name="P48"><text:span text:style-name="T6">–</text:span> Спокойной ночи, Макс!</text:p>
      <text:p text:style-name="P10"/>
      <text:p text:style-name="P10"/>
      <text:p text:style-name="P10"/>
      <text:p text:style-name="P52"><text:span text:style-name="T41">&lt;</text:span><text:span text:style-name="T21">самолёт в эквестрию проваливается во время </text:span><text:span text:style-name="T19">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0">&gt;</text:span></text:p>
      <text:p text:style-name="P58">&lt;<text:span text:style-name="T1">О рейде пони-рейнджеров Максу рассказывает Луна во время его возвращения в Кантерлот после исчезновения Селестии.</text:span>&gt;</text:p>
      <text:p text:style-name="P33"/>
      <text:p text:style-name="P59">&lt;<text:span text:style-name="T17">На Терре Селестия, будучи в компьютере, случайно пробуждает в Нексусе активный интеллект. </text:span><text:span text:style-name="T17">Нексус становится СелестИИ. - отсылка к «Дружба — это оптимум»</text:span>&gt;</text:p>
      <text:p text:style-name="P59"><text:soft-page-break/></text:p>
      <text:p text:style-name="P48"><text:span text:style-name="T6">–</text:span> Ты могла бы нести меня телекинезом. Я, после того, как узнал о ваших способностях, удивлялся, почему ты этого не сделала?</text:p>
      <text:p text:style-name="P48"><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55"><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48"/>
      <text:p text:style-name="P48"><text:span text:style-name="T6">–</text:span> А дальше всё было хуже, намного хуже...</text:p>
      <text:p text:style-name="P48"/>
      <text:p text:style-name="P1"/>
      <text:p text:style-name="P48"/>
      <text:p text:style-name="P49">***</text:p>
      <text:p text:style-name="P52"/>
      <text:p text:style-name="P48"><text:span text:style-name="T6">&lt;Луна - </text:span><text:span text:style-name="T17">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52"/>
      <text:h text:style-name="P115" text:outline-level="2">Рейд пони-рэйнджеров</text:h>
      <text:p text:style-name="P48">&lt;Магия изо всех окраин Эквестрии бежит к её центру — в Вечнодикий лес&gt;</text:p>
      <text:p text:style-name="P54">(леденящий душу триллер, музыка тревожная)</text:p>
      <text:p text:style-name="P50">&lt;<text:span text:style-name="T17">Мощная статура, множество коротких косичек соломенных волос, торчащих в разные стороны из-</text:span><text:span text:style-name="T17">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8">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8">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8">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8">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8">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8">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8">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text:soft-page-break/>кустах, обрамляющих поляну.</text:p>
      <text:p text:style-name="P48"><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48"><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48"><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48"><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48">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48"><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48"><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48"><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48">Дальше мы передвигались с интервалом бескрылого прыжка, чтобы не нанести друг другу увечий в случае работы оружием.</text:p>
      <text:p text:style-name="P49">***</text:p>
      <text:p text:style-name="P48"><text:span text:style-name="T6">–</text:span> Шанту?</text:p>
      <text:p text:style-name="P48"><text:span text:style-name="T6">–</text:span> Ваше Высочество? Мы никогда не встречали такое существо раньше и я…</text:p>
      <text:p text:style-name="P48"><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48">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48"><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6">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49">***</text:p>
      <text:p text:style-name="P48"><text:span text:style-name="T6">&lt;</text:span><text:span text:style-name="T18">Добавить кокатрикса, мантикору и древесных волков. Тентаклианы переименовать в пландерсиды</text:span><text:span text:style-name="T6">&gt;</text:span></text:p>
      <text:p text:style-name="P48">...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8"><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8"><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48">Мэдтроттер сколотил себе табунчик из трёх кобылок в два раза моложе его, что опекали его, как дитя <text:soft-page-break/>малое. Из-за чего Мэдтроттер часто становился обьектом шуток. Впрочем, он не обижался и сам подшучивал над этим фактом.</text:p>
      <text:p text:style-name="P48"><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48">Поэтому мы ещё тщательнее стали высматривать в траве камни древнего пути. Когда-то это был самый <text:span text:style-name="T6">&lt;</text:span><text:span text:style-name="T17">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8"><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48"><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48">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8"><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48">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8">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8"><text:span text:style-name="T6">–</text:span> Дискорд! Что их убило? <text:span text:style-name="T6">–</text:span> присвистнул обошедший Хорста с другой стороны Калрус.</text:p>
      <text:p text:style-name="P48"><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48">Я поднял нагрудную бляху, лежащую на скелете с раздавленной грудной клеткой.</text:p>
      <text:p text:style-name="P48"><text:span text:style-name="T6">–</text:span> Это королевский конвой. Такие были на службе у принцесс ещё лет двадцать назад, до Раздора.</text:p>
      <text:p text:style-name="P48"><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48"><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8">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49">***</text:p>
      <text:p text:style-name="P48"><text:span text:style-name="T6">–</text:span> Откуда там останки пегасов? Кто мог поймать их там? Они могут уйти от любой засады.</text:p>
      <text:p text:style-name="P48"><text:span text:style-name="T6">–</text:span> Не знаю, как насчёт летунов, принцессса, но когда мы осматривали кости, на нас было совершено нападение...</text:p>
      <text:p text:style-name="P48"><text:span text:style-name="T6">–</text:span> Вот как? На королевскую стражу в центре Эквестрии? Кто же это был?</text:p>
      <text:p text:style-name="P48"><text:span text:style-name="T6">–</text:span> Лианы, принцесса. <text:span text:style-name="T6">–</text:span> Кимеринн отчеканил последнюю фразу, глядя прямо перед собой. <text:span text:style-name="T6">–</text:span> С трёх <text:soft-page-break/>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7">???</text:span><text:span text:style-name="T6">&gt;</text:span></text:p>
      <text:p text:style-name="P48">Луна обошла Кимеринна. </text:p>
      <text:p text:style-name="P48"><text:span text:style-name="T6">–</text:span> У вас рассечен бок. И колотая рана на шее.</text:p>
      <text:p text:style-name="P48"><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48"><text:span text:style-name="T6">–</text:span> Расслабьтесь, Кимеринн. Вы очень скованы. Я вижу, вам нелегко пришлось в этом походе.</text:p>
      <text:p text:style-name="P48">Растерзанная шея жеребца напомнила Луне о другом, которого она называла на “ты” больше тысячи лет назад, во время восстания.</text:p>
      <text:p text:style-name="P48"><text:span text:style-name="T6">–</text:span> Я ценю вашу службу и хочу достойно наградить вас. Спрашивайте.</text:p>
      <text:p text:style-name="P48"><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48">Луна вздохнула. Всё-таки, насколько легче было быть Найтмэр-Мун! Тогда ей не нужно было стесняться своих желаний и все было намного проще.</text:p>
      <text:p text:style-name="P48"><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48"><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48">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8">Он был высок для пони и Луне понадобилось всего лишь немного склонить шею, чтобы тихо выдохнуть ему в ухо:</text:p>
      <text:p text:style-name="P48"><text:span text:style-name="T6">–</text:span> Ну что же… Я рада оказать такую услугу… Тебе…</text:p>
      <text:p text:style-name="P48"><text:span text:style-name="T6">–</text:span> Принцесса…</text:p>
      <text:p text:style-name="P48"><text:span text:style-name="T6">–</text:span> Луна, мой дорогой. Для тебя <text:span text:style-name="T6">—</text:span> Луна…</text:p>
      <text:p text:style-name="P48">...</text:p>
      <text:p text:style-name="P48"/>
      <text:h text:style-name="P115" text:outline-level="2">Рейд пони-рэйнджеров-2 (<text:span text:style-name="T17">продолжение рейда пони-рэйнджеров</text:span>)</text:h>
      <text:p text:style-name="P48"/>
      <text:p text:style-name="P48">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8">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8">Мэдтроттер подошёл к холму и зацепил концом алебарды зелёный покров.</text:p>
      <text:p text:style-name="P48"><text:span text:style-name="T1">–</text:span> Металл! <text:span text:style-name="T1">–</text:span> удивлённо воскликнул он. <text:span text:style-name="T1">–</text:span> И стекло.</text:p>
      <text:p text:style-name="P48">В металлической поверхности сверкнуло небольшое прямоугольное окошко.</text:p>
      <text:p text:style-name="P48">Я прошёл вдоль холма и вскоре под побегами дикого винограда обнаружил вход, открывающий <text:soft-page-break/>внутренности холма.</text:p>
      <text:p text:style-name="P48"><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8">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48">Внутренности этого металлического “корабля” не вызывали у меня доверия. Но Вечнодикий лес после встречи с <text:span text:style-name="T6">&lt;</text:span><text:span text:style-name="T17">гидрорысью</text:span><text:span text:style-name="T6">&gt;</text:span> и нападением <text:span text:style-name="T6">&lt;</text:span><text:span text:style-name="T17">тентаклиан</text:span><text:span text:style-name="T6">&gt;</text:span> казался мне ещё опаснее. А если этот корабль обследовать как следует…</text:p>
      <text:p text:style-name="P48"><text:span text:style-name="T6">–</text:span> Заночуем внутри. - <text:span text:style-name="T1">р</text:span>ешил я.</text:p>
      <text:p text:style-name="P48"><text:span text:style-name="T6">&lt;</text:span><text:span text:style-name="T17">Нужен ли тут самолёт? Нужен артефакт из Fallout Equestria - летучий корабль</text:span>?<text:span text:style-name="T6">&gt;</text:span></text:p>
      <text:p text:style-name="P48">Утро встретило нас туманом. Я пытался рассмотреть руины замка на противоположном берегу.</text:p>
      <text:p text:style-name="P48"><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48"><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8">Я сбросил громоздкие перемётные сумки с поклажей, оставив только закреплённый на ноге кинжал.</text:p>
      <text:p text:style-name="P48"><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9">***</text:p>
      <text:p text:style-name="P48">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8"><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48">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48">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8">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8"><text:span text:style-name="T6">–</text:span> Поворачивайте, уходите от болота! <text:span text:style-name="T6">–</text:span> донёсся его крик.</text:p>
      <text:p text:style-name="P48">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9">***</text:p>
      <text:p text:style-name="P48"><text:span text:style-name="T6">–</text:span> Дискорд тебе в крыло, Ким, ты таки заставил нас попотеть! Что там за чертовщина?</text:p>
      <text:p text:style-name="P48">Я отлепился от серебристой поверхности и прыгул на землю.</text:p>
      <text:p text:style-name="P48"><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48"><text:soft-page-break/>Сброшенный обрубок лианы медленно извивался, стараясь найти опору, вокруг которой можно было бы обвиться. </text:p>
      <text:p text:style-name="P48"><text:span text:style-name="T6">– </text:span>Схватил бы за крыло <text:span text:style-name="T6">—</text:span> я бы не вырвался.</text:p>
      <text:p text:style-name="P48">Я взглянул вверх. На металлической стенке чётко отпечатались четыре полукруга копыт. </text:p>
      <text:p text:style-name="P48"><text:span text:style-name="T6">–</text:span> И пришлось бы тебе за меня во дворце отдуваться.</text:p>
      <text:p text:style-name="P48"><text:span text:style-name="T6">–</text:span> Нашел что-нибудь интересное в развалинах?</text:p>
      <text:p text:style-name="P48"><text:span text:style-name="T6">–</text:span> А как же! Странное такое. Похожее на обезьяну. Но стройнее и грациознее. И оно было одето…</text:p>
      <text:p text:style-name="P48"><text:span text:style-name="T6">–</text:span> Одето?</text:p>
      <text:p text:style-name="P48"><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48"><text:span text:style-name="T6">–</text:span> Ещ одно неизвестное чудовище! <text:s/>Что-то их тут много развелось.</text:p>
      <text:p text:style-name="P48">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8">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8">Я забросил на спину перемётные сумки и дал команду сбора.</text:p>
      <text:p text:style-name="P48"><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48">“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48"><text:span text:style-name="T6">–</text:span> Вы ведь в неопасное место идёте, да?</text:p>
      <text:p text:style-name="P48"><text:span text:style-name="T6">–</text:span> Да, Силк Мэйн, в неопасное.</text:p>
      <text:p text:style-name="P48"><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8"><text:span text:style-name="T6">–</text:span> Силк, не волнуйся, если будет опасно, мы сразу же повернём. (И пойдём другой дорогой <text:span text:style-name="T6">—</text:span> додумал я).</text:p>
      <text:p text:style-name="P48">Силк Мэйн выпустила мою ногу, успокаиваясь. Я пошёл в казарму, а кобылки продолжали молча смотреть на меня...</text:p>
      <text:p text:style-name="P48">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48">Опять таки, шансы для Мэда и Калруса <text:s/>пройти через болото <text:span text:style-name="T6">—</text:span> ничтожны.</text:p>
      <text:p text:style-name="P48"><text:soft-page-break/><text:span text:style-name="T6">–</text:span> Возвращаемся, Мэдди, <text:span text:style-name="T6">–</text:span> решил я. <text:span text:style-name="T6">–</text:span> Намотрелись достаточно.</text:p>
      <text:p text:style-name="P48">Пусть принцесса считает меня трусом, пусть я больше не смогу взглянуть ей в глаза, но я должен сделать то, что делаю. Мы возвращаемся…</text:p>
      <text:p text:style-name="P48"/>
      <text:h text:style-name="P115" text:outline-level="2">Продолжение ЛСД-чаепития</text:h>
      <text:p text:style-name="P48"/>
      <text:p text:style-name="P48"><text:s/>Так значит, своим появлением я невольно поспособствовал гибели особенного пони Луны? Мне очень жаль…</text:p>
      <text:p text:style-name="P48">Селестия через силу улыбнулась.</text:p>
      <text:p text:style-name="P48"><text:span text:style-name="T6">–</text:span> Пони умеют переносить тяготы, Макс. <text:span text:style-name="T6">–</text:span> Иначе бы мы не выжили. В нашей истории бывали очень тяжёлые времена.</text:p>
      <text:p text:style-name="P48">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48"><text:span text:style-name="T6">&lt;</text:span><text:span text:style-name="T17">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48"><text:span text:style-name="T6">&lt;</text:span><text:span text:style-name="T17">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48"/>
      <text:p text:style-name="P48"/>
      <text:p text:style-name="P48"/>
      <text:p text:style-name="P48"><text:span text:style-name="T6">–</text:span> Тия, я…</text:p>
      <text:p text:style-name="P48"><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8">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48">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48">Селестия замолчала, потом медленно поднесла ко рту чашку с холодным чаем и сделала три глубоких глотка.</text:p>
      <text:p text:style-name="P48"><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48"><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48"><text:soft-page-break/><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8"/>
      <text:p text:style-name="P77"/>
      <text:p text:style-name="P59">Она вытянула шею и начала по очереди сгибать-разгибать ноги, разминая суставы.</text:p>
      <text:p text:style-name="P59"><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48"/>
      <text:p text:style-name="P48"><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48">Её образ расплывался, в голове стоял звон, звуки проникали в уши как будто через толстый слой ваты.</text:p>
      <text:p text:style-name="P48"><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8">мочь мне. Помочь всем нам. А сейчас иди, отдыхай.</text:p>
      <text:p text:style-name="P48"/>
      <text:h text:style-name="P115" text:outline-level="2">В библиотеке замка Селестии</text:h>
      <text:p text:style-name="P81"/>
      <text:p text:style-name="P55">“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8">Мда. Я захлопнул книгу <text:span text:style-name="T6">&lt;</text:span><text:span text:style-name="T17">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7">название библиотеки</text:span><text:span text:style-name="T6">&gt;</text:span>, пытаясь найти хоть какую-нибудь зацепку. Но всё тщётно.</text:p>
      <text:p text:style-name="P48">Если верить заклинанию, я <text:span text:style-name="T6">—</text:span> внешняя сила, и если меня хорошо попросить <text:span text:style-name="T6">&lt;</text:span><text:span text:style-name="T17">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48">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8"/>
      <text:h text:style-name="P115" text:outline-level="2"><text:soft-page-break/>Понивилль</text:h>
      <text:p text:style-name="P48"/>
      <text:h text:style-name="P115" text:outline-level="2">Знакомство с Элементами Гармонии</text:h>
      <text:p text:style-name="P48"/>
      <text:p text:style-name="P48">На следующий день я застал в библиотеке кроме Твайлайт ещё трёх кобылок.</text:p>
      <text:p text:style-name="P48"><text:span text:style-name="T1">–</text:span> Знакомься, Макс <text:span text:style-name="T1">–</text:span> начала представлять меня Твайлайт, <text:span text:style-name="T1">–</text:span> это Пинки Пай.</text:p>
      <text:p text:style-name="P48"><text:span text:style-name="T1">–</text:span> Очень приятно, Макс.</text:p>
      <text:p text:style-name="P48"><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8"><text:span text:style-name="T1">–</text:span> ...то Рэрити! <text:span text:style-name="T1">–</text:span> Твайлайт представила светлую единорожку, которая чуть склонила голову в приветствии.</text:p>
      <text:p text:style-name="P48"><text:span text:style-name="T1">–</text:span> Макс, <text:span text:style-name="T1">–</text:span> кивнул я ей в ответ.</text:p>
      <text:p text:style-name="P48"><text:span text:style-name="T1">–</text:span> Рэйнбоу Дэш! <text:span text:style-name="T1">–</text:span> голубая пегаска представилась сама, насмешливо наморщив нос.</text:p>
      <text:p text:style-name="P48"><text:span text:style-name="T1">–</text:span> Макс. <text:span text:style-name="T1">–</text:span> закончил представляться я.</text:p>
      <text:p text:style-name="P48">Твайлайт продолжила прерванную моим появлением беседу.</text:p>
      <text:p text:style-name="P48"><text:span text:style-name="T1">–</text:span> Как я вам уже рассказывала, заклинание Свирла вызвало сюда Макса. И он хочет нам помочь, но не знает, как.</text:p>
      <text:p text:style-name="P48">Голубая пегаска вомущённо фыркнула.</text:p>
      <text:p text:style-name="P48"><text:span text:style-name="T1">–</text:span> А нужно ли нам помогать? Сами как-нибудь справимся!</text:p>
      <text:p text:style-name="P48"><text:span text:style-name="T1">–</text:span> Но Дэш, дорогая, неужели ты думаешь, что Твайлайт и принцесса Селестия не перепробовали всё возможное?</text:p>
      <text:p text:style-name="P48"><text:span text:style-name="T1">–</text:span> Рэрити грациозно улеглась на подушку, пододвинув её к себе магией.</text:p>
      <text:p text:style-name="P48"><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8"><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48">Я ошеломлённо посмотрел на неё.</text:p>
      <text:p text:style-name="P48"><text:span text:style-name="T1">–</text:span> Откуда ты знаешь?</text:p>
      <text:p text:style-name="P48"><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8"><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8"><text:span text:style-name="T1">– </text:span>47 лет? Такой старый? <text:span text:style-name="T1">–</text:span> тихо произнесла Рэйнбоу Дэш с сомнением поглядывая на меня.</text:p>
      <text:p text:style-name="P48"><text:span text:style-name="T1">–</text:span> Не старый. У нас живут, в среднем, до 90-ти <text:span text:style-name="T1">–</text:span> 100-а лет.</text:p>
      <text:p text:style-name="P48"><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8"><text:span text:style-name="T1">–</text:span> Программы. Это такие… гм… заклинания. Ты пишешь программу, запускаешь её, а потом она делает что-то для тебя.</text:p>
      <text:p text:style-name="P48"><text:span text:style-name="T1">–</text:span> То есть, ты, типа, волшебник в своём мире?</text:p>
      <text:p text:style-name="P48"><text:span text:style-name="T1">–</text:span> Вряд ли меня так можно называть. Очень далёкие параллели. У нас совсем нет магии.</text:p>
      <text:p text:style-name="P48"><text:span text:style-name="T1">–</text:span> Не понимаю, <text:span text:style-name="T1">–</text:span> пегаска яростно почесала копытом за ухом. <text:span text:style-name="T1">–</text:span> Нет магии, но есть заклинания. Есть <text:soft-page-break/>заклинатель, но он не волшебник. Фигня какая-то!</text:p>
      <text:p text:style-name="P48"><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8"/>
      <text:p text:style-name="P48"/>
      <text:p text:style-name="P48">...</text:p>
      <text:p text:style-name="P48"/>
      <text:p text:style-name="P48"><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8"><text:span text:style-name="T1">–</text:span> Ну… В общем, да. Надо ещё пригласить Эпплджек и Флаттершай.</text:p>
      <text:p text:style-name="P48"><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8"><text:span text:style-name="T1">–</text:span> О, Рэрити, спасибо-спасибо-спасибо! <text:span text:style-name="T1">–</text:span> Твайлайт обняла единорожку.</text:p>
      <text:p text:style-name="P48"><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8">Рэйнбоу Дэш развернулась к выходу из библиотеки.</text:p>
      <text:p text:style-name="P48"><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8"><text:span text:style-name="T1">–</text:span> Мне кажется, Макс, ты ей чем-то не нравишься, <text:span text:style-name="T1">–</text:span> заметила Рэрити.</text:p>
      <text:p text:style-name="P48"><text:span text:style-name="T1">–</text:span> А, по-моему, так наоборот, <text:span text:style-name="T1">–</text:span> хмыкнул Спайк, всё это время евший в сторонке какие-то сверкающие кристаллы.</text:p>
      <text:p text:style-name="P48"><text:span text:style-name="T1">–</text:span> Но довольно слов. Что нужно делать, дорогая? <text:span text:style-name="T1">–</text:span> обратилась Рэрити к Твайлайт.</text:p>
      <text:p text:style-name="P48"><text:span text:style-name="T1">–</text:span> До утра <text:span text:style-name="T1">—</text:span> ничего. Потом вам нужно лечь рядом и я вызову заклинание двойного сна.</text:p>
      <text:p text:style-name="P48"><text:span text:style-name="T1">–</text:span> Отлично, тогда я ещё успею привести себя в порядок. На все сто нужно выглядеть даже во сне. Тем более, в чужом.</text:p>
      <text:p text:style-name="P48">Рэрити вышла на улицу. Я поднялся с места.</text:p>
      <text:p text:style-name="P48"><text:span text:style-name="T1">–</text:span> Я тоже, пожалуй, пройдусь.</text:p>
      <text:p text:style-name="P48"><text:span text:style-name="T1">–</text:span> Далеко не уходи, Макс. Понивилль не такой уж и маленький, новичок в нём запросто может заблудиться.</text:p>
      <text:p text:style-name="P48"><text:span text:style-name="T1">–</text:span> Не волнуйся, Твайлайт. Пройдусь до железной дороги и обратно.</text:p>
      <text:p text:style-name="P48">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8">Дойдя до железной дороги, я пошёл вдоль неё, постепеннно выходя за пределы городка.</text:p>
      <text:p text:style-name="P48">Чувствительный толчок чуть выше пояса заставил меня сделать два шага вперёд, чтобы не упасть.</text:p>
      <text:p text:style-name="P48">Я обернулся.</text:p>
      <text:p text:style-name="P48">Сзади стояла Рэйнбоу Дэш с растрёпанной от толчка чёлкой.</text:p>
      <text:p text:style-name="P48"><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8"><text:span text:style-name="T1">–</text:span> Рэйнбоу, успокойся. О чём ты?</text:p>
      <text:p text:style-name="P48">Она глядела сквозь чёлку куда-то мимо меня, отворачивая взгляд. Заднее копыто легонько <text:soft-page-break/>притоптывало.</text:p>
      <text:p text:style-name="P48"><text:span text:style-name="T1">–</text:span> Ты знаешь, о чём. Должен знать, <text:span text:style-name="T1">–</text:span> отрезала она, ничего не объясняя.</text:p>
      <text:p text:style-name="P48"><text:span text:style-name="T1">–</text:span> Я не понимаю. Честно. Что ты чувствуешь?</text:p>
      <text:p text:style-name="P48">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48"/>
      <text:p text:style-name="P62"/>
      <text:h text:style-name="P115" text:outline-level="2">Первый сеанс двойного сна. Рэрити</text:h>
      <text:p text:style-name="P48"/>
      <text:p text:style-name="P48"><text:span text:style-name="T6">&lt;</text:span><text:span text:style-name="T17">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48"><text:span text:style-name="T17">Сон одновременно смотрели Рэрити, Пинки и РД. Флатти и ЭйДжей не успели подойти вовремя, т.к. жили за городом.</text:span><text:span text:style-name="T6">&gt;</text:span></text:p>
      <text:p text:style-name="P48"/>
      <text:p text:style-name="P48">Когда я вернулся в библиотеку, Твайлайт и Спайк уже соорудили нечто вроде мягкого уголка на втором этаже.</text:p>
      <text:p text:style-name="P48"><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48"><text:span text:style-name="T6">–</text:span> Может, и поместимся. Но, вообще, я во сне верчусь.</text:p>
      <text:p text:style-name="P48"><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48"><text:span text:style-name="T6">–</text:span> Рэ-ри-тиии! - прошептал в восхищении Спайк.</text:p>
      <text:p text:style-name="P48">И было отчего.</text:p>
      <text:p text:style-name="P48">Что-то неуловимо изменилось в той единорожке, которую я видел ещё утром.</text:p>
      <text:p text:style-name="P48">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48"><text:span text:style-name="T6">–</text:span> Рэрити, ты выглядишь… Замечательно выглядишь! <text:span text:style-name="T6">–</text:span> растерянно пролепетала Твайлайт.</text:p>
      <text:p text:style-name="P48"><text:span text:style-name="T6">–</text:span> Дааааааа… Замечательно! <text:span text:style-name="T6">–</text:span> наконец-то смог закрыть рот <text:span text:style-name="T1">и втянуть слюни </text:span>Спайк.</text:p>
      <text:p text:style-name="P48"><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48"><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8"/>
      <text:p text:style-name="P48"><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48">Двух небольших понячьих матраса, сложенных вместе, мне вполне хватило, чтобы растянуться в полный рост и раскинуть руки крестом.</text:p>
      <text:p text:style-name="P48"><text:span text:style-name="T1">Матрас</text:span> заскрипел, когда на него взошла Рэрити. Она потопталась немного возле меня, выбирая <text:soft-page-break/>позицию, потом аккуратно улеглась рядом и осторожно прижалась лбом к моей голове. </text:p>
      <text:p text:style-name="P48"><text:span text:style-name="T6">–</text:span> Я не слишком давлю? - прошептала мне на ухо единорожка.</text:p>
      <text:p text:style-name="P48">Её ресницы щекотали мне щёку и это было чертовски приятно. Ответить я не успел.</text:p>
      <text:p text:style-name="P48"><text:span text:style-name="T6">–</text:span> Готовы? <text:span text:style-name="T6">–</text:span> Спросила Твайлайт.</text:p>
      <text:p text:style-name="P48"><text:span text:style-name="T6">–</text:span> Я готова. <text:span text:style-name="T6">–</text:span> <text:span text:style-name="T1">о</text:span>тозвалась Рэрити.</text:p>
      <text:p text:style-name="P48"><text:span text:style-name="T6">–</text:span> Готов. <text:span text:style-name="T6">–</text:span> <text:span text:style-name="T1">с</text:span>казал я.</text:p>
      <text:p text:style-name="P48">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48"/>
      <text:h text:style-name="P115" text:outline-level="2">Сон Макса</text:h>
      <text:p text:style-name="P81"/>
      <text:p text:style-name="P48"><text:span text:style-name="T6">&lt;</text:span><text:span text:style-name="T17">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55">...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8"><text:span text:style-name="T22">–</text:span><text:span text:style-name="T17"> Готова, </text:span><text:span text:style-name="T22">–</text:span><text:span text:style-name="T17"> процедила она.</text:span><text:span text:style-name="T6">&gt;</text:span></text:p>
      <text:p text:style-name="P49">***</text:p>
      <text:p text:style-name="P48"><text:span text:style-name="T6">–</text:span> Вставай, Макс! <text:span text:style-name="T6">–</text:span> Маленькое копыто надавливало мне на грудь, делая энергичные круговые движения.</text:p>
      <text:p text:style-name="P48"><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48"><text:span text:style-name="T6">–</text:span> Мне не понравился цвет твоей мордочки. Ты стал слишком бледный. Я решила прервать твой сон. Как ты себя ...</text:p>
      <text:p text:style-name="P48"><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48"><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48"><text:span text:style-name="T6">–</text:span> Я в порядке. Что-то удалось узнать? <text:span text:style-name="T6">–</text:span> обратился я к Рэрити.</text:p>
      <text:p text:style-name="P48"><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48"><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48"><text:span text:style-name="T6">– </text:span>Да, Макс?</text:p>
      <text:p text:style-name="P48"><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48">Твайлайт растерялась.</text:p>
      <text:p text:style-name="P48"><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8"><text:soft-page-break/><text:span text:style-name="T6">–</text:span> Я помогу-у-у-у! <text:span text:style-name="T6">–</text:span> <text:span text:style-name="T1">з</text:span>апрыгала на месте Пинки.</text:p>
      <text:p text:style-name="P48"><text:span text:style-name="T6">–</text:span> Я помогу! <text:span text:style-name="T6">–</text:span> <text:span text:style-name="T1">н</text:span>еожиданно вызвалась Рэйнбоу Дэш, до этого безучастно наблюдавшая за нами.</text:p>
      <text:p text:style-name="P48"/>
      <text:p text:style-name="P56"/>
      <text:p text:style-name="P48"/>
      <text:p text:style-name="P48"><text:span text:style-name="T6">–</text:span> Я первая предложила! <text:span text:style-name="T6">–</text:span> возмутилась Пинки.</text:p>
      <text:p text:style-name="P48"><text:span text:style-name="T6">–</text:span> Предложила не ты, а Твайлайт. <text:span text:style-name="T6">–</text:span> <text:span text:style-name="T1">п</text:span>арировала Рэйнбоу Дэш.</text:p>
      <text:p text:style-name="P48"><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48"><text:span text:style-name="T6">–</text:span> Лады. <text:span text:style-name="T6">–</text:span> проворчала пегаска. <text:span text:style-name="T6">–</text:span> Приходи завтра на девять к библиотеке. Нет, лучше на десять.</text:p>
      <text:p text:style-name="P48"><text:span text:style-name="T6">–</text:span> Хорошо, Рэйнбоу Дэш. Договорились.</text:p>
      <text:p text:style-name="P48"><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8">Голубая пегаска фыркнула и скрылась в дневном небе.</text:p>
      <text:p text:style-name="P48"/>
      <text:h text:style-name="P115" text:outline-level="2">День с Пинки</text:h>
      <text:p text:style-name="P48"/>
      <text:p text:style-name="P48">…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8"><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48"><text:span text:style-name="T6">–</text:span> Ффух! Дай отдышаться.</text:p>
      <text:p text:style-name="P48"><text:span text:style-name="T6">–</text:span> Устал? <text:span text:style-name="T6">–</text:span> <text:span text:style-name="T1">у</text:span>частливо спросила Пинки.</text:p>
      <text:p text:style-name="P48"><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48"><text:span text:style-name="T6">–</text:span> Да? Тогда пойдём перекусим.</text:p>
      <text:p text:style-name="P48">Манерный пони-оффициант выслушал наши пожелания и удалился.</text:p>
      <text:p text:style-name="P48"><text:span text:style-name="T6">–</text:span> А какой у тебя был образ жизни?</text:p>
      <text:p text:style-name="P48"><text:span text:style-name="T6">–</text:span> В основном, <text:span text:style-name="T1">э</text:span>сидячий.</text:p>
      <text:p text:style-name="P48"><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8"><text:span text:style-name="T6">–</text:span> А у нас сидячая работа в порядке вещей.</text:p>
      <text:p text:style-name="P48"><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48">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8"/>
      <text:p text:style-name="P48"><text:soft-page-break/><text:span text:style-name="T6">&lt;</text:span><text:span text:style-name="T17">Рэйнбоу объясняет Максу, почему Пинки расплатилась за него </text:span><text:span text:style-name="T18">—</text:span><text:span text:style-name="T17"> и вспоминает, что когда-то уже объясняла нечто подобное (Леро)</text:span></text:p>
      <text:p text:style-name="P48"/>
      <text:h text:style-name="P115" text:outline-level="2">День с Рэйнбоу Дэш</text:h>
      <text:p text:style-name="P48"/>
      <text:p text:style-name="P48">Я подошёл к библиотеке без десяти десять. Вокруг никого не было и я решил зайти в библиотеку поздороваться с Твайлайт.</text:p>
      <text:p text:style-name="P48"><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48"><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48"><text:span text:style-name="T6">–</text:span> Пошли, Рэйнбоу Дэш. А куда?</text:p>
      <text:p text:style-name="P48"><text:span text:style-name="T6">–</text:span> Слушай, зови меня Дэш. А то и мне придётся звать тебя полным именем, а я этого не выношу.</text:p>
      <text:p text:style-name="P48"><text:span text:style-name="T6">–</text:span> Договорились, Дэш. Так куда мы идём?</text:p>
      <text:p text:style-name="P48"><text:span text:style-name="T6">–</text:span> К <text:span text:style-name="T6">&lt;</text:span><text:span text:style-name="T17">водопаду</text:span><text:span text:style-name="T6">&gt;</text:span>. Там здоровски красивое место.</text:p>
      <text:p text:style-name="P48"><text:span text:style-name="T6">–</text:span> А я думал, ты хочешь показать мне Понивилль.</text:p>
      <text:p text:style-name="P48"><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8">Дэш повела меня из Понивилля вдоль железной дорог<text:span text:style-name="T1">и</text:span>.</text:p>
      <text:p text:style-name="P48">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8">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8"><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8"><text:span text:style-name="T6">–</text:span> Дежа вю? Ты об этом?</text:p>
      <text:p text:style-name="P48"><text:span text:style-name="T6">– </text:span>Что? Какое ещё дежавю?</text:p>
      <text:p text:style-name="P48"><text:span text:style-name="T6">–</text:span> Ложные воспоминания. Ты помнишь о чём-то, чего на самом деле никогда не было.</text:p>
      <text:p text:style-name="P48"><text:span text:style-name="T6">–</text:span> Хм. Может, и дежавю… Может… А если всё же было? Но ты не помнишь когда и как?</text:p>
      <text:p text:style-name="P48"><text:span text:style-name="T6">–</text:span> Дэш, не говори загадками. Если хочешь услышать внятный ответ, задавай внятный вопрос.</text:p>
      <text:p text:style-name="P48"><text:span text:style-name="T6">–</text:span> Не готова я… задать внятный вопрос. <text:span text:style-name="T6">–</text:span> <text:span text:style-name="T1">п</text:span>робормотала пегаска. <text:span text:style-name="T6">–</text:span> Нам туда.</text:p>
      <text:p text:style-name="P48">Дэш указала на тропку, уводящую от путей в молодой берёзово-кленовый лесок.</text:p>
      <text:p text:style-name="P48"><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48"><text:span text:style-name="T6">–</text:span> Из меня бегун тот ещё. <text:s/>Я проплыть могу больше, чем пробежать.</text:p>
      <text:p text:style-name="P48"><text:span text:style-name="T6">–</text:span> Давай попробуем. Летать-то ты всё равно не сможешь.</text:p>
      <text:p text:style-name="P48">И мы побежали. Точнее, Дэш потрусила бойкой рысью, а я старался не отставать от неё, тяжёло шаркая мокасинами.</text:p>
      <text:p text:style-name="P48"><text:soft-page-break/>Постепенно дышать становилось всё труднее, а ноги были всё тяжелее.</text:p>
      <text:p text:style-name="P48"><text:span text:style-name="T6">–</text:span> Всё, Дэш. Я больше не могу.</text:p>
      <text:p text:style-name="P48"><text:span text:style-name="T6">–</text:span> Ты шутишь? Мы и полмили не пробежали.</text:p>
      <text:p text:style-name="P48"><text:span text:style-name="T6">–</text:span> Понимаешь, бег <text:span text:style-name="T1">—</text:span> не моя сильная сторона. Никогда не умел долго бегать.</text:p>
      <text:p text:style-name="P48"><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48"><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48"><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48"><text:span text:style-name="T6">–</text:span> Мы можем вернуться. А это место ты покажешь мне в другой раз. Выберемся туда в двухдневный поход.</text:p>
      <text:p text:style-name="P48"><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48"><text:span text:style-name="T6">&lt;</text:span><text:span text:style-name="T17">Cначала описать попытку усесться сверху. На первой попытке Макс поранился об брошь в гриве РД в виде радужной молнии</text:span><text:span text:style-name="T6">&gt;</text:span></text:p>
      <text:p text:style-name="P48"><text:span text:style-name="T6">–</text:span> Сможешь меня удержать?</text:p>
      <text:p text:style-name="P48"><text:span text:style-name="T6">–</text:span> Ты про руки, что ли? Смогу. А зачем?</text:p>
      <text:p text:style-name="P48"><text:span text:style-name="T6">–</text:span> Тогда держи меня. За задние ноги.</text:p>
      <text:p text:style-name="P48">И Дэш поднялась в воздух, зависнув на высоте примерно двух метров.</text:p>
      <text:p text:style-name="P48">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48"><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48"><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48"><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48">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48">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48">Мы неслись так минут пять и у меня уже начали деревенеть кисти рук.</text:p>
      <text:p text:style-name="P48"><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48"><text:span text:style-name="T6">&lt;</text:span><text:span text:style-name="T17">Дэш расплачивается за Макса в кафе. Когда тот спрашивает, почему она и Пинки платят за него, </text:span><text:span text:style-name="T17">Дэш, вместо ответа, говорит:</text:span></text:p>
      <text:p text:style-name="P48"><text:span text:style-name="T22">–</text:span><text:span text:style-name="T17"> Пинки? </text:span><text:span text:style-name="T22">–</text:span><text:span text:style-name="T17"> Дэш сморщила нос. </text:span><text:span text:style-name="T22">–</text:span><text:span text:style-name="T17"> Я скажу ей, чтоб больше не </text:span><text:span text:style-name="T22">платила.</text:span><text:span text:style-name="T6">&gt;</text:span></text:p>
      <text:p text:style-name="P48"><text:span text:style-name="T6">Хотя</text:span> за то немногое время, что мы провели вместе, я понял, что ожидать от голубой пегаски <text:soft-page-break/>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8">Вода оказалась прохладной, как на пляже в финской Суоменлинне в августе. И такой же прозрачной.</text:p>
      <text:p text:style-name="P48">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48">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48">Дэш, отчаяно молотя мокрыми крыльями, тащила меня к берегу. Брызги летели во все стороны. Воротник в её зубах потрескивал, но держался.</text:p>
      <text:p text:style-name="P48"><text:span text:style-name="T6">–</text:span> Ф-р-р-р. Тьфу! Бр-р-р.</text:p>
      <text:p text:style-name="P48">Дэш выплюнула меня на берег и сама упала рядом.</text:p>
      <text:p text:style-name="P48"><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48"><text:span text:style-name="T6">–</text:span> С чего ты взяла? Я умею.</text:p>
      <text:p text:style-name="P48"><text:span text:style-name="T6">–</text:span> Ты ушёл под воду! И не выныривал! <text:span text:style-name="T6">–</text:span> <text:span text:style-name="T1">о</text:span>т возмущения пегаска даже забыла дышать.</text:p>
      <text:p text:style-name="P48"><text:span text:style-name="T6">–</text:span> Я не выныривал, потому что решил поплавать под водой. Я, вообще, это дело люблю.</text:p>
      <text:p text:style-name="P48"><text:span text:style-name="T6">–</text:span> Что??! И ты не предупредил меня?!! Знаешь, как я испугалась?!! Ни одна пони без магии столько под водой не продержится!!</text:p>
      <text:p text:style-name="P48"><text:span text:style-name="T6">–</text:span> Ну, знаешь ли, ты же не предупредила, что меня ждёт купание в озере? Поэтому я не успел предупредить тебя.</text:p>
      <text:p text:style-name="P48">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8"><text:span text:style-name="T6">–</text:span> Да. Это я виновата. Я дура. Извини, <text:span text:style-name="T6">–</text:span> тихо пробормотала Дэш. Было видно, с каким трудом даются ей эти слова.</text:p>
      <text:p text:style-name="P48">Мне стало смешно. Я уселся рядом, притянул её шею к себе и взъерошил ей мокрую чёлку.</text:p>
      <text:p text:style-name="P48"><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8"><text:span text:style-name="T6">&lt;</text:span><text:span text:style-name="T17">В Кантерлоте Макс присутствует на церемонии прощания с Кимеринном</text:span><text:span text:style-name="T6">&gt;</text:span></text:p>
      <text:p text:style-name="P48">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48">Что я и сделал.</text:p>
      <text:p text:style-name="P48">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48"><text:span text:style-name="T6">–</text:span> Ух ты! <text:span text:style-name="T6">–</text:span> <text:span text:style-name="T1">о</text:span>т открывшегося вида захватило дух.</text:p>
      <text:p text:style-name="P48">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8"><text:soft-page-break/><text:span text:style-name="T6">–</text:span> Как тут…</text:p>
      <text:p text:style-name="P48"><text:span text:style-name="T6">–</text:span> Красиво, правда? <text:span text:style-name="T6">–</text:span> Дэш отследила мой взгляд и кивнула.</text:p>
      <text:p text:style-name="P48"><text:span text:style-name="T6">–</text:span> Красиво <text:span text:style-name="T1">—</text:span> это не то <text:span text:style-name="T1">чувство</text:span>. Тут чудесно! Просто слов нет…</text:p>
      <text:p text:style-name="P48"><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8"><text:span text:style-name="T6">–</text:span> А сейчас? Сейчас у тебя есть такое чувство?</text:p>
      <text:p text:style-name="P48"><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48">Я покачал головой.</text:p>
      <text:p text:style-name="P48"><text:span text:style-name="T6">–</text:span> Это исключено, Дэш. Я никак не мог повстречаться с тобой в своём мире.</text:p>
      <text:p text:style-name="P48"><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48">Мне и вправду было холодно. Хотя ясно светило солнце, мокрая одежда и ветер, задувающий под крыло пегаски, не давали согреться.</text:p>
      <text:p text:style-name="P48"><text:span text:style-name="T6">–</text:span> Тебе надо просушить шерсть. Снимай-ка одежду! <text:span text:style-name="T6">–</text:span> <text:span text:style-name="T1">с</text:span>командовала Дэш.</text:p>
      <text:p text:style-name="P48"><text:span text:style-name="T6">–</text:span> У меня нет шерсти. Хотя ты права, одежду нужно просушить.</text:p>
      <text:p text:style-name="P48">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8"><text:span text:style-name="T6">–</text:span> Куда это ты спрятался? <text:span text:style-name="T6">–</text:span> <text:span text:style-name="T1">з</text:span>аросли вербы раздвинулись, пропуская пегаску.</text:p>
      <text:p text:style-name="P48"><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8">Дэш удивлённо наблюдала за этой суматохой.</text:p>
      <text:p text:style-name="P48"><text:span text:style-name="T6">–</text:span> Ты чего? <text:span text:style-name="T6">–</text:span> <text:span text:style-name="T1">в</text:span> конце-концов озадаченно спросила она. <text:span text:style-name="T6">–</text:span> Что-то не так?</text:p>
      <text:p text:style-name="P48"><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48"><text:span text:style-name="T6">–</text:span> А с кем не так? Со мной? С тобой? Или вообще? <text:span text:style-name="T6">–</text:span> <text:span text:style-name="T1">д</text:span>опытывалась пегаска.</text:p>
      <text:p text:style-name="P48"><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48"><text:span text:style-name="T6">–</text:span> Ну и?</text:p>
      <text:p text:style-name="P48"><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8"><text:span text:style-name="T6">–</text:span> А какой смысл в этом правиле? Какую цель оно преследует?</text:p>
      <text:p text:style-name="P48"><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8"><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48"><text:span text:style-name="T6">–</text:span> Вот видишь, ты меня правильно поняла. Описанные тобой табу у нас, кстати, тоже есть.</text:p>
      <text:p text:style-name="P48"><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text:soft-page-break/>мир. А будешь ходить в мокрой одежде <text:span text:style-name="T1">—</text:span> простудишься!</text:p>
      <text:p text:style-name="P48">С этими словами она просунула шею мне за спину и дёрнула зубами за узел из рукавов куртки. Узел ослаб.</text:p>
      <text:p text:style-name="P48"><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48">От рывка я сел на песок, выпустив куртку. Дэш закинула её повыше на куст и повернулась ко мне.</text:p>
      <text:p text:style-name="P48"/>
      <text:p text:style-name="P48"><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22">zxcbzxcvb</text:span><text:span text:style-name="T6">&gt;</text:span>.</text:p>
      <text:p text:style-name="P48">Я не ответил.</text:p>
      <text:p text:style-name="P48">Пегаска подошла поближе и села, прижавшись тёплым боком ко мне.</text:p>
      <text:p text:style-name="P48"><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8">Пегаска участливо попыталась просунуть нос мне под руку, пытаясь оторвать моё лицо от колен.</text:p>
      <text:p text:style-name="P48"><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48">Я в ответ облапил её и уткнулся носом ей в шею, заодно вытерев об неё слёзы смеха.</text:p>
      <text:p text:style-name="P48"><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48">Вдоволь отсмеявшись, Дэш ткнула меня носом в грудь и спросила:</text:p>
      <text:p text:style-name="P48"><text:span text:style-name="T6">–</text:span> И?</text:p>
      <text:p text:style-name="P48"><text:span text:style-name="T6">–</text:span> Что “и”?</text:p>
      <text:p text:style-name="P48"><text:span text:style-name="T6">–</text:span> Ты сказал: “ А под конец сорвать штаны и…” <text:span text:style-name="T6">–</text:span> вот я и хочу знать, что “и”?</text:p>
      <text:p text:style-name="P48">Я смутился.</text:p>
      <text:p text:style-name="P48"><text:span text:style-name="T6">–</text:span> Да ничего… Не бери в голову.</text:p>
      <text:p text:style-name="P48"><text:span text:style-name="T6">–</text:span> А я хочу брать! Какой ты всё-таки… <text:span text:style-name="T6">–</text:span> Дэш встала, потянувшись сначала передней половиной, потом задней.</text:p>
      <text:p text:style-name="P48"><text:span text:style-name="T6">–</text:span> Какой?</text:p>
      <text:p text:style-name="P48"><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8"><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48">Я глядел на пегаску и не мог поверить, что она мне предлагает…</text:p>
      <text:p text:style-name="P48"><text:span text:style-name="T6">–</text:span> Дэш, ты..?</text:p>
      <text:p text:style-name="P48"><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48">Я просто смотрел на неё и молчал. В голове было пусто.</text:p>
      <text:p text:style-name="P48"><text:soft-page-break/>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8">К чёрту всё!</text:p>
      <text:p text:style-name="P48"><text:span text:style-name="T6">–</text:span> Дэш!</text:p>
      <text:p text:style-name="P48"><text:span text:style-name="T6">–</text:span> Да? <text:span text:style-name="T6">–</text:span> как-то тихо и печально отозвалась пегаска, снова наклонившись ко мне.</text:p>
      <text:p text:style-name="P48">Я привстал на локте, притянул её голову к себе и поцеловал.</text:p>
      <text:p text:style-name="P48">Медленно, как в замедленной съёмке, сгибая ноги, Дэш опустилась на меня, издав протяжный вздох и расслабив крылья.</text:p>
      <text:p text:style-name="P48"><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8"><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8"><text:span text:style-name="T6">–</text:span> Ничего себе!</text:p>
      <text:p text:style-name="P48"><text:span text:style-name="T6">–</text:span> А ты как думал, откуда взялись пони-пегасы и пони-единороги?</text:p>
      <text:p text:style-name="P48"><text:span text:style-name="T6">–</text:span> Я думал, они всегда были.</text:p>
      <text:p text:style-name="P48"><text:span text:style-name="T6">–</text:span> Не всегда. Пегасы произошли от земных пони и грифонов. Пони-единороги <text:span text:style-name="T6">–</text:span> от земных пони и диких единорогов.</text:p>
      <text:p text:style-name="P48"><text:span text:style-name="T6">–</text:span> А что это за дикие единороги?</text:p>
      <text:p text:style-name="P48"><text:span text:style-name="T6">–</text:span> Сейчас они почти не встречаются. У них хвосты как у льва <text:span text:style-name="T1">—</text:span> с кисточкой на конце. И раздвоенные копыта.</text:p>
      <text:p text:style-name="P48"><text:span text:style-name="T6">–</text:span> А аликорны от кого произошли? От пегасов и единорогов?</text:p>
      <text:p text:style-name="P48"><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48"><text:span text:style-name="T6">–</text:span> Что ж, спасибо, что просветила. Однако…</text:p>
      <text:p text:style-name="P48"><text:span text:style-name="T6">–</text:span> Что?</text:p>
      <text:p text:style-name="P48"><text:span text:style-name="T6">–</text:span> Ты лежишь на мне.</text:p>
      <text:p text:style-name="P48"><text:span text:style-name="T6">–</text:span> Ну да, лежу, <text:span text:style-name="T6">–</text:span> Дэш ехидно улыбнулась и заёрзала животом. <text:span text:style-name="T6">–</text:span> А что?</text:p>
      <text:p text:style-name="P48"><text:span text:style-name="T6">–</text:span> А то, что в таком положении я до тебя не достану! У тебя слишком высоко расположена... ммм… анатомия.</text:p>
      <text:p text:style-name="P48"><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48">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48"><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48">Пегаска замерла и прикоснулась своим носом к моему.</text:p>
      <text:p text:style-name="P48"><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48">Я начал почёсывать её шею у основания гривы. Её грива щекотала мне грудь и я перебросил её на другую сторону.</text:p>
      <text:p text:style-name="P48"><text:span text:style-name="T6">–</text:span> Не страшно. Но чертовски необычно.</text:p>
      <text:p text:style-name="P48"><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8"><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8"><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48"><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8"><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48"><text:span text:style-name="T6">–</text:span> Дэш, <text:span text:style-name="T6">–</text:span> рассмеялся я, <text:span text:style-name="T6">–</text:span> отпусти ухо!</text:p>
      <text:p text:style-name="P48"><text:span text:style-name="T6">–</text:span> Отпускаю, <text:span text:style-name="T6">–</text:span> шепнула пегаска мне в ухо. <text:span text:style-name="T6">–</text:span> А ты вытаскивай из меня палец и займись делом.</text:p>
      <text:p text:style-name="P48">С этими словами пегаска встала.</text:p>
      <text:p text:style-name="P49">***</text:p>
      <text:p text:style-name="P48">Последние полчаса мы просто лежали на пляже и нежились под вечерним солнцем, когда Дэш вскочила на ноги.</text:p>
      <text:p text:style-name="P48"><text:span text:style-name="T6">–</text:span> Мы опаздываем! Рэрити назначила на восемь часов вечера у Твайлайт!</text:p>
      <text:p text:style-name="P48"><text:span text:style-name="T6">&lt;</text:span><text:span text:style-name="T17">Р/Д отправляется в сон до Рэрити и там вспоминает Леро/Листа.</text:span><text:span text:style-name="T6">&gt;</text:span></text:p>
      <text:p text:style-name="P48">Пока я одевался, пегаска в нетерпении рыла копытом землю.</text:p>
      <text:p text:style-name="P48"><text:span text:style-name="T6">–</text:span> Оделся? Хватайся! <text:span text:style-name="T6">–</text:span> Дэш подпрыгнула и зависла у меня над головой, давая схватиться за ноги.</text:p>
      <text:p text:style-name="P48">И мы понеслись…</text:p>
      <text:p text:style-name="P48"/>
      <text:p text:style-name="P81"/>
      <text:p text:style-name="P81"/>
      <text:p text:style-name="P81"/>
      <text:p text:style-name="P81"/>
      <text:p text:style-name="P48"><text:span text:style-name="T6">&lt;</text:span><text:span text:style-name="T17">Подходя к замку Принцесс, Дэш рассказывает Максу обо сне, который она утаила - с Леро.</text:span><text:span text:style-name="T6">&gt;</text:span> </text:p>
      <text:p text:style-name="P48"><text:span text:style-name="T6">&lt;</text:span><text:span text:style-name="T17">Кто следующий готов рассказывать?</text:span></text:p>
      <text:p text:style-name="P55">Пинки дёрнулась на месте, но промолчала.</text:p>
      <text:p text:style-name="P48"><text:span text:style-name="T22">–</text:span><text:span text:style-name="T17"> Я расскажу, - шагнула вперёд радужная пегаска. </text:span><text:span text:style-name="T22">–</text:span><text:span text:style-name="T17"> Хотя вряд ли ты узнаешь что-то полезное. Там галиматья какая-то…</text:span><text:span text:style-name="T6">&gt;</text:span></text:p>
      <text:p text:style-name="P48"><text:span text:style-name="T6">&lt;</text:span><text:span text:style-name="T17">После рассказа РД рассказывает Пинки. При расказе становится ясно её безумие </text:span><text:span text:style-name="T22">—</text:span><text:span text:style-name="T17"> она становится Пинкаминой из-за её сна </text:span><text:span text:style-name="T22">—</text:span><text:span text:style-name="T17"> “Кексиков”. Также она видит во сне центр Эгрегора Эквестрии </text:span><text:span text:style-name="T22">—</text:span><text:span text:style-name="T17"> Селестию. И она видит, как Селестия превращается в набор цифр и уходит в экран </text:span><text:span text:style-name="T22">—</text:span><text:span text:style-name="T17"> в мир Терры.</text:span></text:p>
      <text:p text:style-name="P55">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text:soft-page-break/>Дискорд успевают пройти туда. Твайлайт не успевает.</text:p>
      <text:p text:style-name="P48"><text:span text:style-name="T17">В мире Терры они ищут Селестию. В конце-концов Макс находит её в кибермозге </text:span><text:span text:style-name="T22">—</text:span><text:span text:style-name="T17">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2">—</text:span><text:span text:style-name="T17"> Эгрегором Эквестрии. После чего пееренос на Землю на 10 лет назад. Начало написания “Последнего фанфика”.</text:span><text:span text:style-name="T6">&gt;</text:span></text:p>
      <text:p text:style-name="P52"/>
      <text:p text:style-name="P48"><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48"><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48"/>
      <text:h text:style-name="P115" text:outline-level="2"/>
      <text:p text:style-name="P49">***</text:p>
      <text:p text:style-name="P48"><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48"><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48"><text:span text:style-name="T6">–</text:span> Что такое “рекурсивный сон”?</text:p>
      <text:p text:style-name="P48"><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48"/>
      <text:h text:style-name="P115" text:outline-level="2">Исчезновение Селестии</text:h>
      <text:p text:style-name="P55">Для помощи в открытии коридора в мир Макса, находят в горах Дискорда и упрашивают его помочь.</text:p>
      <text:p text:style-name="P48"><text:span text:style-name="T6">–</text:span> И в твоём мире нет пони-пегасов и пони-единорогов? Есть только земнопони? <text:span text:style-name="T6">–</text:span> допытывалась РД.</text:p>
      <text:p text:style-name="P48"><text:span text:style-name="T6">–</text:span> По большому счёту, земнопони тоже нет. Наши пони и лошади неразумны. И в них нет ни капли магии…</text:p>
      <text:p text:style-name="P48">Мы с <text:span text:style-name="T1">Дэш</text:span> допивали кофе в cкафе <text:span text:style-name="T6">&lt;</text:span><text:span text:style-name="T18">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8"><text:span text:style-name="T6">–</text:span> Ну хорошо, а кто вами правит? Аликорн? Драконикус? Какой-нибудь человек с рогом во лбу? Или у вас нет правителя?</text:p>
      <text:p text:style-name="P48"><text:span text:style-name="T6">–</text:span> Нет, почему? Правитель есть. Только он не постоянный. Его избирают. Раз в несколько лет.</text:p>
      <text:p text:style-name="P48"><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8">изменить причину удивления</text:span><text:span text:style-name="T6">&gt;</text:span></text:p>
      <text:p text:style-name="P48">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8">Сосредоточиться мешал шум. Сначала это была тихая дробь на грани слышимости, но постепенно она переросла в звонкое цоканье.</text:p>
      <text:p text:style-name="P48"><text:span text:style-name="T6">–</text:span> Хм. Узнаю походку Твайлайт. Что-то случилось. <text:span text:style-name="T6">–</text:span> заметила <text:span text:style-name="T1">пегаска</text:span>.</text:p>
      <text:p text:style-name="P48"><text:soft-page-break/>И впрямь, на запыхавшейся единорожке лица не было.</text:p>
      <text:p text:style-name="P48"><text:span text:style-name="T6">–</text:span> Она исчезла!!! <text:span text:style-name="T6">–</text:span> Твайлайт не могла отдышаться.</text:p>
      <text:p text:style-name="P48"><text:span text:style-name="T6">–</text:span> Кто <text:span text:style-name="T1">—</text:span> она??? <text:span text:style-name="T6">–</text:span> <text:span text:style-name="T1">х</text:span>ором воскликнули мы и переглянулись.</text:p>
      <text:p text:style-name="P48"><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48"><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48"><text:span text:style-name="T6">–</text:span> Никаких поездов. Луна прислала за нами воздушную колесницу. Созывай подруг. Собираемся у меня в 18.00.</text:p>
      <text:p text:style-name="P48">Колесница приземлилась прямо на открытую площадку замка. Не мешкая ни секунды, стража проводила пассажиров в покои принцессы Луны.</text:p>
      <text:p text:style-name="P48"><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48"><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48"><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8">Я покачал головой.</text:p>
      <text:p text:style-name="P48"><text:span text:style-name="T6">–</text:span> Не могу ничем помочь. Я знаю не больше твоего.</text:p>
      <text:p text:style-name="P48">Луна как будто ожидала такой ответ.</text:p>
      <text:p text:style-name="P48"><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48"><text:span text:style-name="T6">–</text:span> Приложу все усилия, Ваше Высочество. Но мне понадобится провести некоторое время в библиотеке Кантерлота.</text:p>
      <text:p text:style-name="P48"><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48"/>
      <text:h text:style-name="P115" text:outline-level="2">Поиск решения</text:h>
      <text:p text:style-name="P81"/>
      <text:p text:style-name="P48"><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8"><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8"><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48">В этот момент в воздухе прозвучал хлопок, и у меня перед носом возник небольшой свиток, исписанный каллиграфическим почерком.</text:p>
      <text:p text:style-name="P48">Свиток плавно опустился мне в руки.</text:p>
      <text:p text:style-name="P48">“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text:soft-page-break/>в лоб <text:span text:style-name="T1">—</text:span> оказывается, он просто млеет от этого). Он поможет мне с доставкой письма.</text:p>
      <text:p text:style-name="P48">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9">***</text:p>
      <text:p text:style-name="P48"><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8"><text:span text:style-name="T1">–</text:span> У нас нет волшебников, <text:span text:style-name="T1">–</text:span> возразил я.</text:p>
      <text:p text:style-name="P48"><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48">Спорить со старым змеем было сложно, поэтому я переключил внимание на Твайлайт.</text:p>
      <text:p text:style-name="P48"><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8"><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8"><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8"><text:span text:style-name="T1">–</text:span> А как мы узнаем, когда будет нужное время? План ненадёжен. <text:span text:style-name="T1">–</text:span> <text:span text:style-name="T1">з</text:span>асомневалась Луна.</text:p>
      <text:p text:style-name="P48"><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52">&lt;<text:span text:style-name="T18">Луна приносит в жертву свою кровь, чтобы путешествие к замку прошло без потерь. Жертва не принимается — Дэш погибает</text:span>&gt;</text:p>
      <text:p text:style-name="P48"><text:span text:style-name="T6">&lt;</text:span><text:span text:style-name="T17">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52"/>
      <text:p text:style-name="P48"><text:span text:style-name="T6">&lt;</text:span><text:span text:style-name="T17">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text:span><text:span text:style-name="T17">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48"><text:span text:style-name="T17">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2">—</text:span><text:span text:style-name="T17"> Луна создаёт обратный коридор </text:span><text:span text:style-name="T17">в срок.</text:span><text:span text:style-name="T6">&gt;</text:span></text:p>
      <text:p text:style-name="P48"/>
      <text:h text:style-name="P115" text:outline-level="2"><text:soft-page-break/>Поход к замку Принцес-2</text:h>
      <text:p text:style-name="P48"/>
      <text:p text:style-name="P48">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8">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48"><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48"><text:span text:style-name="T1">–</text:span> Это значит, что мы совсем близко от замка. От того остова замок должен быть виден, <text:span text:style-name="T1">–</text:span> прошептала Луна.</text:p>
      <text:p text:style-name="P48">На металлическом боку остова были отчётливо видны четыре вмятины <text:span text:style-name="T6">—</text:span> место торможения Кимеринна.</text:p>
      <text:p text:style-name="P48">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8">Я внимательно осмотрел покорёженный остов. </text:p>
      <text:p text:style-name="P48">”...eing” <text:span text:style-name="T6">—</text:span> виднелось под листвой плюща.</text:p>
      <text:p text:style-name="P48">“Откуда здесь взялся рухнувший Боинг?” <text:span text:style-name="T6">&lt;</text:span><text:span text:style-name="T18">Дуглас </text:span><text:span text:style-name="T22">—</text:span><text:span text:style-name="T18"> </text:span><text:span text:style-name="T22">DC-3</text:span><text:span text:style-name="T6">&gt;</text:span></text:p>
      <text:p text:style-name="P48">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8">Кобылки о чём-то спорили, в то время как стражники пытались нащупать брод.</text:p>
      <text:p text:style-name="P48"><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8"><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8"><text:span text:style-name="T1">–</text:span> Кимеринн погиб от тентаклиан, <text:span text:style-name="T1">–</text:span> тихо заметила Луна. <text:span text:style-name="T1">–</text:span> Ждите меня здесь.</text:p>
      <text:p text:style-name="P48">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8">Тяжело дыша, Луна вернулась.</text:p>
      <text:p text:style-name="P52"/>
      <text:p text:style-name="P48"><text:span text:style-name="T6">&lt;</text:span><text:span text:style-name="T17">высоко летать нельзя из-за молний</text:span><text:span text:style-name="T6">&gt;</text:span></text:p>
      <text:p text:style-name="P52"/>
      <text:p text:style-name="P48"><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8">Её голос заглушил протяжный стон металла.</text:p>
      <text:p text:style-name="P48">Остов самолёта выпрямился и, чуть приподнявшись над землёй, сразу же опустился.</text:p>
      <text:p text:style-name="P48"><text:span text:style-name="T1">–</text:span> Дискорд!!! - одновременно воскликнули Луна, Дэш, ЭйДжей, Флаттершай и я.</text:p>
      <text:p text:style-name="P48"><text:soft-page-break/>И действительно, за штурвалом <text:s/>сидел драконикус и что-то шептал себе под нос. Остов снова приподнялся и опять опустился.</text:p>
      <text:p text:style-name="P48"><text:span text:style-name="T1">–</text:span> У меня бы ни в жизни это бы не получилось, не помогай мне он. <text:span text:style-name="T1">–</text:span> заявил Дискорд.</text:p>
      <text:p text:style-name="P48"><text:span text:style-name="T1">–</text:span> Кто <text:span text:style-name="T6">—</text:span> “он”, <text:span text:style-name="T1">–</text:span> спросила Луна.</text:p>
      <text:p text:style-name="P48"><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8">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8">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8"><text:span text:style-name="T1">–</text:span> Поворачиваем! Поворачиваем! <text:span text:style-name="T1">–</text:span> прохрипел Дискорд.</text:p>
      <text:p text:style-name="P48"><text:span text:style-name="T1">–</text:span> Как? <text:span text:style-name="T1">–</text:span> Твайлайт зажмурилась от напряжения.</text:p>
      <text:p text:style-name="P48"><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48">Кабина медленно накренилась. Деревья поплыли вправо. </text:p>
      <text:p text:style-name="P48"><text:span text:style-name="T1">–</text:span> Выравниваем!!!</text:p>
      <text:p text:style-name="P48">Кабина выровнялась. Сначала деревья, а потом водная гладь медленно проплывали внизу.</text:p>
      <text:p text:style-name="P48"><text:span text:style-name="T1">–</text:span> Вот так и держим. Эта железяка очень нам благодарна.</text:p>
      <text:p text:style-name="P48"><text:span text:style-name="T1">–</text:span> Скорее! Я долго не выдержу! Она слишком тяжёлая. <text:span text:style-name="T1">–</text:span> Твайлайт дрожала от напряжения.</text:p>
      <text:p text:style-name="P48">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48"><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8"><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8"><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8">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48">Поняв тщётность усилий, пегаска вернулась в самолёт. В закрытую ею дверь через секунду громыхнул тентаклиан.</text:p>
      <text:p text:style-name="P48"><text:span text:style-name="T1">–</text:span> Не сдаёмся! Этой мерзкой дряни не победить нас! <text:span text:style-name="T1">–</text:span> хрипел Дискорд.</text:p>
      <text:p text:style-name="P48">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8"><text:span text:style-name="T1">–</text:span> Я больше не могу, <text:span text:style-name="T1">–</text:span> простонала Твайлайт и лишилась чувств.</text:p>
      <text:p text:style-name="P48"><text:soft-page-break/>“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8">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8"><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8">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7">двухмесячной</text:span><text:span text:style-name="T6">&gt;</text:span> давности осталось лишь направление движения.</text:p>
      <text:p text:style-name="P48">И опять, как <text:span text:style-name="T6">&lt;</text:span><text:span text:style-name="T17">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48">Мне показался знакомым открывшийся корридор слева.</text:p>
      <text:p text:style-name="P48"><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48">Топот копыт основной группы затихал за поворотом основного корридора. РД коротко кивнула и, пропустив меня в проём, потрусила за мной.</text:p>
      <text:p text:style-name="P48">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8"><text:span text:style-name="T1">Дэш</text:span> вытянула шею и навострила уши, прислушивась к затихающему топоту. Потом высоко подпрыгнула и зависла в воздухе.</text:p>
      <text:p text:style-name="P48"><text:span text:style-name="T1">–</text:span> Хватайся за ноги. <text:span text:style-name="T1">–</text:span> <text:span text:style-name="T1">с</text:span>командовала она.</text:p>
      <text:p text:style-name="P48">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48"><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8">После двух кувырков по камням гудела голова и саднило ушибленное плечо. </text:p>
      <text:p text:style-name="P48"><text:span text:style-name="T1">–</text:span> Дэш? Ты где? Дэш?</text:p>
      <text:p text:style-name="P48">До меня донеслось тяжёлое дыхание и звуки борьбы из бокового прохода метрах в пяти позади меня.</text:p>
      <text:p text:style-name="P48">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8"><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48">Наконец она процедила сквозь зубы:</text:p>
      <text:p text:style-name="P48"><text:span text:style-name="T1">–</text:span> Всё. Уходи! <text:span text:style-name="T1">–</text:span> и с силой толкнула меня в грудь копытом, одновременно вырываясь из объятий.</text:p>
      <text:p text:style-name="P48"><text:span text:style-name="T1">–</text:span> Дэш! <text:span text:style-name="T1">–</text:span> <text:span text:style-name="T1">с</text:span> пола я увидел, как в петле тентаклиана с хрустом ломается её крыло.</text:p>
      <text:p text:style-name="P48">Дэш застонала и у неё подкосились передние ноги.</text:p>
      <text:p text:style-name="P48"><text:span text:style-name="T1">–</text:span> Уйди! Не смотри на меня! <text:span text:style-name="T1">–</text:span> зло крикнула она мне.</text:p>
      <text:p text:style-name="P48"><text:soft-page-break/>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8">Очередной рывок сбил меня с ног.</text:p>
      <text:p text:style-name="P48">Я очнулся от спёртого дыхания.</text:p>
      <text:p text:style-name="P48">Дискорд, ругаясь сквозь зубы, волок меня под мышкой по коридору, по которому пять минут назад мы с Дэш догоняли группу.</text:p>
      <text:p text:style-name="P48"><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48">Я тупо смотрел на проносящиеся подо мной плиты. Мыслей не было никаких. Только воспоминания.</text:p>
      <text:p text:style-name="P48">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48">Я закрыл глаза и беззвучно закричал. Как сквозь сон мне слышались голоса.</text:p>
      <text:p text:style-name="P48"><text:span text:style-name="T1">–</text:span> Все приготовились? Луна, ты готова?</text:p>
      <text:p text:style-name="P48"><text:span text:style-name="T1">–</text:span> Да.</text:p>
      <text:p text:style-name="P48"><text:span text:style-name="T1">–</text:span> Твайлайт?</text:p>
      <text:p text:style-name="P48"><text:span text:style-name="T1">–</text:span> Да!</text:p>
      <text:p text:style-name="P48"><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8"><text:span text:style-name="T1">–</text:span> Дэш? Что с ней?</text:p>
      <text:p text:style-name="P48"><text:span text:style-name="T1">–</text:span> Нет времени объяснять. Тентаклианы просыпаются. Начинаем!</text:p>
      <text:p text:style-name="P48"><text:span text:style-name="T1">–</text:span> Начинаем!</text:p>
      <text:p text:style-name="P48"><text:span text:style-name="T1">–</text:span> Начинаем!</text:p>
      <text:p text:style-name="P48">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8">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8">Поток заканчивался окном неправильной формы. Через окно по мере приближения стали видны огни большого города.</text:p>
      <text:p text:style-name="P48">Эпплджек нырнула в проём первая. Флаттершай, прижав к себе ноги и прикрывшись крыльями, влетела вторая.</text:p>
      <text:p text:style-name="P48">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48">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48">Человек на койке резко открыл глаза и внезапно я узнал себя самого <text:span text:style-name="T1">—</text:span> обритого наголо, с <text:soft-page-break/>трёхдневной щетиной и ввалившимися щёками.</text:p>
      <text:p text:style-name="P48">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8">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7">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48">Там были лишь темнота и радуга, тающая в последних отблесках исчезающего коридора.</text:p>
      <text:p text:style-name="P49">***</text:p>
      <text:p text:style-name="P48">Невесомость, удар, чувство веса.</text:p>
      <text:p text:style-name="P48">Я открыл глаза.</text:p>
      <text:p text:style-name="P48">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48">Мне ЭТО всё приснилось? Но таких ярких и длинных снов не бывает. А ЛСД я перестал баловаться два года назад. Да и не похоже это на трип.</text:p>
      <text:p text:style-name="P48">Я поднял руку и обнаружил в ладони брошь в виде радужной молнии.</text:p>
      <text:p text:style-name="P48">Слабый звук заставил меня обернуться.</text:p>
      <text:p text:style-name="P48">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8"><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48"/>
      <text:p text:style-name="P48"><text:span text:style-name="T6">&lt;</text:span><text:span text:style-name="T17">Поиски Селестии — сюжет:</text:span></text:p>
      <text:p text:style-name="P55">Базовое положение: Селестия физически находится на компе Влада в соседнем с максовым доме, в качестве этической подпрограммы к Нексусу.</text:p>
      <text:p text:style-name="P55">Кратко:</text:p>
      <text:p text:style-name="P5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5">Эпизод 1:</text:p>
      <text:p text:style-name="P5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5"><text:soft-page-break/>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5">…</text:p>
      <text:p text:style-name="P55">Итого:</text:p>
      <text:p text:style-name="P5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5">Эпизод 3.5 (необязательный): День из жизни Дискорда (впечатления от нового мира, интерес путешествия, нежелание возвращаться).</text:p>
      <text:p text:style-name="P55">Эпизод 4: Эй-Джей рассказывает Максу о Флаттершай, о её тревожном состоянии - сильнейшей депрессии. Флатти отказывается есть и разговаривать.</text:p>
      <text:p text:style-name="P48"><text:span text:style-name="T17">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48"/>
      <text:h text:style-name="P115" text:outline-level="2">Терра. Прибытие</text:h>
      <text:p text:style-name="P48"/>
      <text:p text:style-name="P48">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8">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48">Я присел в коридоре, закрыв глаза.</text:p>
      <text:p text:style-name="P48">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8">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8">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48">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9">***</text:p>
      <text:p text:style-name="P48"><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8">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8"><text:soft-page-break/>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8">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8">В-четвёртых, через <text:span text:style-name="T6">&lt;</text:span><text:span text:style-name="T17">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8">– Постой, – я оторвался от печальных мыслей, – в чём удача-то, что ты оказался с нами?</text:p>
      <text:p text:style-name="P48">–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8">Дискорд отпил воды и попытался поставить стакан в воздух. Стакан немедленно упал и разбился.</text:p>
      <text:p text:style-name="P48">–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8">Стакан медленно собрался воедино и прыгнул обратно в руку Дискорду. – Хорошо, хоть внутренняя сила осталась. – пробурчал он.</text:p>
      <text:p text:style-name="P48">–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8">– А они? – Дискорд кивнул на девушек, сжавшихся в уголке дивана.</text:p>
      <text:p text:style-name="P48">Я пожал плечами. </text:p>
      <text:p text:style-name="P48">– Поживём — увидим. Я никому навязывать обязанности не собираюсь.</text:p>
      <text:p text:style-name="P48"/>
      <text:h text:style-name="P115" text:outline-level="2">Поиски</text:h>
      <text:p text:style-name="P48"/>
      <text:p text:style-name="P48">“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8">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48">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8">А сейчас разберёмся, что там с Нексусом?</text:p>
      <text:p text:style-name="P48">Административная консоль приветственно мигнула зелёным шрифтом.</text:p>
      <text:p text:style-name="P48"><text:span text:style-name="T6">&gt;</text:span>\Привет, Нексус. Это Макс.</text:p>
      <text:p text:style-name="P48"><text:span text:style-name="T6">&lt;\</text:span>Привет, Макс. Рад тебя видеть.</text:p>
      <text:p text:style-name="P53">Хм. Блок эмоций? Или просто модификация стандартного приветствия?</text:p>
      <text:p text:style-name="P48"><text:span text:style-name="T6">&gt;\</text:span>Нексус, отключи память событий за последнюю неделю.</text:p>
      <text:p text:style-name="P48"><text:soft-page-break/><text:span text:style-name="T6">&lt;\</text:span>Выполнено, Макс.</text:p>
      <text:p text:style-name="P48"><text:span text:style-name="T6">&gt;</text:span>\Задача по корпоративной логике. Выдай наиболее оптимальное решение.</text:p>
      <text:p text:style-name="P48"><text:span text:style-name="T6">&lt;\</text:span>Жду с нетерпением, Макс.</text:p>
      <text:p text:style-name="P48"><text:span text:style-name="T6">&gt;\</text:span>Постановка задачи.</text:p>
      <text:p text:style-name="P48"><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48"><text:span text:style-name="T6">&gt;\</text:span>Ограничения.</text:p>
      <text:p text:style-name="P48"><text:span text:style-name="T6">&gt;\</text:span>Ты не можешь подать в суд на компанию Б и ждать результатов, так как за время разбирательства компания А обанкротится.</text:p>
      <text:p text:style-name="P48"><text:span text:style-name="T6">&gt;\</text:span>Задание.</text:p>
      <text:p text:style-name="P48"><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48"><text:span text:style-name="T6">&lt;\</text:span>Задача принята...</text:p>
      <text:p text:style-name="P48"><text:span text:style-name="T6">&lt;\</text:span>...</text:p>
      <text:p text:style-name="P48"><text:span text:style-name="T6">&lt;\</text:span>...</text:p>
      <text:p text:style-name="P48"><text:span text:style-name="T6">&lt;\</text:span>Решение:</text:p>
      <text:p text:style-name="P48"><text:span text:style-name="T6">&lt;\&lt;</text:span><text:span text:style-name="T17">Не следует противопоставлять злу ещё большее зло - это только усилит его — </text:span><text:span text:style-name="T18">кодовая фраза</text:span><text:span text:style-name="T22">&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5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8">О-па, уже час дня! Большинство коллег уже разошлись на обед по кафе и пищеблокам. Теперь мне никто не помешает. Надеюсь.</text:p>
      <text:p text:style-name="P48">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8">– Ну как, что там с Нексусом? <text:span text:style-name="T1">–</text:span> оторвался Алекс от своих бутербродов.</text:p>
      <text:p text:style-name="P48"><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48"><text:span text:style-name="T1">–</text:span> Да, с утра они устраивали регрессное тестирование бизнес-блока. Стасу что-то там не понравилось в ответах.</text:p>
      <text:p text:style-name="P48">–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48">–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8">Алекс, наконец, разобрался с пакетами, закрыл шкафчик и пошёл к выходу. Я, ч</text:p>
      <text:p text:style-name="P48"><text:soft-page-break/>уть поотстав, прошёл за ним до холла.</text:p>
      <text:p text:style-name="P48">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48">Я присел на диванчик рядом с плащём, сделал вид, что читаю смски, и тихо произнёс в воздух перед собой:</text:p>
      <text:p text:style-name="P48">—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48">Дискорд хрустнул газетой, подтверждая, что информация услышана. Я спрятал телефон, встал и направился к <text:s/>стойке охраны…</text:p>
      <text:p text:style-name="P48">… Через пару минут мы встретились в коридоре у стенда с достижениями корпорации.</text:p>
      <text:p text:style-name="P48">– Ты точно уверен, что Селестия где-то здесь?</text:p>
      <text:p text:style-name="P48">–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8">–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48">– Если уж на то пошло, никто не обещал, что она будет человеком. Она может оказаться, скажем, какой-нибудь собачкой. Хм... Женского пола.</text:p>
      <text:p text:style-name="P48">– Дискорд!</text:p>
      <text:p text:style-name="P48">– Ась? – Дискорд с отсутствующим выражением лица изучал вехи становления компании, от начала века и до наших дней.</text:p>
      <text:p text:style-name="P48">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8">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8">– Пора. Перерыв закончился, все, в основном, уже сидят на своих местах.</text:p>
      <text:p text:style-name="P48">– Что ж, веди меня, мой фюрер! – Дискорд при этом выпрямился, нахмурился и комично кинул зигу.</text:p>
      <text:p text:style-name="P48">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8">– Неа, не тут.</text:p>
      <text:p text:style-name="P48">Мы спустились на этаж ниже. Там повторилась та же история. И на следующем так же.</text:p>
      <text:p text:style-name="P48">В конце-концов, на пятом этаже Дискорд с шумом втянул в себя воздух, поднял вверх палец и заявил, повернувшись ко мне:</text:p>
      <text:p text:style-name="P48">– О!</text:p>
      <text:p text:style-name="P48">– Ты что-то чувствуешь?</text:p>
      <text:p text:style-name="P48">– Не что-то, а именно её! Ай! – Дискорд высвободил руку из закрывшихся створок дверей. – <text:soft-page-break/>Селестию, то бишь! Сейчас мы её в два счёта разыщем!</text:p>
      <text:p text:style-name="P48">– Отлично! Может даже, нам удастся вернуться в Эквестрию не дожидаясь конца <text:span text:style-name="T6">&lt;</text:span><text:span text:style-name="T17">трёх</text:span><text:span text:style-name="T6">&gt;</text:span> месяцев. Наверняка Селестии известен способ открыть коридор с этой стороны.</text:p>
      <text:p text:style-name="P48">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8">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8">Мы уже заканчивали осмотр этажа, когда Дискорд внезапно остановился перед стеклянными дверями.</text:p>
      <text:p text:style-name="P48">– А что находится за этой дверью? Почему ты не открываешь её?</text:p>
      <text:p text:style-name="P48">– Там серверная. Моя карточка эту дверь не откроет, туда есть доступ только у нашей сисадминши. Но там и искать нечего, видишь — пусто, людей нет.</text:p>
      <text:p text:style-name="P48">Дискорд уставился в тёмный проём, в глубине которого мигали огоньки маршрутизаторов.</text:p>
      <text:p text:style-name="P48">Щека у него дёрнулась. Я проследил за его взглядом и обнаружил в углу серверную стойку, сбоку которой на крючке висела дамская сумочка.</text:p>
      <text:p text:style-name="P48">– Ты что-то чувствуешь?</text:p>
      <text:p text:style-name="P48">– Нет! – Дискорд отвёл взгляд и пошёл дальше.</text:p>
      <text:p text:style-name="P48">Остаток этажа не принёс в поиски ничего нового.</text:p>
      <text:p text:style-name="P49">***</text:p>
      <text:p text:style-name="P48">Наша компания поглощала ужин, приготовленный девушками, когда Дискорд хлопнул себя по лбу и крикнул:</text:p>
      <text:p text:style-name="P48">– Знаю!</text:p>
      <text:p text:style-name="P48">Эпплджек прекратила рассказывать о своих впечатлениях от интернета и все повернулись к Дискорду.</text:p>
      <text:p text:style-name="P48">Он продолжил.</text:p>
      <text:p text:style-name="P48">–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8">– Да ну? – усомнилась Эпплджек. – С каких это пор?</text:p>
      <text:p text:style-name="P48">–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48">–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48">– Ой! – Флаттершай прикрыла рот рукой и с ужасом посмотрела на Эпплджек.</text:p>
      <text:p text:style-name="P48">–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48">Я понял, что Дискорд уже всё решил. Что ж, возможно, так будет лучше.</text:p>
      <text:p text:style-name="P48"><text:soft-page-break/>– Ты собираешься уехать?</text:p>
      <text:p text:style-name="P48">– Да. Чем скорее, тем лучше. У нас всё ещё есть почти <text:span text:style-name="T6">&lt;</text:span><text:span text:style-name="T17">три месяца</text:span><text:span text:style-name="T6">&gt;</text:span> на поиски. Думаю, мне хватит. – Дискорд встал и начал собираться.</text:p>
      <text:p text:style-name="P48">– А как…</text:p>
      <text:p text:style-name="P48">– Не изволь беспокоиться, я и не в таких мирах бывал, – перебил меня Дискорд. –</text:p>
      <text:p text:style-name="P52"/>
      <text:p text:style-name="P48"><text:span text:style-name="T6">&lt;</text:span><text:span text:style-name="T17">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52"/>
      <text:p text:style-name="P48"><text:s/>Пхе! Денег мне не надо — сам раздобуду. Главное — не уходите далеко от коридора. Ко времени перехода я вернусь. Или раньше.</text:p>
      <text:p text:style-name="P48"/>
      <text:h text:style-name="P115" text:outline-level="2">Безнадёжность</text:h>
      <text:p text:style-name="P52">&lt;<text:span text:style-name="T18">На Макса чуть не наезжает машина из пустой подворотни со спущенными колёсами, </text:span><text:span text:style-name="T18">развороченным салоном и без руля</text:span>&gt;<text:span text:style-name="T1"> <text:s text:c="70"/></text:span>&gt;</text:p>
      <text:p text:style-name="P48">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7">расширить</text:span><text:span text:style-name="T6">&gt;</text:span>.</text:p>
      <text:p text:style-name="P48">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7">расширить</text:span><text:span text:style-name="T6">&gt;</text:span>.</text:p>
      <text:p text:style-name="P48">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7">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7">пять</text:span><text:span text:style-name="T6">&gt;</text:span>длинную прореху в куртке, <text:span text:style-name="T6">&lt;</text:span><text:span text:style-name="T17">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7">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9">***</text:p>
      <text:p text:style-name="P48">–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48"><text:span text:style-name="T6">&lt;</text:span><text:span text:style-name="T17">подать фонарь под другим сосусом</text:span><text:span text:style-name="T6">&gt;</text:span> </text:p>
      <text:p text:style-name="P48">–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8">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8"><text:soft-page-break/>–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8">–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7">уменьшить подозрения — о них должен догадаться Макс</text:span><text:span text:style-name="T6">&gt;</text:span>?</text:p>
      <text:p text:style-name="P48">– Да, у меня тоже было такое чувство, что он хочет от нас избавиться. Но он же объяснил, почему. Или ты думаешь, что?..</text:p>
      <text:p text:style-name="P48">–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48">– Надо же! У меня были такие же мысли ещё в самом начале. Ты тоже считаешь, что он хочет вернуть себе статус правителя Эквестрии?</text:p>
      <text:p text:style-name="P48">Что считала Жанна, я услышать не успел. Внезапно её лицо исказила гримаса ужаса, она прижала ладони к лицу и крикнула:</text:p>
      <text:p text:style-name="P48">– Берегись!!!</text:p>
      <text:p text:style-name="P48">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8">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8"><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8">В голове звенело.</text:p>
      <text:p text:style-name="P48">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48">– Он х-хотел тебя ут-топить. – Жанна схватила отломанную руку снеговика и закинула её в полынью.</text:p>
      <text:p text:style-name="P48">Я покачал головой. </text:p>
      <text:p text:style-name="P48">–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8">–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7">улучшить</text:span><text:span text:style-name="T6">&gt;</text:span>. А тот случай, когда мне пришлось зашивать тебе куртку после нападения убийц <text:span text:style-name="T6">&lt;</text:span><text:span text:style-name="T17">клоунов/санта-клаусов</text:span><text:span text:style-name="T6">&gt;</text:span> — ты тоже это представил, как веселье пьяной шпаны.</text:p>
      <text:p text:style-name="P48">Так вот, что я тебе скажу — это всё не так! Это не совпадения! Не бывает таких совпадений. Тебя кто-то или что-то хочет убить.</text:p>
      <text:p text:style-name="P48">– Жанна, но снеговик… Это смешно! Убить снеговиком — это самый нелепый способ убийства, о котором можно себе представить!</text:p>
      <text:p text:style-name="P48">И тут до меня дошло.</text:p>
      <text:p text:style-name="P48">Самый нелепый! Самый глупый и невообразимый! Всё сходится! Точно!</text:p>
      <text:p text:style-name="P48"><text:soft-page-break/>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48">Я осмотрел прибрежные кусты. В тусклом свете фонаря их силуэты казались изготовившимися к броску химерами.</text:p>
      <text:p text:style-name="P48">– Пойдём отсюда, Жанна. Тут опасно находиться.</text:p>
      <text:p text:style-name="P48">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8">Когда я бросил последний взгляд на озеро, мне показалось, что из-подо льда нас провожали злые глазки снеговика.</text:p>
      <text:p text:style-name="P48"/>
      <text:h text:style-name="P115" text:outline-level="2">След?</text:h>
      <text:p text:style-name="P81"/>
      <text:p text:style-name="P48"><text:span text:style-name="T6">&lt;</text:span><text:span text:style-name="T17">сначала эпизод - проверка сумки в серверной</text:span><text:span text:style-name="T6">&gt;</text:span></text:p>
      <text:p text:style-name="P48"><text:span text:style-name="T6">&lt;</text:span><text:span text:style-name="T22">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48">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8">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48">– Анджела, можно тебя на секундочку?</text:p>
      <text:p text:style-name="P48">– Да? – Она захлопнула книгу <text:span text:style-name="T6">&lt;</text:span><text:span text:style-name="T17">“Последний Единорог” Питера Бигла</text:span><text:span text:style-name="T6">&gt;</text:span> и повернулась ко мне.</text:p>
      <text:p text:style-name="P48">– Я тут проходил мимо серверной и заметил, что там висит сумка. Кто-то забыл, наверное. Надо бы разослать на офис извещение о находке.</text:p>
      <text:p text:style-name="P48">–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48">–Так это твоя?</text:p>
      <text:p text:style-name="P48">– Если чёрная кожаная, с заклёпками — то моя. Хотя в серверной чужой быть и не должно.</text:p>
      <text:p text:style-name="P48">– Чёрная. С заклёпками. – Я всматривался в Анджелу, но рассмотреть в чёрненькой фигуристой девушке Селестию у меня плохо получалось.</text:p>
      <text:p text:style-name="P48">– Что ты на меня так смотришь? У меня там вымазано? – Анджела попыталась, изогнувшись, заглянуть себе за плечо.</text:p>
      <text:p text:style-name="P48">– Да нет, всё в порядке, не волнуйся. А тебе, часом, никогда не снилось, что у тебя есть копыта, рог и крылья?</text:p>
      <text:p text:style-name="P48">– Чего-о-о? – Анджела прыснула. – Ну и сексуальные фантазии у тебя, Макс! Если хочешь <text:soft-page-break/>пригласить в кафешку — так и скажи. Рога он какие-то выдумывает с крыльями, понимаешь! А сейчас пошли за сумкой.</text:p>
      <text:p text:style-name="P52"/>
      <text:p text:style-name="P48"><text:span text:style-name="T6">&lt;</text:span><text:span text:style-name="T17">расширить. Перед кафешкой - диалог с Флатти и ЭйДжей. Все думают, что наконец-то нашли Селестию. Все ликуют</text:span><text:span text:style-name="T6">&gt;</text:span></text:p>
      <text:p text:style-name="P52"/>
      <text:p text:style-name="P48">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48">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48">–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8">На том и остановились.</text:p>
      <text:p text:style-name="P48"/>
      <text:p text:style-name="P48"><text:span text:style-name="T6">&lt;</text:span><text:span text:style-name="T17">Расширить сцену в кафе. Ожидание, подьём и… падение ожиданий</text:span><text:span text:style-name="T6">&gt;</text:span></text:p>
      <text:p text:style-name="P48"/>
      <text:p text:style-name="P49">***</text:p>
      <text:p text:style-name="P48">На кухне за столиком сидели две девушки и сочиняли письмо.</text:p>
      <text:p text:style-name="P48">–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48">–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48">– Вот теперь другое дело! – Эпплджек выставила листок на свет, любуясь написанным.</text:p>
      <text:p text:style-name="P48">– А ты уверена, что так можно? – робко встряла Флаттершай. – “Дёшевый охламон” не похоже на вежливое приветствие.</text:p>
      <text:p text:style-name="P48">– Ещё как похоже! Я с Биг Маком так всегда здороваюсь, когда он, перебрав маленько сидра, заявляется под утро со следами помады на шее.</text:p>
      <text:p text:style-name="P48">– А-а-а. Ну ладно. А разве “мы б тебя век не видели, если б не принцесса”...</text:p>
      <text:p text:style-name="P48">–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8">–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8">–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8">Эпплджек выхватила листок и начала править текст.</text:p>
      <text:p text:style-name="P48">– Так… Так… И вот так! Теперь порядок! – Эпплджек вернула листок Флаттершай.</text:p>
      <text:p text:style-name="P48">–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text:soft-page-break/>гриппом, я с ног сбилась, пытаясь его вылечить. Он такой болезненный!</text:p>
      <text:p text:style-name="P4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8">–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8">–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8">–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48">– Так это ты дома сидела вовсе не из-за болезни? – поразилась Эпплджек <text:span text:style-name="T6">&lt;</text:span><text:span text:style-name="T17">упомянуть болезнь Флатти в соответствующем разделе</text:span><text:span text:style-name="T6">&gt;</text:span></text:p>
      <text:p text:style-name="P48">– Угу. Лес в последнее время совсем чужой стал. Даже Энджел опасался в него выходить. Не говоря уже о Гарри.</text:p>
      <text:p text:style-name="P48">– Что-то мне это напоминает.</text:p>
      <text:p text:style-name="P48">– Что?</text:p>
      <text:p text:style-name="P48">–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48">–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8">– Агась, вырвался бы он, если бы не я. Дай-ка сюда письмо...</text:p>
      <text:p text:style-name="P48">– “...хорошо, что рядом была Эпплджек и спасла его...”. – Так годится?</text:p>
      <text:p text:style-name="P48">– Пожалуй, да.</text:p>
      <text:p text:style-name="P48">–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8">–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48">Флаттершай обернулась вслед Эпплджек и тайком дописала: ”Приезжай скорее, дорогой друг, мне так тоскливо без тебя. Твоя Флатти”.</text:p>
      <text:p text:style-name="P48">– Да-да, я мигом! – <text:span text:style-name="T1">д</text:span>евушка схватила листок бумаги и помчалась к ноутбуку.</text:p>
      <text:p text:style-name="P48"/>
      <text:h text:style-name="P115" text:outline-level="2">Озарение</text:h>
      <text:p text:style-name="P48"/>
      <text:p text:style-name="P48"><text:span text:style-name="T6">&lt;</text:span><text:span text:style-name="T17">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text:span><text:soft-page-break/><text:span text:style-name="T17">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67"/>
      <text:p text:style-name="P6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7"/>
      <text:p text:style-name="P64">Разговор не клеился.</text:p>
      <text:p text:style-name="P6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7"><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7"><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7"><text:span text:style-name="T6">– </text:span>Ну хорошо. Убедила. В конце-концов, можем поступить так. Вы с Флатти вернётесь обратно а я продолжу поиски здесь.</text:p>
      <text:p text:style-name="P67"><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67"><text:span text:style-name="T6">– </text:span>Вы можете связываться со мной раз в месяц по коридору.</text:p>
      <text:p text:style-name="P67"><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7"><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7">Эпплджек недоверчиво хмыкнула.</text:p>
      <text:p text:style-name="P67"><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7"><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7"><text:soft-page-break/><text:span text:style-name="T6">– </text:span>Конечно оставаться. Кто ещё, кроме нас, может найти её?</text:p>
      <text:p text:style-name="P67"><text:span text:style-name="T6">– </text:span>Я думал, ты не сможешь оставить Энджела и всех остальных надолго.</text:p>
      <text:p text:style-name="P67"><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2"><text:span text:style-name="T6">– </text:span>Извини, Флаттершай, забылся.</text:p>
      <text:p text:style-name="P72"><text:span text:style-name="T6">– </text:span>Та ладно, я ж не против, – возразила Эпплджек. – Не парься, Флатти. Было б хуже, если б он <text:s/>назвал меня Эпплджек на людях.</text:p>
      <text:p text:style-name="P72"><text:span text:style-name="T6">– </text:span>Ты так... – запнулась Флаттершай. – Так быстро забыла свою ферму. И...</text:p>
      <text:p text:style-name="P72"><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2"><text:span text:style-name="T6">– </text:span>Как ты можешь так говорить? – расплакалась Флаттершай.</text:p>
      <text:p text:style-name="P72"><text:span text:style-name="T6">– </text:span>Эй, девушки, не ссорьтесь! Мы — одна команда! И надеюсь, останемся ею и в дальнейшем. </text:p>
      <text:list xml:id="list4148422659816220016" text:style-name="L5">
        <text:list-header>
          <text:p text:style-name="P12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2"><text:span text:style-name="T6">– </text:span>А если нет? – Эпплджек смотрела мне мне прямо в глаза.</text:p>
      <text:list xml:id="list39324919" text:continue-numbering="true" text:style-name="L5">
        <text:list-header>
          <text:p text:style-name="P125">Я молча пожал плечами. Эпплджек уверенно продолжила.</text:p>
        </text:list-header>
      </text:list>
      <text:p text:style-name="P72"><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2"><text:span text:style-name="T6">– </text:span>Спасибо, ЭйДжей.</text:p>
      <text:p text:style-name="P72"><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39343480" text:continue-numbering="true" text:style-name="L5">
        <text:list-header>
          <text:p text:style-name="P125">Флаттершай пробормотала нечто, показавшееся мне знакомым.</text:p>
        </text:list-header>
      </text:list>
      <text:p text:style-name="P72"><text:span text:style-name="T6">– </text:span>Флатти, ты что-то сказала? Я не расслышал.</text:p>
      <text:p text:style-name="P72"><text:span text:style-name="T6">– </text:span>Намерение Изменяет Реальность.</text:p>
      <text:p text:style-name="P72"><text:span text:style-name="T6">– </text:span>Эээ. А где ты слышала эту фразу, если не секрет?</text:p>
      <text:p text:style-name="P72"><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39326183" text:continue-numbering="true" text:style-name="L5">
        <text:list-header>
          <text:p text:style-name="P125">У меня как будто вспыхнула лампочка в мозгу. Кирпичики быстро выстраивались в целостную картину. Я ринулся в прихожую.</text:p>
        </text:list-header>
      </text:list>
      <text:p text:style-name="P72"><text:span text:style-name="T6">– </text:span>Флатти, ЭйДжей, буду через час. Ждите!</text:p>
      <text:p text:style-name="P67"/>
      <text:h text:style-name="P116" text:outline-level="2">Почти.</text:h>
      <text:p text:style-name="P82"/>
      <text:p text:style-name="P72">В офисе меня встретил лыбящийся Стас.</text:p>
      <text:p text:style-name="P7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2">Я уставился на Стаса и он, захлёбываясь от торопливости, начал <text:span text:style-name="T6">расказывать</text:span>.</text:p>
      <text:p text:style-name="P72">– Там такое!.. Блин, впервые на своей памяти такую хрень увидел! Короче, к выходному потоку <text:soft-page-break/>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2">– Ты его уничтожил?</text:p>
      <text:p text:style-name="P72">– Кого?</text:p>
      <text:p text:style-name="P72">– Этический модуль. Селестию.</text:p>
      <text:p text:style-name="P7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2">– Ты его уничтожил?</text:p>
      <text:p text:style-name="P7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2">– То есть, на домашнем компьютере Влада модуль работает и дальше?</text:p>
      <text:p text:style-name="P72">– Ага. К нему-то у меня доступа нету. Но в кластер к Нексусу он больше не пролезет.</text:p>
      <text:p text:style-name="P72">– Спасибо, Стас. Ты молодец.</text:p>
      <text:p text:style-name="P72">Ниточка, чуть было не прервавшаяся в офисе, повела в квартиру Влада.</text:p>
      <text:p text:style-name="P72"/>
      <text:h text:style-name="P116" text:outline-level="2">Дискорд</text:h>
      <text:p text:style-name="P81"/>
      <text:p text:style-name="P82">Девушки поспешно собирались, пока я растолковывал им задачу.</text:p>
      <text:p text:style-name="P82"><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2"><text:span text:style-name="T6">– </text:span>Это тот твой приятель, который разбился с полгода назад? – спросила Эпплджек.</text:p>
      <text:p text:style-name="P82"><text:span text:style-name="T6">– </text:span>Да, это он.</text:p>
      <text:p text:style-name="P82"><text:span text:style-name="T6">– </text:span>А как мы попадём в его квартиру? Там сейчас кто-то живёт? – Флаттершай прыгала на одной ноге, натягивая кед.</text:p>
      <text:p text:style-name="P82"><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3">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7">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8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text:soft-page-break/>было бы пройтись пешком пятнадцать минут, но тащить в руках увесистый системник не хотелось. <text:span text:style-name="T6">&lt;</text:span><text:span text:style-name="T17">Плохо написано!</text:span><text:span text:style-name="T6">&gt;</text:span></text:p>
      <text:p text:style-name="P83">Я поднёс брелок пропуска к домофону, но дверь подъезда не открылась. Замигала красная лампочка и зажужжал зуммер.</text:p>
      <text:p text:style-name="P83">Я выругался.</text:p>
      <text:p text:style-name="P83"><text:span text:style-name="T6">– </text:span>Макс, что случилось? У нас проблемы?</text:p>
      <text:p text:style-name="P83"><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3"><text:span text:style-name="T6">– </text:span>Так что, будем ломать дверь? – Эпплджек критически осмотрелась, подмечая бабулек на лавочке и зевак во внутреннем скверике.</text:p>
      <text:p text:style-name="P83"><text:span text:style-name="T6">– </text:span>Нет нужды. Лучше станьте-ка сзади меня так, чтобы заслонить от этих бабулек и от вооон той камеры наблюдения.</text:p>
      <text:list xml:id="list417630227196119311" text:style-name="L6">
        <text:list-header>
          <text:p text:style-name="P12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2">Раздался лёгкий «кряк» и дверь подалась.</text:p>
      <text:p text:style-name="P103"><text:span text:style-name="T6">– </text:span>Девушки, заходим.</text:p>
      <text:p text:style-name="P6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7"><text:span text:style-name="T1">Заслонив собой дверь от видеокамеры, я быстро сорвал </text:span>пломбу с двери квартиры <text:span text:style-name="T1">№ 191. <text:s/>я вставил </text:span><text:span text:style-name="T1">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2">Прихожая встретила нас толстым слоем пыли. Мы тихонько прошли внутрь и я закрыл дверь изнутри.</text:p>
      <text:p text:style-name="P67"><text:span text:style-name="T1">Компьютер</text:span> стоял там же, где и обычно <text:span text:style-name="T1">— в личном кабинете Влада на столе у окна.</text:span></text:p>
      <text:p text:style-name="P103"><text:span text:style-name="T6">– </text:span>Макс, тут окно разбито! И верёвка какая-то висит. – крикнула Флаттершай из кухни.</text:p>
      <text:p text:style-name="P103"><text:span text:style-name="T6">– </text:span>Оставь, Флатти, не сейчас! – отмахнулся я.</text:p>
      <text:p text:style-name="P110">Лампочка питания на ноутбуке горела, <text:s/>но подключенный монитор оставался тёмным. Я постучал по пробелу, но безрезультатно.</text:p>
      <text:p text:style-name="P103"><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103"><text:span text:style-name="T6">– </text:span>Монитор выключен. – <text:s/>раздалось из угла. Кресло с высокой спинкой повернулось, открыв нашим взорам Дискорда. </text:p>
      <text:p text:style-name="P10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text:soft-page-break/>пальцами довершали облик этакого Гекльберри-Финна 21-го века.</text:p>
      <text:p text:style-name="P103">Он приподнял панамку, дурашливо здороваясь.</text:p>
      <text:p text:style-name="P103"><text:span text:style-name="T6">– </text:span>Оп-па! – пробормотала Эпплджек. – Нежданчик!</text:p>
      <text:p text:style-name="P103"><text:span text:style-name="T6">– </text:span>Ты, я вижу, времени не терял, – моя рука под прикрытием стола медленно тянулась к тяжёлой фарфоровой кружке, стоящей на краю.</text:p>
      <text:p text:style-name="P84"><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4"><text:span text:style-name="T6">– </text:span>А почему ты вообще решил искать нас тут? – спросила Эпплджек. – Приехал бы домой. Мы б тебя чаем напоили.</text:p>
      <text:p text:style-name="P84"><text:span text:style-name="T6">– </text:span>Видишь ли, дорогая Эй-Джей, я с самого начала знал, где находится наша уважаемая принцесса, а времени в обрез, так что...</text:p>
      <text:p text:style-name="P91">В проёме дверей появилась Флаттершай.</text:p>
      <text:p text:style-name="P84"><text:span text:style-name="T6">– </text:span>С кем это вы тут разговариваете?</text:p>
      <text:list xml:id="list5255145007761342297" text:style-name="L7">
        <text:list-header>
          <text:p text:style-name="P117">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1">Оглушённый Дискорд попытался было отъехать на кресле в сторону, но я припёр его стулом к стенке.</text:p>
      <text:p text:style-name="P84">– Жанна, Флатти, хватайте ноут и на выход! Я с ним разберусь! Не теряйте вре...!</text:p>
      <text:p text:style-name="P84">– ТЫ ИДИО...!!!</text:p>
      <text:p text:style-name="P84">Дискорд <text:s/>зорал одновременно со мной, прикрываясь от меня руками, когда раздался оглушительный</text:p>
      <text:p text:style-name="P84">...</text:p>
      <text:p text:style-name="P85">БАХ!!!</text:p>
      <text:p text:style-name="P84">…</text:p>
      <text:p text:style-name="P8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3">На лице Дискорда появилось удивлённо-мечтательное выражение и он вырубился.</text:p>
      <text:p text:style-name="P103"/>
      <text:h text:style-name="P115" text:outline-level="2">Селестия</text:h>
      <text:p text:style-name="P103"/>
      <text:p text:style-name="P8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3">Включенный монитор показал схематическое изображение Селестиии, </text:p>
      <text:p text:style-name="P104">&gt;\<text:span text:style-name="T1">Привет, Селестия. Это Макс. Как себя чувствуешь?</text:span></text:p>
      <text:p text:style-name="P104">&lt;\<text:span text:style-name="T1">Макс? МАКС??? МА-А-А-АКС!!! НАКОНЕЦ-ТО! КАК Я РАДА ТЕБЯ СЛЫШАТЬ! </text:span></text:p>
      <text:p text:style-name="P104">&gt;\<text:span text:style-name="T1">Я рад, что нашёл тебя, Тия.</text:span></text:p>
      <text:p text:style-name="P10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4">&gt;\<text:span text:style-name="T1">Тия, я сейчас подключу микрофон и колонки, и мы сможем общаться более удобно.</text:span></text:p>
      <text:p text:style-name="P103">…</text:p>
      <text:p text:style-name="P103"><text:soft-page-break/>– Привет опять. Как ты меня слышишь?</text:p>
      <text:p text:style-name="P10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4">– <text:span text:style-name="T1">Могу себе представить. Как-то раз я провёл три часа камере сенсорной депривации. Мне не понравилось.</text:span></text:p>
      <text:p text:style-name="P103">– Эммм... Ваше Высочество, вы в порядке? Мы так рады, что наконец-то нашли Вас! – вклинилась в разговор Эпплджек.</text:p>
      <text:p text:style-name="P103">– Кто тут? Макс, кто ещё с тобой?</text:p>
      <text:p text:style-name="P104"><text:span text:style-name="T1">– Со мной Эпплджек и Флаттершай. Мы пришли сюда полгода </text:span>&lt;<text:span text:style-name="T1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4">– <text:span text:style-name="T1">Девочки? Я рада вас слышать. А Твайлайт нет рядом?</text:span></text:p>
      <text:p text:style-name="P10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3">При этих словах Дискорд замычал и задёргался. Эпплджек нахмурилась и проверила верёвки, привязывающие его к спинке стула.</text:p>
      <text:p text:style-name="P10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3">– Ноутбук — так называется место, где я нахожусь сейчас? А кто это мычит?</text:p>
      <text:p text:style-name="P10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3">– О, духи предков, но зачем??? Почему у него кляп во рту?</text:p>
      <text:p text:style-name="P103">– Мы связали его. Он нас предал. И тебя. И Эквестрию. Всех.</text:p>
      <text:p text:style-name="P103">При этих словах Эпплджек и Флаттершай непонимающе уставились на меня, а Дискорд протестующе замычал.</text:p>
      <text:p text:style-name="P103">Я начал рассказывать о своих догадках, и непонимающее выражение на лицах девушек сменилось удивлением.</text:p>
      <text:p text:style-name="P10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3">– А зачем тогда ты приложила его книгой? – непонимающе уставился я на неё.</text:p>
      <text:p text:style-name="P103">– Потому что ты напал на него. Я и подумала — тебе виднее. И подсобила.</text:p>
      <text:p text:style-name="P103">Флаттершай отрицающе мотнула головой.</text:p>
      <text:p text:style-name="P103">– Не может Дискорд быть предателем. Он мой друг.</text:p>
      <text:p text:style-name="P103">Дискорд благодарственно замычал и закивал головой.</text:p>
      <text:p text:style-name="P10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3">Дискорд завёл глаза на лоб и обречённо завыл.</text:p>
      <text:p text:style-name="P103">– Макс, постой. Дай мне поговорить с ним. – сказала Селестия. – Не могу поверить, что Дискорд на такое пошёл.</text:p>
      <text:p text:style-name="P103">– Ну хорошо. Поговори. Послушаем, что он скажет.</text:p>
      <text:p text:style-name="P103">Я красноречиво покачал кулак перед его носом и вытащил кляп.</text:p>
      <text:p text:style-name="P103">...</text:p>
      <text:p text:style-name="P92"><text:soft-page-break/>– Ффы, тьфу, пффф, пфу! <text:span text:style-name="T6">&lt;</text:span><text:span text:style-name="T17">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92">– Это я-то устраиваю цирк?!! ДА ТЫ НА СЕБЯ ПОСМОТРИ, КЛОУН!!! На людей кидаешься, чашками бросаешься, вон, мне нос разбил! Дерёшься...</text:p>
      <text:p text:style-name="P92">Я угрожающе поднёс тряпку к лицу Дискорда.</text:p>
      <text:p text:style-name="P92">– Ещё одно слово в таком тоне, и ты заткнёшься, а мы уйдём в Эквестрию без тебя!</text:p>
      <text:p text:style-name="P9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2">Дискорд демонстративно закрыл рот и посвистывая уставился в потолок.</text:p>
      <text:p text:style-name="P92">Разговор зашёл в тупик.</text:p>
      <text:p text:style-name="P95"/>
      <text:p text:style-name="P96">На мониторе высветился текст:</text:p>
      <text:p text:style-name="P95">&gt;\<text:span text:style-name="T1">Макс — не использую колонки — это должно остаться между нами… Дискорд что-то знает. Он нам </text:span><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6"/>
      <text:p text:style-name="P96">Из колонок послышался лёгкий шорох.</text:p>
      <text:p text:style-name="P92">– Дик, сейчас не время для ссор. – голос Селестии был мягким, но настойчивым. – Мы в одной лодке.</text:p>
      <text:p text:style-name="P92">– Тебе легко говорить! Тебе не разбивали нос и не оскорбляли угрозами!</text:p>
      <text:p text:style-name="P92">– Ты должен понимать, что у Макса были все основания так себя вести. Твоё поведение вызвало подозрения у него, ведь он мало тебя знает. </text:p>
      <text:p text:style-name="P92">К уговорам Селестии присоединилась Флаттершай.</text:p>
      <text:p text:style-name="P92">– Дискорд, миленький, прости его. Макс хороший. Он просто не знал, что ты тоже хороший...</text:p>
      <text:p text:style-name="P92">У Дискорда покраснели уши и он засмущался и заворчал.</text:p>
      <text:p text:style-name="P9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2">Я пропустил «дятла» мимо ушей.</text:p>
      <text:p text:style-name="P97">– <text:span text:style-name="T1">Короче, если вкратце, дело было так... – Дискорд расправил плечи, насколько это было возможно с </text:span><text:span text:style-name="T1">привязанными к к подлокотникам руками, и начал повествование.</text:span></text:p>
      <text:p text:style-name="P93">***</text:p>
      <text:p text:style-name="P9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2"><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2">Потому разбрасываться такой возможностью не стоит. Если уж тебе повезло оказаться в новом мире — исследуй его сполна!..</text:p>
      <text:p text:style-name="P93">***</text:p>
      <text:p text:style-name="P98">&lt;<text:span text:style-name="T18">сюда можно вставить похождения Дискорда — вторая неопубликованная глава. Первая — секс с Селестией</text:span>&gt;</text:p>
      <text:p text:style-name="P93">***</text:p>
      <text:p text:style-name="P96">– Развяжите мне, наконец, руки! Или хотя бы одну. Плечами жестикулировать неудобно.... </text:p>
      <text:p text:style-name="P96">Я развязал Дискорду левую руку.</text:p>
      <text:p text:style-name="P9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6">Дискорд принялся разминать затёкшее запястье.</text:p>
      <text:p text:style-name="P9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6">– Какое письмо, Корди? – вскинулась до этого зачарованно слушавшая Дискорда Флаттершай.</text:p>
      <text:p text:style-name="P96">– Ну ваше же! Вы с Эпплджек написали мне о своих мытарствах тут. Вежливо так написали, спасибо...</text:p>
      <text:p text:style-name="P96">Флаттершай покрылась пунцовыми пятнами.</text:p>
      <text:p text:style-name="P96">– Я... Мы... – тут она совсем стушевалась.</text:p>
      <text:p text:style-name="P96">– Так а почему ты сказал, что никто не уйдёт в Эквестрию? – наконец перебила Дискорда скучавшая до этого Эпплджек.</text:p>
      <text:p text:style-name="P96">Дискорд уставился на неё долгим взглядом, а потом хлопнул себя по лбу.</text:p>
      <text:p text:style-name="P9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11">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1">Тогда и возвращение </text:span><text:span text:style-name="T11">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1">(предполагалось, что он уволился, но, чтобы оставить ему путь к отступлению, назвали увольнение творческим отпуском)</text:span><text:span text:style-name="T6">&gt;</text:span></text:p>
      <text:p text:style-name="P96">– И что? – продолжила его мысль Эпплджек.</text:p>
      <text:p text:style-name="P96">– Эквестрийские <text:span text:style-name="T6">&lt;</text:span><text:span text:style-name="T17">три месяца</text:span><text:span text:style-name="T6">&gt;</text:span> КО-РО-ЧЕ местных. – с нажимом повторил Дискорд. – По моим подсчётам, на два дня.</text:p>
      <text:p text:style-name="P96">– И?!! – до меня уже дошло, но Эпплджек продолжала тупить.</text:p>
      <text:p text:style-name="P96">– Короче, времени у нас осталось что-то около пятнадцати минут. Или около того. – заявил Дискорд, <text:soft-page-break/>поднеся к глазам запястье с массивными часами.</text:p>
      <text:p text:style-name="P96">– СКОЛЬКО??? – воскликнули хором я и девушки.</text:p>
      <text:p text:style-name="P96">Дискорд открыл было рот, но его слова заглушил звонок в дверь.</text:p>
      <text:p text:style-name="P96">– ОТКРОЙТЕ, ПОЛИЦИЯ! Вам даётся полминуты, чтобы открыть дверь. Через тридцать секунд дверь будет выбита!</text:p>
      <text:p text:style-name="P9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6">Блядь!</text:p>
      <text:p text:style-name="P96">– На крышу, живо!!! Через окно на кухне! – зашипел Дискорд, отчаянно дёргая узлы свободной рукой.</text:p>
      <text:p text:style-name="P96">Эпплджек, одной рукой сгребя в охапку ноутбук, второй увлекая Флаттершай, кинулась на кухню.</text:p>
      <text:p text:style-name="P96">– А толку? Куда мы с крыши денемся? – спросил я растерянно. Дискорд только раздражённо зарычал в ответ.</text:p>
      <text:p text:style-name="P92">Дверь содрогнулась от мощного удара. Послышался стук падающей штукатурки. Я сломя голову кинулся на кухню.</text:p>
      <text:p text:style-name="P92">– Развяжи меня, идиот!!! – гаркнул вдогонку Дискорд.</text:p>
      <text:p text:style-name="P9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2">– Давай на крышу! Я догоню! – рявкнул он, освобождая вторую руку.</text:p>
      <text:p text:style-name="P92">От второго удара дверная коробка крякнула и наполовину въехала в коридор. </text:p>
      <text:p text:style-name="P9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2">Верёвка в кухонном окне дёргалась от движений лезущих по ней Флатти и Эпплджек. Я словил её рукой и стал на подоконник.</text:p>
      <text:p text:style-name="P92">Чёрт!</text:p>
      <text:p text:style-name="P9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2">Но нет, триста тысяч чертей, раз девушки смогли – я тоже смогу!</text:p>
      <text:p text:style-name="P9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2">Я успел сократить расстояние до Эпплджек наполовину, когда девушки нашли решение.</text:p>
      <text:p text:style-name="P9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text:soft-page-break/>скрылась за бетонным бортиком, перевалившись через край.</text:p>
      <text:p text:style-name="P92">Я выдохнул.</text:p>
      <text:p text:style-name="P9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2">Чёрт! Чёрт! Чёрт! Чёрт!</text:p>
      <text:p text:style-name="P92">Бля!!!...</text:p>
      <text:p text:style-name="P92">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92"/>
      <text:h text:style-name="P115" text:outline-level="2">Назад, в Эквестрию</text:h>
      <text:p text:style-name="P92"/>
      <text:p text:style-name="P92">Долго паниковать не пришлось. </text:p>
      <text:p text:style-name="P92">Я почувствовал сильный рывок за шиворот и захват поперёк груди. </text:p>
      <text:p text:style-name="P92">– ОТПУСТИ ДЕВЧОНКУ!!! – загрохотало мне в ухо. Я открыл глаза.</text:p>
      <text:p text:style-name="P9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2">Я чуть поднял глаза и уставился в чешуйчатую морду дракона.</text:p>
      <text:p text:style-name="P92">– Отпусти Эпплджек. Я её держу. – повторил Дискорд. – Мне сбалансироваться надо. Вы не такие уж и лёгкие.</text:p>
      <text:p text:style-name="P9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2">Наконец это ему удалось, и дальнейший подъём на крышу происходил в молчании.</text:p>
      <text:p text:style-name="P9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2">Флаттершай оторвала заплаканное лицо от моей ветровки.</text:p>
      <text:p text:style-name="P92">– Да-да, ты прав, Корди. Я готова.</text:p>
      <text:p text:style-name="P92"><text:soft-page-break/>На длинной шее Дискорда разместились Эпплджек и Флаттершай. Я, для сохранения баланса, разместился позади крыльев.</text:p>
      <text:p text:style-name="P92">Дискорд расправил крылья и начал короткую пробежку к краю.</text:p>
      <text:p text:style-name="P9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2">И мы полетели навстречу закату.</text:p>
      <text:p text:style-name="P9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2">Впереди по курсу увеличивалась громада моей высотки. Дискорд летел прямо на разрыв в ограждении, который я проделал <text:span text:style-name="T6">&lt;</text:span><text:span text:style-name="T17">полгода</text:span><text:span text:style-name="T6">&gt;</text:span> назад своим проходом в Эквестрию.</text:p>
      <text:p text:style-name="P9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2">– Пристегните ремни! – проревел Дискорд, резко ускоряясь. – Будет весело!!!</text:p>
      <text:p text:style-name="P9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2">– ЙУУУУУУУХХХУУУУУ!!! – заорал Дискорд, сложил крылья и врезался в шар.</text:p>
      <text:p text:style-name="P97">&lt;<text:span text:style-name="T1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2" text:outline-level="1">Беседа за столиком в ночи</text:h>
      <text:p text:style-name="P69">Из-за заинтересованности Эквуса в Максе, тому не приходится прилагать усилий для 34 — на что ему указывает Анакорн</text:p>
      <text:p text:style-name="P7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7"><text:span text:style-name="T1">Внезапно в</text:span> зрачке звёздного аликорна зажглась икорка. Она стремительно приближалась ко мне и в <text:soft-page-break/>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67"><text:span text:style-name="T1">– </text:span>Анакорн. <text:span text:style-name="T1">– о</text:span>трекомендовался он. <text:span text:style-name="T6">– </text:span><text:span text:style-name="T1">Демиург.</text:span></text:p>
      <text:p text:style-name="P67"><text:span text:style-name="T1">– </text:span>П-привет. Макс. <text:span text:style-name="T1">– в</text:span> смятении представился я.</text:p>
      <text:p text:style-name="P6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2"/>
      <text:p text:style-name="P67"><text:span text:style-name="T1">&lt;</text:span><text:span text:style-name="T18">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2"/>
      <text:p text:style-name="P6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7"><text:span text:style-name="T1">Юноша</text:span> закинул ногу за ногу и пытливо смотрел на меня, играя карандашём .</text:p>
      <text:p text:style-name="P67">Я совсем запутался.</text:p>
      <text:p text:style-name="P67"><text:span text:style-name="T1">– </text:span>Какая проблема? Какое решение? Кто ты <text:span text:style-name="T1">вообще</text:span>?</text:p>
      <text:p text:style-name="P67"><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7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2">– Стоп, не торопись. – у меня голова пошла кругом от информации. – Я ничего не понял. Какие-такие проблемы? Какие варианты? Зачем его поддерживать?</text:p>
      <text:p text:style-name="P72">Анакорн недовольно поморщился, но продолжил.</text:p>
      <text:p text:style-name="P7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2">Анакорн встал с кресла и начал прохаживаться перед возникшей над столиком голограммой <text:soft-page-break/>звёздного неба. Карандаш, который он мусолил в руке, превратился в указку.</text:p>
      <text:p text:style-name="P7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2">На голограмме появилась солнечная система Эквуса. Почему-то в центре системы был сам Эквус. Вокруг него вращались солнце и луна.</text:p>
      <text:p text:style-name="P72">Анакорн плюхнулся обратно в кресло и схватился за голову. Потом, немного успокоившись, продолжил.</text:p>
      <text:p text:style-name="P7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2">Анакорн отпил из стакана и продолжил.</text:p>
      <text:p text:style-name="P7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text:span><text:span text:style-name="T1">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8">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text:span><text:span text:style-name="T1">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2">Анакорн постучал по столику указкой. Солнечная система увеличилась, оставив в поле зрения только шар Эквуса.</text:p>
      <text:p text:style-name="P7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text:soft-page-break/>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74">Ко мне наконец-то пришло понимание ситуации.</text:p>
      <text:p text:style-name="P7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2">Анакорн смутился.</text:p>
      <text:p text:style-name="P7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2">(<text:span text:style-name="T15">Ученик поднял копыто, желая ответить на вопрос, когда Стар Свирл Бородатый громко икнул и </text:span><text:span text:style-name="T15">уставился в огонь. Так было каждый раз перед тем, как Свирл Бородатый произносил очередную мудрость, и ученик приготовил перо и бумагу.</text:span></text:p>
      <text:p text:style-name="P72"><text:span text:style-name="T15">– Сам ты раздолбай! – произнёс, наконец, Свирл</text:span>)</text:p>
      <text:p text:style-name="P72">… И создали вы его достаточно топорно — видишь, он трещит по швам.</text:p>
      <text:p text:style-name="P72">– Хмм. То есть, это брони создали Эквус?</text:p>
      <text:p text:style-name="P7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2">Я вспомнил события последнего года <text:span text:style-name="T6">&lt;</text:span>упомянуть в эпизоде на Терре, что МЛП-сериал закрылся год назад<text:span text:style-name="T6">&gt;</text:span></text:p>
      <text:p text:style-name="P7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2">Анакорн с такой силой сжал карандаш, что он хрустнул.</text:p>
      <text:p text:style-name="P7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9">– </text:p>
      <text:p text:style-name="P7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4"><text:soft-page-break/>– Верни Рэйнбоу!!!</text:p>
      <text:p text:style-name="P74">Обломки карандаша выпали из кулака Анакорна на столик.</text:p>
      <text:p text:style-name="P74">– Э-э-э… м-м-м… ну-у-у... Нельзя сказать, что это совсем невыполнимо… Но, прямо скажу, задачка не для студента!</text:p>
      <text:p text:style-name="P74">– А ты студент?</text:p>
      <text:p text:style-name="P7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4">– Нет. Плата остаётся неизменной. Тут мы квиты. У меня тоже мало шансов помочь тебе — я не имею ни малейшего понятия, как это сделать.</text:p>
      <text:p text:style-name="P74">Ставшие почти прозрачными стены комнаты снова обрели материальность. Анакорн пожал плечами и протянул мне руку через столик.</text:p>
      <text:p text:style-name="P7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4">Я задумался.</text:p>
      <text:p text:style-name="P7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4">Анакорн почесал в затылке.</text:p>
      <text:p text:style-name="P74">– А кьютимарки? Как, <text:span text:style-name="T6">&lt;</text:span><text:span text:style-name="T22">чёрт</text:span><text:span text:style-name="T6">&gt;</text:span> меня побери, объяснить кьютимарки?</text:p>
      <text:p text:style-name="P74">– А кьютимарки ты сам даришь пони, когда распознаёшь их жизненное предназначение.</text:p>
      <text:p text:style-name="P7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4">Я пожал плечами.</text:p>
      <text:p text:style-name="P74">– А по-другому я не могу объяснить их появление. К сожалению.</text:p>
      <text:p text:style-name="P10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5">– Хорошо. Уболтал. Кьютимарки беру на себя. Так и знал, что мне самое трудное достанется!</text:p>
      <text:p text:style-name="P10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5"/>
      <text:p text:style-name="P107">Да, т<text:span text:style-name="T41">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9">&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text:span><text:span text:style-name="T1">помощью объединяющего фанфика. </text:span>&gt;</text:p>
      <text:p text:style-name="P108"/>
      <text:p text:style-name="P10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7"/>
      <text:p text:style-name="P107"/>
      <text:p text:style-name="P105">Я опять задумался. В голове было пусто. Хотя, если подумать с точки зрения программиста, можно... Наверное можно, раз все предыдущее прокатило...</text:p>
      <text:p text:style-name="P106">– <text:span text:style-name="T11">Могу как решение разве что предложить создать ещё одну версию Эквуса. Совместимую со всеми </text:span><text:soft-page-break/><text:span text:style-name="T11">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6">– Не понял? Это как? Как ты совместишь разрушенную магическими войнами Эквестрию с романтически-сексуальным раем для попаданцев?</text:p>
      <text:p text:style-name="P106"><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6">Анакорн долго мусолил карандаш, а потом вдруг заржал.</text:p>
      <text:p text:style-name="P106"><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6"><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106">Анакорн примирительно похлопал меня по плечу.</text:p>
      <text:p text:style-name="P106"><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6">Я подозрительно посмотрел на Анакорна.</text:p>
      <text:p text:style-name="P106"><text:span text:style-name="T6">– </text:span>Какой ещё, нафиг, «мой фанфик»? Я никакого фанфика не писал. И не собираюсь, вообще-то.</text:p>
      <text:p text:style-name="P106">Анакорн ехидно ухмыльнулся и откинулся в кресле, переплетя пальцы за затылком.</text:p>
      <text:p text:style-name="P106"><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5"><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5"><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5"><text:span text:style-name="T6">– </text:span>Факн щит<text:note text:id="ftn13" text:note-class="footnote"><text:note-citation>13</text:note-citation><text:note-body><text:p text:style-name="P10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5">Анакорн развёл руками.</text:p>
      <text:p text:style-name="P105"><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5"><text:soft-page-break/>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5">Анакорн, глядя на мои терзания, понимающе кивнул и продолжил.</text:p>
      <text:p text:style-name="P7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2">– Гм! Я бы попросил тебя не касаться моих отношений с Рэйнбоу!</text:p>
      <text:p text:style-name="P7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2">У меня сердце буквально ухнуло куда-то вниз, в область желудка.</text:p>
      <text:p text:style-name="P7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7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2">– Та ладно, не утешай. Я не маленький ребёнок. Долг платежом красен. Сделаю то, что ты хочешь. Как сумею.</text:p>
      <text:p text:style-name="P7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2">Анакорн наблюдал за мной без улыбки. По его нейтральному выражению лица невозможно было догадаться, о чём он думает.</text:p>
      <text:p text:style-name="P72">– Ну вот и отлично. Рад, что мы наконец-то пришли к сделке.</text:p>
      <text:p text:style-name="P7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5">– Пора закругляться. Ты начинаешь сгорать. Надо утрясти последние детали, пока ещё есть пару минут.</text:p>
      <text:p text:style-name="P72">– Валяй. Я тебя внимательно слушаю.</text:p>
      <text:p text:style-name="P7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7">Такова природа </text:span><text:span text:style-name="T17">низкоэнергетических монад</text:span>.</text:p>
      <text:p text:style-name="P72">– А я разве сплю?</text:p>
      <text:p text:style-name="P72">– Сейчас — нет. Но как только мы закроем сделку — проснёшься. Потому что нет иного способа вернуть тебя в реальный мир.</text:p>
      <text:p text:style-name="P72">– Эээ, постой. А как я в Эквестрию и обратно возвращался?</text:p>
      <text:p text:style-name="P7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2"><text:soft-page-break/>Так вот, возвращать тебя обратно в твой мир я не буду. </text:p>
      <text:p text:style-name="P72">Во-первых, может возникнуть временная <text:span text:style-name="T6">&lt;</text:span><text:span text:style-name="T17">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7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2">– Ты ещё увидишь пару снов на прощание. Удачи!</text:p>
      <text:p text:style-name="P72"/>
      <text:p text:style-name="P76">&lt;<text:span text:style-name="T1">- Но если миры Эквестрии станут существовать — появятся и те из них, в которых тьма страданий, постапокалипсис.</text:span></text:p>
      <text:p text:style-name="P76"><text:span text:style-name="T1">- И это лучше, чем не существовать, поверь</text:span>&gt;</text:p>
      <text:p text:style-name="P73">***</text:p>
      <text:p text:style-name="P73"/>
      <text:p text:style-name="P72">&lt;<text:span text:style-name="T17">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2"/>
      <text:p text:style-name="P72">– Привет, Макс. – образ Селестии снова реял передо мной, как <text:span text:style-name="T6">&lt;</text:span><text:span text:style-name="T17">полгода</text:span><text:span text:style-name="T6">&gt;</text:span> назад. – Я хочу поблагодарить тебя за всё.</text:p>
      <text:p text:style-name="P72">– Пожалста. – ответил я безучастно. – Всегда рад. Только Вам не нужно было ТАК распинаться, чтобы заручиться моей помощью.</text:p>
      <text:p text:style-name="P72">Селестия на мгновение смутилась, но продолжила.</text:p>
      <text:p text:style-name="P72">&lt;<text:span text:style-name="T17"> - Ты морочила мне яйца, чтобы заинтересовать? Всё, как Свирл указал?</text:span></text:p>
      <text:p text:style-name="P69">–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9">Я покачал головой.</text:p>
      <text:p text:style-name="P72"><text:span text:style-name="T1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2"><text:soft-page-break/>– <text:s text:c="2"/>За благополучие Эквестрии я бы и не ТАК разопнулась.<text:span text:style-name="T6"> Я</text:span><text:span text:style-name="T17">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7">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7">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6">&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2">Селестия кивнула, соглашаясь, и образ её начал меркнуть.</text:p>
      <text:p text:style-name="P97">– <text:span text:style-name="T1">Окей. Будь счастлив и... спасибо тебе за всё, Макс.</text:span></text:p>
      <text:p text:style-name="P92">…</text:p>
      <text:p text:style-name="P9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text:span><text:span text:style-name="T1">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2">Он нахлобучил на себя невесть откуда взявшуюся двууголку.</text:p>
      <text:p text:style-name="P92">– Как вам это нравится, господа?! Дискорд — спаситель Эквестрии! А ведь звучит!!! Разрешите откланяться!..</text:p>
      <text:p text:style-name="P92"/>
      <text:list xml:id="list5975650311407379790" text:style-name="L8">
        <text:list-header>
          <text:p text:style-name="P127">(<text:span text:style-name="T26">Луна — как повелительница снов, слышала разговор Макса с Анакорном</text:span>)</text:p>
          <text:p text:style-name="P128"/>
        </text:list-header>
      </text:list>
      <text:p text:style-name="P93">***</text:p>
      <text:p text:style-name="P67"><text:span text:style-name="T1">–</text:span> Ты?..</text:p>
      <text:p text:style-name="P67"><text:span text:style-name="T1">–</text:span> Ты??!</text:p>
      <text:p text:style-name="P67"><text:span text:style-name="T1">–</text:span> Ты мне снишься??</text:p>
      <text:p text:style-name="P67"><text:span text:style-name="T1">–</text:span> Это ты мне снишься!!</text:p>
      <text:p text:style-name="P67"><text:span text:style-name="T1">–</text:span> Неважно… Пусть мы друг-другу снимся… Ты как, Дэш?</text:p>
      <text:p text:style-name="P6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7"><text:span text:style-name="T1">–</text:span> И я в порядке. Вот, возвращаюсь в свой мир. Ну, не совсем в свой. Почти в свой.</text:p>
      <text:p text:style-name="P67"><text:span text:style-name="T1">–</text:span> Навсегда?</text:p>
      <text:p text:style-name="P67"><text:span text:style-name="T1">–</text:span> Скорее всего, да.</text:p>
      <text:p text:style-name="P67"><text:span text:style-name="T1">–</text:span> Это плохо. Я хотела тебе сказать…</text:p>
      <text:p text:style-name="P67"><text:span text:style-name="T1">–</text:span> Не надо, Дэш. Не стоит терзать себя. Мне тоже очень хотелось остаться. Но так надо. Мне очень <text:soft-page-break/>жаль…</text:p>
      <text:p text:style-name="P6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7"><text:span text:style-name="T1">–</text:span> И тебя, и Твайлайт, и Рэрити, и Селестию, и всех-всех-всех… Таковы правила.</text:p>
      <text:p text:style-name="P67"><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67">Я опустил руку на шею Дэш и ощутил теплоту и лёгкое покалывание в пустоте.</text:p>
      <text:p text:style-name="P67"><text:span text:style-name="T6">–</text:span> Мне кажется, Дэш, <text:span text:style-name="T1">м</text:span>ы найдём способ связаться. Рано или поздно.</text:p>
      <text:p text:style-name="P67"><text:span text:style-name="T1">–</text:span> И лучше рано, чем поздно! Я не люблю ждать!</text:p>
      <text:p text:style-name="P67"><text:span text:style-name="T1">–</text:span> Да, Дэш. <text:span text:style-name="T1">–</text:span> её образ начал таять. <text:span text:style-name="T1">–</text:span> Да, я помню. Я всё ещё помню…</text:p>
      <text:p text:style-name="P67"/>
      <text:h text:style-name="P115" text:outline-level="2">Земля</text:h>
      <text:p text:style-name="P70">Музыкальная тема из бегущего по лезвию бритвы — <text:span text:style-name="T6">Mission impossible</text:span></text:p>
      <text:p text:style-name="P71">&lt;Ужас возвращения из тёплого волшебного мира друзей в холодную скучную реальность.&gt;</text:p>
      <text:p text:style-name="P65">Я открыл глаза. <text:span text:style-name="T1">Бляяяяяяя... У</text:span>же десять... <text:span text:style-name="T1">Башка чугунная... Вот на кой хрен ложиться в два, чтоб </text:span><text:span text:style-name="T1">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65"><text:span text:style-name="T1">Я нашарил ногами тапки и пошёл в ванную. Проходя мимо стола, зацепился взглядом за</text:span> эскиз <text:span text:style-name="T1">рисунка</text:span>.</text:p>
      <text:p text:style-name="P6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text:span><text:span text:style-name="T1">пройдена.</text:span></text:p>
      <text:p text:style-name="P6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6">Доставая из стола ключи от машины, опять наткнулся взглядом на эскиз.</text:p>
      <text:p text:style-name="P6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text:soft-page-break/>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6">Назову-ка я фантазию «Последний фанфик».</text:p>
      <text:p text:style-name="P66"/>
      <text:p text:style-name="P66"/>
      <text:p text:style-name="P66"/>
      <text:p text:style-name="P67"/>
      <text:p text:style-name="P67"/>
      <text:p text:style-name="P67"/>
      <text:p text:style-name="P6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7"/>
      <text:p text:style-name="P6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7"/>
      <text:p text:style-name="P67"/>
      <text:p text:style-name="P67"/>
      <text:p text:style-name="P67"/>
      <text:p text:style-name="P50"/>
      <text:p text:style-name="P48"><text:span text:style-name="T1">–</text:span> Запрыгивай <text:span text:style-name="T1">–</text:span> разгневанно фыркнула она и ткнулась в меня боком.</text:p>
      <text:p text:style-name="P48">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8">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8">Живая лошадь — не кошка, </text:span><text:span text:style-name="T18">ухаживать за ней сложнее</text:span><text:span text:style-name="T6">&gt;</text:span></text:p>
      <text:p text:style-name="P48">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8"><text:span text:style-name="T6">–</text:span> Держись! <text:span text:style-name="T6">–</text:span> <text:span text:style-name="T1">н</text:span>е успев процедить это сквозь сжатые зубы, Селестия пустилась вскачь.</text:p>
      <text:p text:style-name="P48">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8"><text:soft-page-break/>Выход был уже совсем рядом, когда нас встретила Луна.</text:p>
      <text:p text:style-name="P48"><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8">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8">Яростно метнув <text:span text:style-name="T6">&lt;</text:span><text:span text:style-name="T17">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48"/>
      <text:p text:style-name="P48"/>
      <text:p text:style-name="P48"/>
      <text:p text:style-name="P48"/>
      <text:p text:style-name="P48">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4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7-25T19:15:25.97</dc:date>
    <meta:editing-duration>P75DT9H59M7S</meta:editing-duration>
    <meta:editing-cycles>3788</meta:editing-cycles>
    <meta:generator>OpenOffice/4.1.1$Win32 OpenOffice.org_project/411m6$Build-9775</meta:generator>
    <dc:creator>макс </dc:creator>
    <meta:document-statistic meta:table-count="0" meta:image-count="0" meta:object-count="0" meta:page-count="149" meta:paragraph-count="3054" meta:word-count="71524" meta:character-count="455300"/>
  </office:meta>
</office:document-meta>
</file>